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161" style:family="table">
      <style:table-properties style:width="6.866in" fo:margin-top="0in" fo:margin-bottom="0in" table:align="left" style:writing-mode="lr-tb"/>
    </style:style>
    <style:style style:name="Table161.A" style:family="table-column">
      <style:table-column-properties style:column-width="2in"/>
    </style:style>
    <style:style style:name="Table161.B" style:family="table-column">
      <style:table-column-properties style:column-width="4.866in"/>
    </style:style>
    <style:style style:name="Table161.1" style:family="table-row">
      <style:table-row-properties fo:keep-together="always"/>
    </style:style>
    <style:style style:name="Table161.A1" style:family="table-cell">
      <style:table-cell-properties fo:padding="0in" fo:border-left="none" fo:border-right="none" fo:border-top="0.05pt solid #000001" fo:border-bottom="none"/>
    </style:style>
    <style:style style:name="Table161.A2" style:family="table-cell">
      <style:table-cell-properties fo:padding="0in" fo:border="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62" style:family="table">
      <style:table-properties style:width="6.866in" fo:margin-top="0in" fo:margin-bottom="0in" table:align="left" style:writing-mode="lr-tb"/>
    </style:style>
    <style:style style:name="Table162.A" style:family="table-column">
      <style:table-column-properties style:column-width="2in"/>
    </style:style>
    <style:style style:name="Table162.B" style:family="table-column">
      <style:table-column-properties style:column-width="4.866in"/>
    </style:style>
    <style:style style:name="Table162.1" style:family="table-row">
      <style:table-row-properties fo:keep-together="always"/>
    </style:style>
    <style:style style:name="Table162.A1" style:family="table-cell">
      <style:table-cell-properties fo:padding="0in" fo:border-left="none" fo:border-right="none" fo:border-top="0.05pt solid #000001" fo:border-bottom="none"/>
    </style:style>
    <style:style style:name="Table162.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63" style:family="table">
      <style:table-properties style:width="6.866in" fo:margin-top="0in" fo:margin-bottom="0in" table:align="left" style:writing-mode="lr-tb"/>
    </style:style>
    <style:style style:name="Table163.A" style:family="table-column">
      <style:table-column-properties style:column-width="2in"/>
    </style:style>
    <style:style style:name="Table163.B" style:family="table-column">
      <style:table-column-properties style:column-width="4.866in"/>
    </style:style>
    <style:style style:name="Table163.1" style:family="table-row">
      <style:table-row-properties fo:keep-together="always"/>
    </style:style>
    <style:style style:name="Table163.A1" style:family="table-cell">
      <style:table-cell-properties fo:padding="0in" fo:border-left="none" fo:border-right="none" fo:border-top="0.05pt solid #000001" fo:border-bottom="none"/>
    </style:style>
    <style:style style:name="Table163.A2" style:family="table-cell">
      <style:table-cell-properties fo:padding="0in" fo:border="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827f2c"/>
    </style:style>
    <style:style style:name="P82" style:family="paragraph" style:parent-style-name="Example">
      <style:paragraph-properties style:line-height-at-least="0.1945in" fo:keep-with-next="always"/>
      <style:text-properties officeooo:paragraph-rsid="01827f2c"/>
    </style:style>
    <style:style style:name="P83" style:family="paragraph" style:parent-style-name="Example">
      <style:paragraph-properties style:line-height-at-least="0.1945in" fo:keep-with-next="always"/>
      <style:text-properties officeooo:rsid="0101d659" officeooo:paragraph-rsid="01827f2c"/>
    </style:style>
    <style:style style:name="P84" style:family="paragraph" style:parent-style-name="Body_20_first">
      <style:text-properties officeooo:paragraph-rsid="01827f2c"/>
    </style:style>
    <style:style style:name="P85" style:family="paragraph" style:parent-style-name="Example">
      <style:paragraph-properties style:line-height-at-least="0.1945in"/>
      <style:text-properties officeooo:paragraph-rsid="014d752f"/>
    </style:style>
    <style:style style:name="P86" style:family="paragraph" style:parent-style-name="Text_20_body">
      <style:paragraph-properties style:line-height-at-least="0.1945in"/>
      <style:text-properties officeooo:rsid="007d7983" officeooo:paragraph-rsid="007d7983"/>
    </style:style>
    <style:style style:name="P87" style:family="paragraph" style:parent-style-name="Example">
      <style:paragraph-properties style:line-height-at-least="0.1945in"/>
      <style:text-properties officeooo:paragraph-rsid="007d7983"/>
    </style:style>
    <style:style style:name="P88" style:family="paragraph" style:parent-style-name="Example">
      <style:paragraph-properties style:line-height-at-least="0.1945in"/>
      <style:text-properties officeooo:rsid="007d7983" officeooo:paragraph-rsid="007d7983"/>
    </style:style>
    <style:style style:name="P89" style:family="paragraph" style:parent-style-name="Body_20_first">
      <style:text-properties officeooo:paragraph-rsid="007ba90f"/>
    </style:style>
    <style:style style:name="P90" style:family="paragraph" style:parent-style-name="Example">
      <style:paragraph-properties style:line-height-at-least="0.1945in"/>
      <style:text-properties officeooo:paragraph-rsid="01268a87"/>
    </style:style>
    <style:style style:name="P91" style:family="paragraph" style:parent-style-name="Body">
      <style:text-properties officeooo:paragraph-rsid="01268a87"/>
    </style:style>
    <style:style style:name="P92" style:family="paragraph" style:parent-style-name="Example">
      <style:paragraph-properties style:line-height-at-least="0.1945in"/>
      <style:text-properties officeooo:paragraph-rsid="01590e40"/>
    </style:style>
    <style:style style:name="P93" style:family="paragraph" style:parent-style-name="Example">
      <style:paragraph-properties style:line-height-at-least="0.1945in"/>
      <style:text-properties officeooo:rsid="00422fb2" officeooo:paragraph-rsid="01590e40"/>
    </style:style>
    <style:style style:name="P94" style:family="paragraph" style:parent-style-name="Example">
      <style:paragraph-properties style:line-height-at-least="0.1945in" fo:keep-with-next="always"/>
      <style:text-properties officeooo:paragraph-rsid="01590e40"/>
    </style:style>
    <style:style style:name="P95" style:family="paragraph" style:parent-style-name="Body_20_first">
      <style:text-properties officeooo:paragraph-rsid="01590e40"/>
    </style:style>
    <style:style style:name="P96" style:family="paragraph" style:parent-style-name="Example">
      <style:paragraph-properties style:line-height-at-least="0.1945in" fo:keep-with-next="always"/>
      <style:text-properties officeooo:rsid="007ec192" officeooo:paragraph-rsid="007ec192"/>
    </style:style>
    <style:style style:name="P97" style:family="paragraph" style:parent-style-name="Example">
      <style:paragraph-properties style:line-height-at-least="0.1945in"/>
      <style:text-properties officeooo:paragraph-rsid="007ec192"/>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0" style:family="paragraph" style:parent-style-name="Example">
      <style:paragraph-properties style:line-height-at-least="0.1945in"/>
      <style:text-properties officeooo:paragraph-rsid="007eea6f"/>
    </style:style>
    <style:style style:name="P101" style:family="paragraph" style:parent-style-name="Body">
      <style:text-properties officeooo:paragraph-rsid="01451991"/>
    </style:style>
    <style:style style:name="P102" style:family="paragraph" style:parent-style-name="Example_20__20_indented">
      <style:text-properties officeooo:paragraph-rsid="01451991"/>
    </style:style>
    <style:style style:name="P103"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4" style:family="paragraph" style:parent-style-name="Body">
      <style:text-properties officeooo:paragraph-rsid="00351675"/>
    </style:style>
    <style:style style:name="P105" style:family="paragraph" style:parent-style-name="Body">
      <style:text-properties officeooo:rsid="00351675" officeooo:paragraph-rsid="00351675"/>
    </style:style>
    <style:style style:name="P106" style:family="paragraph" style:parent-style-name="Example">
      <style:paragraph-properties style:line-height-at-least="0.1945in"/>
      <style:text-properties officeooo:paragraph-rsid="015a7a53"/>
    </style:style>
    <style:style style:name="P107" style:family="paragraph" style:parent-style-name="Example">
      <style:paragraph-properties style:line-height-at-least="0.1945in"/>
      <style:text-properties officeooo:rsid="00422fb2" officeooo:paragraph-rsid="015a7a53"/>
    </style:style>
    <style:style style:name="P108" style:family="paragraph" style:parent-style-name="Example">
      <style:paragraph-properties style:line-height-at-least="0.1945in" fo:keep-with-next="always"/>
      <style:text-properties officeooo:paragraph-rsid="015a7a53"/>
    </style:style>
    <style:style style:name="P109" style:family="paragraph" style:parent-style-name="Body_20_first">
      <style:text-properties officeooo:paragraph-rsid="015a7a53"/>
    </style:style>
    <style:style style:name="P110" style:family="paragraph" style:parent-style-name="Example">
      <style:paragraph-properties style:line-height-at-least="0.1945in"/>
      <style:text-properties officeooo:paragraph-rsid="01758e4d"/>
    </style:style>
    <style:style style:name="P111" style:family="paragraph" style:parent-style-name="Example">
      <style:paragraph-properties style:line-height-at-least="0.1945in" fo:keep-with-next="always"/>
      <style:text-properties officeooo:paragraph-rsid="01758e4d"/>
    </style:style>
    <style:style style:name="P112" style:family="paragraph" style:parent-style-name="Body_20_first">
      <style:text-properties officeooo:rsid="01758e4d" officeooo:paragraph-rsid="01758e4d"/>
    </style:style>
    <style:style style:name="P113"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5" style:family="paragraph" style:parent-style-name="Body_20_first">
      <style:paragraph-properties fo:keep-together="always"/>
    </style:style>
    <style:style style:name="P116"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7" style:family="paragraph" style:parent-style-name="Example">
      <style:paragraph-properties style:line-height-at-least="0.1945in"/>
      <style:text-properties officeooo:paragraph-rsid="01571ef5"/>
    </style:style>
    <style:style style:name="P118" style:family="paragraph" style:parent-style-name="Example">
      <style:paragraph-properties style:line-height-at-least="0.1945in"/>
      <style:text-properties fo:font-style="italic" officeooo:paragraph-rsid="01571ef5" style:font-style-asian="italic"/>
    </style:style>
    <style:style style:name="P119" style:family="paragraph" style:parent-style-name="Example">
      <style:text-properties officeooo:paragraph-rsid="01571ef5"/>
    </style:style>
    <style:style style:name="P120" style:family="paragraph" style:parent-style-name="Example">
      <style:paragraph-properties style:line-height-at-least="0.1945in"/>
      <style:text-properties fo:font-style="normal" officeooo:paragraph-rsid="01571ef5" style:font-style-asian="normal" style:font-style-complex="normal"/>
    </style:style>
    <style:style style:name="P121" style:family="paragraph" style:parent-style-name="Example">
      <style:paragraph-properties style:line-height-at-least="0.1945in"/>
      <style:text-properties fo:font-style="italic" officeooo:paragraph-rsid="01571ef5" style:font-style-asian="italic" style:font-style-complex="italic"/>
    </style:style>
    <style:style style:name="P122" style:family="paragraph" style:parent-style-name="Text_20_body">
      <style:text-properties officeooo:paragraph-rsid="01571ef5"/>
    </style:style>
    <style:style style:name="P123" style:family="paragraph" style:parent-style-name="Example">
      <style:paragraph-properties style:line-height-at-least="0.1945in" fo:keep-with-next="always"/>
      <style:text-properties officeooo:paragraph-rsid="01571ef5"/>
    </style:style>
    <style:style style:name="P124" style:family="paragraph" style:parent-style-name="Body_20_first">
      <style:text-properties officeooo:paragraph-rsid="01571ef5"/>
    </style:style>
    <style:style style:name="P125" style:family="paragraph" style:parent-style-name="Body_20_first">
      <style:text-properties officeooo:paragraph-rsid="00900ef1"/>
    </style:style>
    <style:style style:name="P126" style:family="paragraph" style:parent-style-name="Example">
      <style:paragraph-properties style:line-height-at-least="0.1945in"/>
      <style:text-properties style:font-style-complex="italic"/>
    </style:style>
    <style:style style:name="P127" style:family="paragraph" style:parent-style-name="Example">
      <style:paragraph-properties style:line-height-at-least="0.1945in" fo:keep-with-next="always"/>
      <style:text-properties officeooo:paragraph-rsid="00a1c792"/>
    </style:style>
    <style:style style:name="P128" style:family="paragraph" style:parent-style-name="Example">
      <style:paragraph-properties style:line-height-at-least="0.1945in" fo:keep-with-next="always"/>
      <style:text-properties officeooo:paragraph-rsid="0094f32d"/>
    </style:style>
    <style:style style:name="P129" style:family="paragraph" style:parent-style-name="Example">
      <style:paragraph-properties style:line-height-at-least="0.1945in"/>
      <style:text-properties officeooo:paragraph-rsid="01458fa7"/>
    </style:style>
    <style:style style:name="P130" style:family="paragraph" style:parent-style-name="Example">
      <style:paragraph-properties style:line-height-at-least="0.1945in"/>
      <style:text-properties officeooo:paragraph-rsid="0149d1db"/>
    </style:style>
    <style:style style:name="P131" style:family="paragraph" style:parent-style-name="Example">
      <style:paragraph-properties style:line-height-at-least="0.1945in"/>
      <style:text-properties fo:font-style="italic" officeooo:paragraph-rsid="01458fa7" style:font-style-asian="italic"/>
    </style:style>
    <style:style style:name="P132" style:family="paragraph" style:parent-style-name="Example">
      <style:paragraph-properties style:line-height-at-least="0.1945in" fo:keep-with-next="always"/>
      <style:text-properties officeooo:paragraph-rsid="01458fa7"/>
    </style:style>
    <style:style style:name="P133"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4" style:family="paragraph" style:parent-style-name="Standard">
      <style:text-properties officeooo:rsid="01485f8e" officeooo:paragraph-rsid="01485f8e"/>
    </style:style>
    <style:style style:name="P135" style:family="paragraph" style:parent-style-name="Body_20_first">
      <style:text-properties officeooo:rsid="01458fa7" officeooo:paragraph-rsid="01458fa7"/>
    </style:style>
    <style:style style:name="P136" style:family="paragraph" style:parent-style-name="Example">
      <style:paragraph-properties style:line-height-at-least="0.1945in"/>
      <style:text-properties fo:font-style="italic" officeooo:paragraph-rsid="0094f32d" style:font-style-asian="italic" style:font-style-complex="italic"/>
    </style:style>
    <style:style style:name="P137" style:family="paragraph" style:parent-style-name="Example">
      <style:paragraph-properties style:line-height-at-least="0.1945in"/>
      <style:text-properties officeooo:paragraph-rsid="01485f8e"/>
    </style:style>
    <style:style style:name="P138" style:family="paragraph" style:parent-style-name="Example">
      <style:paragraph-properties style:line-height-at-least="0.1945in"/>
      <style:text-properties fo:font-style="italic" officeooo:paragraph-rsid="0096d787" style:font-style-asian="italic"/>
    </style:style>
    <style:style style:name="P139" style:family="paragraph" style:parent-style-name="Body_20_first">
      <style:text-properties officeooo:paragraph-rsid="00f175b2"/>
    </style:style>
    <style:style style:name="P140" style:family="paragraph" style:parent-style-name="Example">
      <style:paragraph-properties style:line-height-at-least="0.1945in"/>
      <style:text-properties officeooo:paragraph-rsid="00978cd4"/>
    </style:style>
    <style:style style:name="P141" style:family="paragraph" style:parent-style-name="Example">
      <style:paragraph-properties style:line-height-at-least="0.1945in" fo:keep-with-next="always"/>
      <style:text-properties officeooo:paragraph-rsid="00978cd4"/>
    </style:style>
    <style:style style:name="P142" style:family="paragraph" style:parent-style-name="Example">
      <style:text-properties officeooo:paragraph-rsid="0099b901"/>
    </style:style>
    <style:style style:name="P143" style:family="paragraph" style:parent-style-name="Example">
      <style:paragraph-properties style:line-height-at-least="0.1945in" fo:keep-with-next="always"/>
      <style:text-properties officeooo:rsid="00f49c88" officeooo:paragraph-rsid="00f49c88"/>
    </style:style>
    <style:style style:name="P144" style:family="paragraph" style:parent-style-name="Example">
      <style:paragraph-properties style:line-height-at-least="0.1945in"/>
      <style:text-properties officeooo:paragraph-rsid="017c58d0"/>
    </style:style>
    <style:style style:name="P145" style:family="paragraph" style:parent-style-name="Example">
      <style:paragraph-properties style:line-height-at-least="0.1945in" fo:keep-with-next="always"/>
      <style:text-properties officeooo:paragraph-rsid="017c58d0"/>
    </style:style>
    <style:style style:name="P146" style:family="paragraph" style:parent-style-name="Example">
      <style:paragraph-properties style:line-height-at-least="0.1945in"/>
      <style:text-properties fo:font-style="italic" officeooo:paragraph-rsid="017c58d0" style:font-style-asian="italic" style:font-style-complex="italic"/>
    </style:style>
    <style:style style:name="P147" style:family="paragraph" style:parent-style-name="Body_20_first">
      <style:text-properties officeooo:paragraph-rsid="017c58d0"/>
    </style:style>
    <style:style style:name="P148" style:family="paragraph" style:parent-style-name="Example">
      <style:paragraph-properties style:line-height-at-least="0.1945in"/>
      <style:text-properties officeooo:paragraph-rsid="009b488e"/>
    </style:style>
    <style:style style:name="P149" style:family="paragraph" style:parent-style-name="Example">
      <style:paragraph-properties style:line-height-at-least="0.1945in" fo:keep-with-next="always"/>
      <style:text-properties officeooo:paragraph-rsid="009b488e"/>
    </style:style>
    <style:style style:name="P150" style:family="paragraph" style:parent-style-name="Body_20_first">
      <style:text-properties officeooo:rsid="014345e2" officeooo:paragraph-rsid="014345e2"/>
    </style:style>
    <style:style style:name="P151" style:family="paragraph" style:parent-style-name="Example">
      <style:paragraph-properties style:line-height-at-least="0.1945in"/>
      <style:text-properties officeooo:paragraph-rsid="002d67a4"/>
    </style:style>
    <style:style style:name="P15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53" style:family="paragraph" style:parent-style-name="Example">
      <style:paragraph-properties style:line-height-at-least="0.1945in"/>
      <style:text-properties officeooo:rsid="009d13c0" officeooo:paragraph-rsid="009d13c0"/>
    </style:style>
    <style:style style:name="P154" style:family="paragraph" style:parent-style-name="Body_20_first">
      <style:text-properties officeooo:rsid="002fef51" officeooo:paragraph-rsid="002fef51"/>
    </style:style>
    <style:style style:name="P155" style:family="paragraph" style:parent-style-name="Example">
      <style:paragraph-properties style:line-height-at-least="0.1945in"/>
      <style:text-properties fo:font-style="italic" officeooo:paragraph-rsid="009e51bd" style:font-style-asian="italic"/>
    </style:style>
    <style:style style:name="P156" style:family="paragraph" style:parent-style-name="Example">
      <style:paragraph-properties style:line-height-at-least="0.1945in"/>
      <style:text-properties officeooo:paragraph-rsid="017a610f"/>
    </style:style>
    <style:style style:name="P157" style:family="paragraph" style:parent-style-name="Example">
      <style:paragraph-properties style:line-height-at-least="0.1945in" fo:keep-with-next="always"/>
      <style:text-properties officeooo:paragraph-rsid="017a610f"/>
    </style:style>
    <style:style style:name="P158" style:family="paragraph" style:parent-style-name="Body_20_first">
      <style:text-properties officeooo:paragraph-rsid="003a3a41"/>
    </style:style>
    <style:style style:name="P159" style:family="paragraph" style:parent-style-name="Example">
      <style:paragraph-properties style:line-height-at-least="0.1945in" fo:keep-with-next="always"/>
      <style:text-properties officeooo:paragraph-rsid="00a2ae7c"/>
    </style:style>
    <style:style style:name="P160" style:family="paragraph" style:parent-style-name="Example">
      <style:paragraph-properties style:line-height-at-least="0.1945in"/>
      <style:text-properties officeooo:paragraph-rsid="013d0746"/>
    </style:style>
    <style:style style:name="P161" style:family="paragraph" style:parent-style-name="Example">
      <style:paragraph-properties style:line-height-at-least="0.1945in"/>
      <style:text-properties fo:font-style="italic" officeooo:paragraph-rsid="013d0746" style:font-style-asian="italic" style:font-style-complex="italic"/>
    </style:style>
    <style:style style:name="P162" style:family="paragraph" style:parent-style-name="Example">
      <style:text-properties officeooo:paragraph-rsid="013d0746"/>
    </style:style>
    <style:style style:name="P163"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64" style:family="paragraph" style:parent-style-name="Body_20_first">
      <style:text-properties officeooo:rsid="013ed225" officeooo:paragraph-rsid="013ed225"/>
    </style:style>
    <style:style style:name="P165" style:family="paragraph" style:parent-style-name="Example">
      <style:paragraph-properties style:line-height-at-least="0.1945in"/>
      <style:text-properties officeooo:paragraph-rsid="017e9d19"/>
    </style:style>
    <style:style style:name="P166" style:family="paragraph" style:parent-style-name="Example">
      <style:paragraph-properties style:line-height-at-least="0.1945in"/>
      <style:text-properties fo:font-style="normal" officeooo:paragraph-rsid="017e9d19" style:font-style-asian="normal" style:font-style-complex="normal"/>
    </style:style>
    <style:style style:name="P167" style:family="paragraph" style:parent-style-name="Example">
      <style:paragraph-properties style:line-height-at-least="0.1945in" fo:keep-with-next="always"/>
      <style:text-properties officeooo:paragraph-rsid="017e9d19"/>
    </style:style>
    <style:style style:name="P168" style:family="paragraph" style:parent-style-name="Example">
      <style:paragraph-properties style:line-height-at-least="0.1945in"/>
      <style:text-properties fo:font-style="italic" officeooo:paragraph-rsid="017e9d19" style:font-style-asian="italic" style:font-style-complex="italic"/>
    </style:style>
    <style:style style:name="P169" style:family="paragraph" style:parent-style-name="Body_20_first">
      <style:text-properties officeooo:rsid="017e9d19" officeooo:paragraph-rsid="017e9d19"/>
    </style:style>
    <style:style style:name="P170" style:family="paragraph" style:parent-style-name="Example">
      <style:paragraph-properties style:line-height-at-least="0.1945in" fo:keep-with-next="always"/>
      <style:text-properties officeooo:paragraph-rsid="00a5b2c4"/>
    </style:style>
    <style:style style:name="P171" style:family="paragraph" style:parent-style-name="Example">
      <style:paragraph-properties style:line-height-at-least="0.1945in"/>
      <style:text-properties officeooo:paragraph-rsid="00a55ed8"/>
    </style:style>
    <style:style style:name="P172" style:family="paragraph" style:parent-style-name="Body">
      <style:text-properties officeooo:rsid="011c56aa" officeooo:paragraph-rsid="011c56aa"/>
    </style:style>
    <style:style style:name="P173" style:family="paragraph" style:parent-style-name="Example">
      <style:paragraph-properties style:line-height-at-least="0.1945in" fo:keep-with-next="always"/>
      <style:text-properties officeooo:paragraph-rsid="00b0f943"/>
    </style:style>
    <style:style style:name="P174" style:family="paragraph" style:parent-style-name="Example">
      <style:paragraph-properties style:line-height-at-least="0.1945in"/>
      <style:text-properties officeooo:rsid="00246ffe" officeooo:paragraph-rsid="00246ffe"/>
    </style:style>
    <style:style style:name="P175" style:family="paragraph" style:parent-style-name="Example">
      <style:paragraph-properties style:line-height-at-least="0.1945in" fo:keep-with-next="always"/>
      <style:text-properties officeooo:paragraph-rsid="0025d086"/>
    </style:style>
    <style:style style:name="P176" style:family="paragraph" style:parent-style-name="Example">
      <style:paragraph-properties style:line-height-at-least="0.1945in" fo:keep-with-next="always"/>
      <style:text-properties fo:font-style="italic" style:font-style-asian="italic"/>
    </style:style>
    <style:style style:name="P177" style:family="paragraph" style:parent-style-name="Body_20_first">
      <style:text-properties officeooo:paragraph-rsid="0026a6ae"/>
    </style:style>
    <style:style style:name="P178" style:family="paragraph" style:parent-style-name="Example_20__20_indented">
      <style:text-properties officeooo:paragraph-rsid="0026a6ae"/>
    </style:style>
    <style:style style:name="P179" style:family="paragraph" style:parent-style-name="Body_20_first">
      <style:text-properties officeooo:paragraph-rsid="0027df4e"/>
    </style:style>
    <style:style style:name="P180" style:family="paragraph" style:parent-style-name="Example_20__20_indented">
      <style:text-properties officeooo:paragraph-rsid="0027df4e"/>
    </style:style>
    <style:style style:name="P181" style:family="paragraph" style:parent-style-name="Example">
      <style:paragraph-properties style:line-height-at-least="0.1945in"/>
      <style:text-properties style:font-name="Courier1"/>
    </style:style>
    <style:style style:name="P18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83" style:family="paragraph" style:parent-style-name="Example">
      <style:paragraph-properties style:line-height-at-least="0.1945in" fo:keep-with-next="always"/>
      <style:text-properties style:font-name="Courier1"/>
    </style:style>
    <style:style style:name="P184" style:family="paragraph" style:parent-style-name="Example">
      <style:paragraph-properties style:line-height-at-least="0.1945in"/>
      <style:text-properties officeooo:paragraph-rsid="00b21b30"/>
    </style:style>
    <style:style style:name="P185" style:family="paragraph" style:parent-style-name="Example">
      <style:paragraph-properties style:line-height-at-least="0.1945in"/>
      <style:text-properties fo:font-style="italic" officeooo:paragraph-rsid="00b21b30" style:font-style-asian="italic"/>
    </style:style>
    <style:style style:name="P186" style:family="paragraph" style:parent-style-name="Example">
      <style:paragraph-properties style:line-height-at-least="0.1945in" fo:keep-with-next="always"/>
      <style:text-properties fo:font-style="italic" officeooo:paragraph-rsid="00b21b30" style:font-style-asian="italic"/>
    </style:style>
    <style:style style:name="P187" style:family="paragraph" style:parent-style-name="Example">
      <style:paragraph-properties style:line-height-at-least="0.1945in"/>
      <style:text-properties fo:font-style="italic" officeooo:paragraph-rsid="00b23567" style:font-style-asian="italic"/>
    </style:style>
    <style:style style:name="P188" style:family="paragraph" style:parent-style-name="Example">
      <style:text-properties fo:font-style="italic" style:font-style-asian="italic"/>
    </style:style>
    <style:style style:name="P189" style:family="paragraph" style:parent-style-name="Example">
      <style:text-properties officeooo:paragraph-rsid="00b23567"/>
    </style:style>
    <style:style style:name="P190" style:family="paragraph" style:parent-style-name="Example">
      <style:paragraph-properties style:line-height-at-least="0.1945in" fo:keep-with-next="always"/>
      <style:text-properties officeooo:rsid="00b2d2ee" officeooo:paragraph-rsid="00b2d2ee"/>
    </style:style>
    <style:style style:name="P191" style:family="paragraph" style:parent-style-name="Example">
      <style:paragraph-properties style:line-height-at-least="0.1945in" fo:keep-with-next="always"/>
      <style:text-properties officeooo:paragraph-rsid="00b2d2ee"/>
    </style:style>
    <style:style style:name="P192" style:family="paragraph" style:parent-style-name="Example">
      <style:paragraph-properties style:line-height-at-least="0.1945in"/>
      <style:text-properties fo:font-style="italic" officeooo:paragraph-rsid="00b2d2ee" style:font-style-asian="italic"/>
    </style:style>
    <style:style style:name="P193" style:family="paragraph" style:parent-style-name="Example">
      <style:paragraph-properties style:line-height-at-least="0.1945in"/>
      <style:text-properties officeooo:paragraph-rsid="00b2d2ee"/>
    </style:style>
    <style:style style:name="P194" style:family="paragraph" style:parent-style-name="Example">
      <style:paragraph-properties style:line-height-at-least="0.1945in" fo:keep-with-next="always"/>
      <style:text-properties officeooo:paragraph-rsid="00f9bfbf"/>
    </style:style>
    <style:style style:name="P195" style:family="paragraph" style:parent-style-name="Example">
      <style:paragraph-properties style:line-height-at-least="0.1945in"/>
      <style:text-properties fo:font-style="italic" officeooo:paragraph-rsid="00b44d95" style:font-style-asian="italic"/>
    </style:style>
    <style:style style:name="P196" style:family="paragraph" style:parent-style-name="Example">
      <style:paragraph-properties style:line-height-at-least="0.1945in" fo:keep-with-next="always"/>
      <style:text-properties officeooo:paragraph-rsid="00d7f1a5"/>
    </style:style>
    <style:style style:name="P197" style:family="paragraph" style:parent-style-name="Example">
      <style:paragraph-properties style:line-height-at-least="0.1945in"/>
      <style:text-properties fo:font-style="italic" officeooo:paragraph-rsid="00b62da5" style:font-style-asian="italic"/>
    </style:style>
    <style:style style:name="P198" style:family="paragraph" style:parent-style-name="Example">
      <style:paragraph-properties style:line-height-at-least="0.1945in"/>
      <style:text-properties officeooo:paragraph-rsid="0106de7e"/>
    </style:style>
    <style:style style:name="P199" style:family="paragraph" style:parent-style-name="Example">
      <style:paragraph-properties style:line-height-at-least="0.1945in" fo:keep-with-next="always"/>
      <style:text-properties officeooo:paragraph-rsid="00b810ea"/>
    </style:style>
    <style:style style:name="P200" style:family="paragraph" style:parent-style-name="Body_20_first">
      <style:text-properties officeooo:paragraph-rsid="010a1f49"/>
    </style:style>
    <style:style style:name="P201" style:family="paragraph" style:parent-style-name="Example_20__20_indented">
      <style:text-properties officeooo:paragraph-rsid="010a1f49"/>
    </style:style>
    <style:style style:name="P202" style:family="paragraph" style:parent-style-name="Body">
      <style:text-properties officeooo:paragraph-rsid="010a1f49"/>
    </style:style>
    <style:style style:name="P203" style:family="paragraph" style:parent-style-name="Body">
      <style:text-properties officeooo:rsid="0030e942" officeooo:paragraph-rsid="0030e942"/>
    </style:style>
    <style:style style:name="P204" style:family="paragraph" style:parent-style-name="Example">
      <style:paragraph-properties style:line-height-at-least="0.1945in" fo:keep-with-next="always"/>
      <style:text-properties officeooo:paragraph-rsid="00b90643"/>
    </style:style>
    <style:style style:name="P205" style:family="paragraph" style:parent-style-name="Example">
      <style:text-properties officeooo:paragraph-rsid="0164dae5"/>
    </style:style>
    <style:style style:name="P206" style:family="paragraph" style:parent-style-name="Example">
      <style:text-properties officeooo:paragraph-rsid="00bf4ff1"/>
    </style:style>
    <style:style style:name="P207" style:family="paragraph" style:parent-style-name="Example">
      <style:text-properties officeooo:paragraph-rsid="00c08863"/>
    </style:style>
    <style:style style:name="P208" style:family="paragraph" style:parent-style-name="Example">
      <style:paragraph-properties fo:margin-left="0.5in" fo:text-indent="0in" style:auto-text-indent="false"/>
      <style:text-properties officeooo:paragraph-rsid="0165c905"/>
    </style:style>
    <style:style style:name="P209" style:family="paragraph" style:parent-style-name="Body">
      <style:text-properties officeooo:paragraph-rsid="0022cf08"/>
    </style:style>
    <style:style style:name="P210" style:family="paragraph" style:parent-style-name="Body">
      <style:text-properties officeooo:paragraph-rsid="0023b8dc"/>
    </style:style>
    <style:style style:name="P211" style:family="paragraph" style:parent-style-name="Example">
      <style:text-properties officeooo:paragraph-rsid="00c6a255"/>
    </style:style>
    <style:style style:name="P212" style:family="paragraph" style:parent-style-name="Example">
      <style:paragraph-properties style:line-height-at-least="0.1945in"/>
      <style:text-properties officeooo:paragraph-rsid="00c170d4"/>
    </style:style>
    <style:style style:name="P213" style:family="paragraph" style:parent-style-name="Example">
      <style:paragraph-properties style:line-height-at-least="0.1945in" fo:keep-with-next="always"/>
      <style:text-properties officeooo:rsid="00c170d4" officeooo:paragraph-rsid="00c170d4"/>
    </style:style>
    <style:style style:name="P214" style:family="paragraph" style:parent-style-name="Example">
      <style:paragraph-properties style:line-height-at-least="0.1945in"/>
      <style:text-properties fo:font-style="italic" officeooo:rsid="00c209c6" officeooo:paragraph-rsid="00c209c6" style:font-style-asian="italic"/>
    </style:style>
    <style:style style:name="P215" style:family="paragraph" style:parent-style-name="Example">
      <style:text-properties officeooo:paragraph-rsid="00c2e1fb"/>
    </style:style>
    <style:style style:name="P216" style:family="paragraph" style:parent-style-name="CellBody">
      <style:paragraph-properties style:line-height-at-least="0.1945in"/>
    </style:style>
    <style:style style:name="P217" style:family="paragraph" style:parent-style-name="Example">
      <style:paragraph-properties style:line-height-at-least="0.1945in"/>
      <style:text-properties officeooo:paragraph-rsid="00cc8a87"/>
    </style:style>
    <style:style style:name="P218" style:family="paragraph" style:parent-style-name="CellBody">
      <style:paragraph-properties style:line-height-at-least="0.1945in"/>
      <style:text-properties officeooo:paragraph-rsid="00cc8a87"/>
    </style:style>
    <style:style style:name="P219" style:family="paragraph" style:parent-style-name="Example">
      <style:paragraph-properties style:line-height-at-least="0.1945in"/>
      <style:text-properties fo:font-style="italic" officeooo:paragraph-rsid="00cce8ff" style:font-style-asian="italic" style:font-style-complex="italic"/>
    </style:style>
    <style:style style:name="P220" style:family="paragraph" style:parent-style-name="Example">
      <style:paragraph-properties style:line-height-at-least="0.1945in" fo:keep-with-next="always"/>
      <style:text-properties officeooo:paragraph-rsid="00dac5c2"/>
    </style:style>
    <style:style style:name="P221" style:family="paragraph" style:parent-style-name="Example">
      <style:paragraph-properties style:line-height-at-least="0.1945in"/>
      <style:text-properties fo:font-style="italic" officeooo:paragraph-rsid="00d09572" style:font-style-asian="italic"/>
    </style:style>
    <style:style style:name="P222" style:family="paragraph" style:parent-style-name="Example">
      <style:paragraph-properties style:line-height-at-least="0.1945in" fo:keep-with-next="always"/>
      <style:text-properties officeooo:paragraph-rsid="00d94bcd"/>
    </style:style>
    <style:style style:name="P223" style:family="paragraph" style:parent-style-name="Example">
      <style:paragraph-properties style:line-height-at-least="0.1945in"/>
      <style:text-properties officeooo:paragraph-rsid="00dac5c2"/>
    </style:style>
    <style:style style:name="P224" style:family="paragraph" style:parent-style-name="Body">
      <style:text-properties officeooo:paragraph-rsid="00d9c110"/>
    </style:style>
    <style:style style:name="P225" style:family="paragraph" style:parent-style-name="Example">
      <style:paragraph-properties style:line-height-at-least="0.1945in"/>
      <style:text-properties officeooo:paragraph-rsid="00d17fac"/>
    </style:style>
    <style:style style:name="P226" style:family="paragraph" style:parent-style-name="Body_20_first">
      <style:text-properties officeooo:rsid="00d17fac" officeooo:paragraph-rsid="00d17fac"/>
    </style:style>
    <style:style style:name="P227" style:family="paragraph" style:parent-style-name="Example">
      <style:paragraph-properties style:line-height-at-least="0.1945in"/>
      <style:text-properties officeooo:paragraph-rsid="01770b0b"/>
    </style:style>
    <style:style style:name="P228" style:family="paragraph" style:parent-style-name="Example">
      <style:paragraph-properties style:line-height-at-least="0.1945in"/>
      <style:text-properties style:font-name="Helvetica2" officeooo:rsid="01770b0b" officeooo:paragraph-rsid="01770b0b"/>
    </style:style>
    <style:style style:name="P229" style:family="paragraph" style:parent-style-name="Example">
      <style:paragraph-properties style:line-height-at-least="0.1945in"/>
      <style:text-properties officeooo:paragraph-rsid="017860c0"/>
    </style:style>
    <style:style style:name="P230" style:family="paragraph" style:parent-style-name="Example">
      <style:paragraph-properties style:line-height-at-least="0.1945in"/>
      <style:text-properties style:font-name="Helvetica2" officeooo:rsid="017860c0" officeooo:paragraph-rsid="017860c0"/>
    </style:style>
    <style:style style:name="P231" style:family="paragraph" style:parent-style-name="Body_20_first">
      <style:text-properties officeooo:paragraph-rsid="004411ee"/>
    </style:style>
    <style:style style:name="P232" style:family="paragraph" style:parent-style-name="Body_20_first">
      <style:text-properties officeooo:rsid="004547bf" officeooo:paragraph-rsid="0045324c"/>
    </style:style>
    <style:style style:name="P233" style:family="paragraph" style:parent-style-name="Example_20__20_indented">
      <style:text-properties officeooo:paragraph-rsid="0045324c"/>
    </style:style>
    <style:style style:name="P234" style:family="paragraph" style:parent-style-name="Example">
      <style:paragraph-properties style:line-height-at-least="0.1945in"/>
      <style:text-properties officeooo:paragraph-rsid="00d24c4e"/>
    </style:style>
    <style:style style:name="P235" style:family="paragraph" style:parent-style-name="Example">
      <style:paragraph-properties style:line-height-at-least="0.1945in"/>
      <style:text-properties officeooo:paragraph-rsid="010b460b"/>
    </style:style>
    <style:style style:name="P236" style:family="paragraph" style:parent-style-name="Example">
      <style:paragraph-properties style:line-height-at-least="0.1945in"/>
      <style:text-properties officeooo:rsid="010b460b" officeooo:paragraph-rsid="010b460b"/>
    </style:style>
    <style:style style:name="P237" style:family="paragraph" style:parent-style-name="Example">
      <style:paragraph-properties style:line-height-at-least="0.1945in"/>
      <style:text-properties officeooo:paragraph-rsid="00fbc558"/>
    </style:style>
    <style:style style:name="P238" style:family="paragraph" style:parent-style-name="Example">
      <style:paragraph-properties style:line-height-at-least="0.1945in"/>
      <style:text-properties officeooo:rsid="00fbc558" officeooo:paragraph-rsid="00fbc558"/>
    </style:style>
    <style:style style:name="P23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40" style:family="paragraph" style:parent-style-name="Body">
      <style:paragraph-properties fo:margin-left="0.5in" fo:margin-right="0in" fo:text-indent="0in" style:auto-text-indent="false"/>
    </style:style>
    <style:style style:name="P241" style:family="paragraph" style:parent-style-name="Body">
      <style:paragraph-properties fo:margin-left="0in" fo:margin-right="0in" fo:text-indent="0.5in" style:auto-text-indent="false"/>
    </style:style>
    <style:style style:name="P242" style:family="paragraph" style:parent-style-name="Example">
      <style:paragraph-properties style:line-height-at-least="0.1945in"/>
      <style:text-properties officeooo:paragraph-rsid="01017d14"/>
    </style:style>
    <style:style style:name="P243" style:family="paragraph" style:parent-style-name="Example">
      <style:paragraph-properties style:line-height-at-least="0.1945in"/>
      <style:text-properties officeooo:paragraph-rsid="0173772f"/>
    </style:style>
    <style:style style:name="P244" style:family="paragraph" style:parent-style-name="Example">
      <style:paragraph-properties style:line-height-at-least="0.1945in" fo:keep-with-next="always"/>
      <style:text-properties officeooo:paragraph-rsid="0173772f"/>
    </style:style>
    <style:style style:name="P245" style:family="paragraph" style:parent-style-name="Body_20_first">
      <style:text-properties officeooo:paragraph-rsid="0173772f"/>
    </style:style>
    <style:style style:name="P246" style:family="paragraph" style:parent-style-name="Example">
      <style:paragraph-properties style:line-height-at-least="0.1945in"/>
      <style:text-properties fo:font-style="italic" officeooo:paragraph-rsid="01052c6d" style:font-style-asian="italic"/>
    </style:style>
    <style:style style:name="P247" style:family="paragraph" style:parent-style-name="Example">
      <style:paragraph-properties style:line-height-at-least="0.1945in"/>
      <style:text-properties officeooo:paragraph-rsid="01052c6d"/>
    </style:style>
    <style:style style:name="P248" style:family="paragraph" style:parent-style-name="Example">
      <style:paragraph-properties style:line-height-at-least="0.1945in" fo:keep-with-next="always"/>
      <style:text-properties officeooo:paragraph-rsid="010d4549"/>
    </style:style>
    <style:style style:name="P249" style:family="paragraph" style:parent-style-name="Example">
      <style:paragraph-properties style:line-height-at-least="0.1945in"/>
      <style:text-properties officeooo:paragraph-rsid="010e418f"/>
    </style:style>
    <style:style style:name="P250" style:family="paragraph" style:parent-style-name="Example">
      <style:text-properties officeooo:paragraph-rsid="010e418f"/>
    </style:style>
    <style:style style:name="P251" style:family="paragraph" style:parent-style-name="Example">
      <style:paragraph-properties style:line-height-at-least="0.1945in"/>
      <style:text-properties fo:font-style="italic" officeooo:paragraph-rsid="010e418f" style:font-style-asian="italic"/>
    </style:style>
    <style:style style:name="P252" style:family="paragraph" style:parent-style-name="Standard">
      <style:text-properties style:font-name="Courier1"/>
    </style:style>
    <style:style style:name="P253" style:family="paragraph" style:parent-style-name="Standard">
      <style:paragraph-properties style:line-height-at-least="0.1945in"/>
      <style:text-properties style:font-name="Courier1"/>
    </style:style>
    <style:style style:name="P254" style:family="paragraph" style:parent-style-name="Standard">
      <style:paragraph-properties style:line-height-at-least="0.1945in"/>
      <style:text-properties style:font-name="Courier1" fo:font-style="italic" style:font-style-asian="italic" style:font-style-complex="italic"/>
    </style:style>
    <style:style style:name="P255" style:family="paragraph" style:parent-style-name="Example">
      <style:paragraph-properties style:line-height-at-least="0.1945in" fo:keep-with-next="always"/>
      <style:text-properties officeooo:paragraph-rsid="01416667"/>
    </style:style>
    <style:style style:name="P256" style:family="paragraph" style:parent-style-name="Standard">
      <style:text-properties style:font-name="Courier1" officeooo:paragraph-rsid="01363be5"/>
    </style:style>
    <style:style style:name="P257" style:family="paragraph" style:parent-style-name="Standard">
      <style:text-properties officeooo:rsid="0147e047" officeooo:paragraph-rsid="0147e047"/>
    </style:style>
    <style:style style:name="P258" style:family="paragraph" style:parent-style-name="Body_20_first">
      <style:text-properties officeooo:rsid="002ca1cb" officeooo:paragraph-rsid="002ca1cb"/>
    </style:style>
    <style:style style:name="P259" style:family="paragraph" style:parent-style-name="Example">
      <style:text-properties officeooo:paragraph-rsid="002ca1cb"/>
    </style:style>
    <style:style style:name="P260" style:family="paragraph" style:parent-style-name="Body">
      <style:text-properties officeooo:rsid="0147e047" officeooo:paragraph-rsid="0147e047"/>
    </style:style>
    <style:style style:name="P261" style:family="paragraph" style:parent-style-name="Example">
      <style:paragraph-properties style:line-height-at-least="0.1945in"/>
      <style:text-properties fo:font-style="italic" officeooo:paragraph-rsid="0110669e" style:font-style-asian="italic"/>
    </style:style>
    <style:style style:name="P262" style:family="paragraph" style:parent-style-name="Body_20_first">
      <style:text-properties officeooo:paragraph-rsid="0124b8b3"/>
    </style:style>
    <style:style style:name="P263" style:family="paragraph" style:parent-style-name="Example">
      <style:paragraph-properties style:line-height-at-least="0.1945in"/>
      <style:text-properties officeooo:paragraph-rsid="001ad9c2"/>
    </style:style>
    <style:style style:name="P264" style:family="paragraph" style:parent-style-name="Standard">
      <style:text-properties style:font-name="Courier1" officeooo:paragraph-rsid="002b921f"/>
    </style:style>
    <style:style style:name="P265" style:family="paragraph" style:parent-style-name="Standard">
      <style:text-properties style:font-name="Courier1" officeooo:paragraph-rsid="001b7e53"/>
    </style:style>
    <style:style style:name="P266" style:family="paragraph" style:parent-style-name="Standard">
      <style:paragraph-properties style:line-height-at-least="0.1945in"/>
      <style:text-properties style:font-name="Courier1" officeooo:paragraph-rsid="011192a8"/>
    </style:style>
    <style:style style:name="P267" style:family="paragraph" style:parent-style-name="Example">
      <style:paragraph-properties style:line-height-at-least="0.1945in"/>
      <style:text-properties officeooo:rsid="001ad9c2" officeooo:paragraph-rsid="002b921f"/>
    </style:style>
    <style:style style:name="P268" style:family="paragraph" style:parent-style-name="Example">
      <style:paragraph-properties style:line-height-at-least="0.1945in"/>
      <style:text-properties officeooo:rsid="001ad9c2" officeooo:paragraph-rsid="001cf89a"/>
    </style:style>
    <style:style style:name="P269"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70" style:family="paragraph" style:parent-style-name="Example">
      <style:paragraph-properties style:line-height-at-least="0.1945in" fo:keep-with-next="always"/>
      <style:text-properties officeooo:rsid="001ad9c2" officeooo:paragraph-rsid="001cf89a"/>
    </style:style>
    <style:style style:name="P271"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2" style:family="paragraph" style:parent-style-name="Example">
      <style:paragraph-properties style:line-height-at-least="0.1945in" fo:keep-with-next="always"/>
      <style:text-properties officeooo:paragraph-rsid="001ad9c2"/>
    </style:style>
    <style:style style:name="P273" style:family="paragraph" style:parent-style-name="Body_20_first">
      <style:text-properties officeooo:paragraph-rsid="004911c2"/>
    </style:style>
    <style:style style:name="P274" style:family="paragraph" style:parent-style-name="Body">
      <style:text-properties officeooo:paragraph-rsid="00eff0d8"/>
    </style:style>
    <style:style style:name="P275" style:family="paragraph" style:parent-style-name="Body">
      <style:text-properties officeooo:rsid="0040c94b" officeooo:paragraph-rsid="0040c94b"/>
    </style:style>
    <style:style style:name="P276" style:family="paragraph" style:parent-style-name="Standard">
      <style:paragraph-properties style:line-height-at-least="0.1945in"/>
      <style:text-properties style:font-name="Courier1" fo:font-style="normal" style:font-style-asian="normal" style:font-style-complex="normal"/>
    </style:style>
    <style:style style:name="P27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78" style:family="paragraph" style:parent-style-name="Body_20_first">
      <style:text-properties officeooo:paragraph-rsid="011a6360"/>
    </style:style>
    <style:style style:name="P279" style:family="paragraph" style:parent-style-name="Body_20_first">
      <style:text-properties officeooo:rsid="011a6360" officeooo:paragraph-rsid="011a6360"/>
    </style:style>
    <style:style style:name="P280" style:family="paragraph" style:parent-style-name="Standard">
      <style:text-properties style:font-name="Courier1" fo:font-style="normal" officeooo:rsid="011b5c11" officeooo:paragraph-rsid="011b5c11" style:font-style-asian="normal" style:font-style-complex="normal"/>
    </style:style>
    <style:style style:name="P281" style:family="paragraph" style:parent-style-name="Standard">
      <style:text-properties style:font-name="Courier1" fo:font-style="normal" officeooo:rsid="011b5c11" officeooo:paragraph-rsid="01545460" style:font-style-asian="normal" style:font-style-complex="normal"/>
    </style:style>
    <style:style style:name="P282" style:family="paragraph" style:parent-style-name="Index_20_Heading">
      <style:paragraph-properties fo:break-before="page"/>
    </style:style>
    <style:style style:name="P283" style:family="paragraph" style:parent-style-name="Index_20_1">
      <style:paragraph-properties>
        <style:tab-stops>
          <style:tab-stop style:position="6.8689in" style:type="right" style:leader-style="dotted" style:leader-text="."/>
        </style:tab-stops>
      </style:paragraph-properties>
    </style:style>
    <style:style style:name="P284" style:family="paragraph" style:parent-style-name="Body">
      <style:paragraph-properties style:line-height-at-least="0.1945in" fo:keep-together="always"/>
    </style:style>
    <style:style style:name="P285"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827f2c"/>
    </style:style>
    <style:style style:name="T97" style:family="text">
      <style:text-properties officeooo:rsid="0101d659"/>
    </style:style>
    <style:style style:name="T98" style:family="text">
      <style:text-properties officeooo:rsid="014d752f"/>
    </style:style>
    <style:style style:name="T99" style:family="text">
      <style:text-properties style:font-name="Helvetica" fo:font-size="10pt" officeooo:rsid="014d752f"/>
    </style:style>
    <style:style style:name="T100" style:family="text">
      <style:text-properties style:font-name="Helvetica" fo:font-size="10pt"/>
    </style:style>
    <style:style style:name="T101" style:family="text">
      <style:text-properties officeooo:rsid="01268a87"/>
    </style:style>
    <style:style style:name="T102" style:family="text">
      <style:text-properties fo:font-style="normal" officeooo:rsid="007d7983" style:font-style-asian="normal" style:font-style-complex="normal"/>
    </style:style>
    <style:style style:name="T103" style:family="text">
      <style:text-properties officeooo:rsid="007d7983"/>
    </style:style>
    <style:style style:name="T104" style:family="text">
      <style:text-properties officeooo:rsid="01590e40"/>
    </style:style>
    <style:style style:name="T105" style:family="text">
      <style:text-properties fo:font-style="normal" officeooo:rsid="00422fb2" style:font-style-asian="normal" style:font-style-complex="normal"/>
    </style:style>
    <style:style style:name="T106" style:family="text">
      <style:text-properties fo:font-style="italic" officeooo:rsid="00422fb2" style:font-style-asian="italic" style:font-style-complex="italic"/>
    </style:style>
    <style:style style:name="T107" style:family="text">
      <style:text-properties officeooo:rsid="003771f5"/>
    </style:style>
    <style:style style:name="T108" style:family="text">
      <style:text-properties fo:font-weight="normal" officeooo:rsid="003771f5" style:font-weight-asian="normal" style:font-weight-complex="normal"/>
    </style:style>
    <style:style style:name="T109" style:family="text">
      <style:text-properties fo:font-weight="normal" officeooo:rsid="01590e40" style:font-weight-asian="normal" style:font-weight-complex="normal"/>
    </style:style>
    <style:style style:name="T110" style:family="text">
      <style:text-properties officeooo:rsid="007fa243"/>
    </style:style>
    <style:style style:name="T111" style:family="text">
      <style:text-properties officeooo:rsid="003eba94"/>
    </style:style>
    <style:style style:name="T112" style:family="text">
      <style:text-properties officeooo:rsid="00f5e90a"/>
    </style:style>
    <style:style style:name="T113" style:family="text">
      <style:text-properties style:font-name="Courier1" style:font-name-complex="Courier New1"/>
    </style:style>
    <style:style style:name="T114" style:family="text">
      <style:text-properties style:font-name="Courier1" fo:font-style="italic" style:font-style-asian="italic" style:font-name-complex="Courier New1"/>
    </style:style>
    <style:style style:name="T115" style:family="text">
      <style:text-properties officeooo:rsid="007ec192"/>
    </style:style>
    <style:style style:name="T116" style:family="text">
      <style:text-properties fo:font-style="normal" officeooo:rsid="007ec192" style:font-style-asian="normal" style:font-style-complex="italic"/>
    </style:style>
    <style:style style:name="T117" style:family="text">
      <style:text-properties fo:font-style="italic" officeooo:rsid="007ec192" style:font-style-asian="italic" style:font-style-complex="italic"/>
    </style:style>
    <style:style style:name="T118" style:family="text">
      <style:text-properties officeooo:rsid="007eea6f"/>
    </style:style>
    <style:style style:name="T119" style:family="text">
      <style:text-properties officeooo:rsid="014345e2"/>
    </style:style>
    <style:style style:name="T120" style:family="text">
      <style:text-properties officeooo:rsid="00360b87"/>
    </style:style>
    <style:style style:name="T121" style:family="text">
      <style:text-properties style:use-window-font-color="true" loext:opacity="0%" style:font-name="Helvetica1" officeooo:rsid="00360b87"/>
    </style:style>
    <style:style style:name="T122" style:family="text">
      <style:text-properties style:font-name="Courier" officeooo:rsid="00360b87"/>
    </style:style>
    <style:style style:name="T123" style:family="text">
      <style:text-properties officeooo:rsid="00335e54"/>
    </style:style>
    <style:style style:name="T124" style:family="text">
      <style:text-properties style:font-name="Courier" officeooo:rsid="00335e54"/>
    </style:style>
    <style:style style:name="T125" style:family="text">
      <style:text-properties style:font-name="Helvetica2"/>
    </style:style>
    <style:style style:name="T126" style:family="text">
      <style:text-properties officeooo:rsid="01451991"/>
    </style:style>
    <style:style style:name="T127" style:family="text">
      <style:text-properties officeooo:rsid="0143ed97"/>
    </style:style>
    <style:style style:name="T128" style:family="text">
      <style:text-properties officeooo:rsid="015dd42b"/>
    </style:style>
    <style:style style:name="T129" style:family="text">
      <style:text-properties fo:font-weight="normal" officeooo:rsid="015a7a53" style:font-weight-asian="normal" style:font-weight-complex="normal"/>
    </style:style>
    <style:style style:name="T130" style:family="text">
      <style:text-properties fo:font-weight="normal" style:font-weight-asian="normal" style:font-weight-complex="normal"/>
    </style:style>
    <style:style style:name="T131" style:family="text">
      <style:text-properties officeooo:rsid="01758e4d"/>
    </style:style>
    <style:style style:name="T132" style:family="text">
      <style:text-properties officeooo:rsid="01761c46"/>
    </style:style>
    <style:style style:name="T133" style:family="text">
      <style:text-properties officeooo:rsid="01786f91"/>
    </style:style>
    <style:style style:name="T134" style:family="text">
      <style:text-properties fo:font-style="italic" style:font-style-asian="italic" style:font-style-complex="italic" style:font-weight-complex="bold"/>
    </style:style>
    <style:style style:name="T135" style:family="text">
      <style:text-properties fo:font-weight="normal" style:font-weight-asian="normal"/>
    </style:style>
    <style:style style:name="T136" style:family="text">
      <style:text-properties style:font-name="Courier New" style:font-name-complex="Courier New1"/>
    </style:style>
    <style:style style:name="T137" style:family="text">
      <style:text-properties officeooo:rsid="010aee04"/>
    </style:style>
    <style:style style:name="T138" style:family="text">
      <style:text-properties style:font-name-complex="Courier New1"/>
    </style:style>
    <style:style style:name="T139" style:family="text">
      <style:text-properties fo:font-style="normal" officeooo:rsid="010aee04" style:font-style-asian="normal" style:font-style-complex="normal"/>
    </style:style>
    <style:style style:name="T140" style:family="text">
      <style:text-properties officeooo:rsid="00846b92"/>
    </style:style>
    <style:style style:name="T141" style:family="text">
      <style:text-properties fo:font-style="italic" officeooo:rsid="008daa0d" style:font-style-asian="italic"/>
    </style:style>
    <style:style style:name="T142" style:family="text">
      <style:text-properties officeooo:rsid="0156ee64"/>
    </style:style>
    <style:style style:name="T143" style:family="text">
      <style:text-properties fo:font-style="normal" officeooo:rsid="00946c82" style:font-style-asian="normal" style:font-style-complex="normal"/>
    </style:style>
    <style:style style:name="T144" style:family="text">
      <style:text-properties officeooo:rsid="00946c82"/>
    </style:style>
    <style:style style:name="T145" style:family="text">
      <style:text-properties officeooo:rsid="008bf7b7"/>
    </style:style>
    <style:style style:name="T146" style:family="text">
      <style:text-properties officeooo:rsid="008daa0d"/>
    </style:style>
    <style:style style:name="T147" style:family="text">
      <style:text-properties officeooo:rsid="015696e0"/>
    </style:style>
    <style:style style:name="T148" style:family="text">
      <style:text-properties style:font-name="Courier" fo:font-style="normal" officeooo:rsid="008daa0d" style:font-style-asian="normal" style:font-style-complex="normal"/>
    </style:style>
    <style:style style:name="T149" style:family="text">
      <style:text-properties style:font-name="Courier" fo:font-style="normal" style:font-style-asian="normal" style:font-style-complex="normal"/>
    </style:style>
    <style:style style:name="T150" style:family="text">
      <style:text-properties fo:font-style="normal" officeooo:rsid="008daa0d" style:font-style-asian="normal" style:font-style-complex="normal"/>
    </style:style>
    <style:style style:name="T151" style:family="text">
      <style:text-properties fo:font-style="normal" officeooo:rsid="0156ee64" style:font-style-asian="normal" style:font-style-complex="normal"/>
    </style:style>
    <style:style style:name="T152" style:family="text">
      <style:text-properties style:font-name="Courier" officeooo:rsid="016f5829"/>
    </style:style>
    <style:style style:name="T153" style:family="text">
      <style:text-properties style:font-name="Courier" officeooo:rsid="01612b0a"/>
    </style:style>
    <style:style style:name="T154" style:family="text">
      <style:text-properties officeooo:rsid="00916107"/>
    </style:style>
    <style:style style:name="T155" style:family="text">
      <style:text-properties fo:font-style="normal" style:font-style-asian="normal" style:font-style-complex="italic"/>
    </style:style>
    <style:style style:name="T156" style:family="text">
      <style:text-properties officeooo:rsid="0094f32d"/>
    </style:style>
    <style:style style:name="T157" style:family="text">
      <style:text-properties officeooo:rsid="01458fa7"/>
    </style:style>
    <style:style style:name="T158" style:family="text">
      <style:text-properties officeooo:rsid="0149d1db"/>
    </style:style>
    <style:style style:name="T159" style:family="text">
      <style:text-properties fo:font-style="normal" officeooo:rsid="01485f8e" style:font-style-asian="normal" style:font-style-complex="normal"/>
    </style:style>
    <style:style style:name="T160" style:family="text">
      <style:text-properties fo:font-style="normal" officeooo:rsid="0149d1db" style:font-style-asian="normal" style:font-style-complex="normal"/>
    </style:style>
    <style:style style:name="T161" style:family="text">
      <style:text-properties fo:font-style="italic" officeooo:rsid="01485f8e" style:font-style-asian="italic"/>
    </style:style>
    <style:style style:name="T162" style:family="text">
      <style:text-properties officeooo:rsid="00f32e11"/>
    </style:style>
    <style:style style:name="T163" style:family="text">
      <style:text-properties officeooo:rsid="00f49c88"/>
    </style:style>
    <style:style style:name="T164" style:family="text">
      <style:text-properties officeooo:rsid="00978cd4"/>
    </style:style>
    <style:style style:name="T165" style:family="text">
      <style:text-properties fo:font-style="normal" officeooo:rsid="00978cd4" style:font-style-asian="normal" style:font-style-complex="normal"/>
    </style:style>
    <style:style style:name="T166" style:family="text">
      <style:text-properties officeooo:rsid="0099b901"/>
    </style:style>
    <style:style style:name="T167" style:family="text">
      <style:text-properties officeooo:rsid="000f7126"/>
    </style:style>
    <style:style style:name="T168" style:family="text">
      <style:text-properties officeooo:rsid="017c5823"/>
    </style:style>
    <style:style style:name="T169" style:family="text">
      <style:text-properties officeooo:rsid="017d182f"/>
    </style:style>
    <style:style style:name="T170" style:family="text">
      <style:text-properties officeooo:rsid="002d67a4"/>
    </style:style>
    <style:style style:name="T171" style:family="text">
      <style:text-properties fo:font-style="normal" officeooo:rsid="002d67a4" style:font-style-asian="normal" style:font-style-complex="normal"/>
    </style:style>
    <style:style style:name="T172" style:family="text">
      <style:text-properties fo:font-style="normal" officeooo:rsid="017a610f" style:font-style-asian="normal" style:font-style-complex="normal"/>
    </style:style>
    <style:style style:name="T173" style:family="text">
      <style:text-properties fo:font-style="italic" officeooo:rsid="017a610f" style:font-style-asian="italic" style:font-style-complex="italic"/>
    </style:style>
    <style:style style:name="T174" style:family="text">
      <style:text-properties officeooo:rsid="01178187"/>
    </style:style>
    <style:style style:name="T175" style:family="text">
      <style:text-properties officeooo:rsid="017a610f" style:font-style-complex="italic"/>
    </style:style>
    <style:style style:name="T176" style:family="text">
      <style:text-properties officeooo:rsid="017a610f"/>
    </style:style>
    <style:style style:name="T177" style:family="text">
      <style:text-properties style:font-name="Courie" fo:font-style="italic" officeooo:rsid="017a610f" style:font-style-asian="italic" style:font-style-complex="italic"/>
    </style:style>
    <style:style style:name="T178" style:family="text">
      <style:text-properties fo:font-style="normal" officeooo:rsid="009e51bd" style:font-style-asian="normal" style:font-style-complex="normal"/>
    </style:style>
    <style:style style:name="T179" style:family="text">
      <style:text-properties officeooo:rsid="003a3a41"/>
    </style:style>
    <style:style style:name="T180" style:family="text">
      <style:text-properties fo:font-weight="normal" officeooo:rsid="003a3a41" style:font-weight-asian="normal" style:font-weight-complex="normal"/>
    </style:style>
    <style:style style:name="T181" style:family="text">
      <style:text-properties style:font-name="Helvetica2" fo:font-weight="normal" officeooo:rsid="003a3a41" style:font-weight-asian="normal" style:font-weight-complex="normal"/>
    </style:style>
    <style:style style:name="T182" style:family="text">
      <style:text-properties style:font-name="Helvetica2" fo:font-weight="normal" officeooo:rsid="003771f5" style:font-weight-asian="normal" style:font-weight-complex="normal"/>
    </style:style>
    <style:style style:name="T183" style:family="text">
      <style:text-properties fo:font-weight="normal" officeooo:rsid="015f5ddf" style:font-weight-asian="normal" style:font-weight-complex="normal"/>
    </style:style>
    <style:style style:name="T184" style:family="text">
      <style:text-properties style:font-name="Helvetica2" fo:font-weight="normal" officeooo:rsid="015f5ddf" style:font-weight-asian="normal" style:font-weight-complex="normal"/>
    </style:style>
    <style:style style:name="T185" style:family="text">
      <style:text-properties style:font-name="Helvetica2" fo:font-weight="normal" officeooo:rsid="003cce0d" style:font-weight-asian="normal" style:font-weight-complex="normal"/>
    </style:style>
    <style:style style:name="T186" style:family="text">
      <style:text-properties style:font-name="Helvetica2" fo:font-weight="normal" officeooo:rsid="003bb614" style:font-weight-asian="normal" style:font-weight-complex="normal"/>
    </style:style>
    <style:style style:name="T187" style:family="text">
      <style:text-properties style:font-name="Helvetica2" fo:font-weight="normal" style:font-weight-asian="normal" style:font-weight-complex="normal"/>
    </style:style>
    <style:style style:name="T188" style:family="text">
      <style:text-properties style:font-name="Helvetica2" fo:font-weight="normal" officeooo:rsid="004547bf" style:font-weight-asian="normal" style:font-weight-complex="normal"/>
    </style:style>
    <style:style style:name="T189" style:family="text">
      <style:text-properties style:font-name="Helvetica2" fo:font-weight="normal" officeooo:rsid="00465a6e" style:font-weight-asian="normal" style:font-weight-complex="normal"/>
    </style:style>
    <style:style style:name="T190" style:family="text">
      <style:text-properties style:font-name="Helvetica2" fo:font-weight="normal" officeooo:rsid="003e26a8" style:font-weight-asian="normal" style:font-weight-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0a2ae7c" style:font-style-asian="normal" style:font-weight-asian="normal" style:font-style-complex="normal" style:font-weight-complex="normal"/>
    </style:style>
    <style:style style:name="T193" style:family="text">
      <style:text-properties officeooo:rsid="013d0746"/>
    </style:style>
    <style:style style:name="T194" style:family="text">
      <style:text-properties officeooo:rsid="017e9d19"/>
    </style:style>
    <style:style style:name="T195" style:family="text">
      <style:text-properties officeooo:rsid="00a2dc73"/>
    </style:style>
    <style:style style:name="T196" style:family="text">
      <style:text-properties officeooo:rsid="00a4b677"/>
    </style:style>
    <style:style style:name="T197" style:family="text">
      <style:text-properties fo:font-style="normal" officeooo:rsid="00a5b2c4" style:font-style-asian="normal" style:font-style-complex="normal"/>
    </style:style>
    <style:style style:name="T198" style:family="text">
      <style:text-properties fo:font-style="normal" officeooo:rsid="00a55ed8" style:font-style-asian="normal" style:font-style-complex="normal"/>
    </style:style>
    <style:style style:name="T199" style:family="text">
      <style:text-properties officeooo:rsid="00a55ed8"/>
    </style:style>
    <style:style style:name="T200" style:family="text">
      <style:text-properties fo:font-style="normal" officeooo:rsid="00a6c13a" style:font-style-asian="normal" style:font-style-complex="normal"/>
    </style:style>
    <style:style style:name="T201" style:family="text">
      <style:text-properties officeooo:rsid="00aee862"/>
    </style:style>
    <style:style style:name="T202" style:family="text">
      <style:text-properties fo:font-style="normal" officeooo:rsid="00b098c9" style:font-style-asian="normal" style:font-style-complex="normal"/>
    </style:style>
    <style:style style:name="T203" style:family="text">
      <style:text-properties fo:font-style="normal" officeooo:rsid="00aa946c" style:font-style-asian="normal" style:font-style-complex="normal"/>
    </style:style>
    <style:style style:name="T204" style:family="text">
      <style:text-properties fo:font-style="italic" fo:font-weight="normal" style:font-style-asian="italic" style:font-weight-asian="normal" style:font-style-complex="normal"/>
    </style:style>
    <style:style style:name="T205" style:family="text">
      <style:text-properties fo:font-style="normal" fo:font-weight="normal" officeooo:rsid="00aa946c" style:font-style-asian="normal" style:font-weight-asian="normal" style:font-style-complex="normal"/>
    </style:style>
    <style:style style:name="T206" style:family="text">
      <style:text-properties fo:font-style="italic" fo:font-weight="normal" officeooo:rsid="00aa946c" style:font-style-asian="italic" style:font-weight-asian="normal" style:font-style-complex="normal"/>
    </style:style>
    <style:style style:name="T207" style:family="text">
      <style:text-properties fo:font-style="italic" fo:font-weight="normal" style:font-style-asian="italic" style:font-weight-asian="normal"/>
    </style:style>
    <style:style style:name="T208" style:family="text">
      <style:text-properties fo:font-style="normal" officeooo:rsid="00b0f943" style:font-style-asian="normal" style:font-style-complex="normal"/>
    </style:style>
    <style:style style:name="T209" style:family="text">
      <style:text-properties fo:font-style="normal" officeooo:rsid="00acadbc" style:font-style-asian="normal" style:font-style-complex="normal"/>
    </style:style>
    <style:style style:name="T210" style:family="text">
      <style:text-properties officeooo:rsid="00256b5c"/>
    </style:style>
    <style:style style:name="T211" style:family="text">
      <style:text-properties fo:language="zxx" fo:country="none" officeooo:rsid="00256b5c"/>
    </style:style>
    <style:style style:name="T212" style:family="text">
      <style:text-properties officeooo:rsid="0025d086"/>
    </style:style>
    <style:style style:name="T213" style:family="text">
      <style:text-properties officeooo:rsid="00246ffe"/>
    </style:style>
    <style:style style:name="T214" style:family="text">
      <style:text-properties officeooo:rsid="0026a6ae"/>
    </style:style>
    <style:style style:name="T215" style:family="text">
      <style:text-properties officeooo:rsid="0027df4e"/>
    </style:style>
    <style:style style:name="T216" style:family="text">
      <style:text-properties style:font-name="Helvetica2" officeooo:rsid="0027df4e"/>
    </style:style>
    <style:style style:name="T217" style:family="text">
      <style:text-properties fo:font-style="italic" style:font-style-asian="italic" style:font-name-complex="Courier New1"/>
    </style:style>
    <style:style style:name="T218" style:family="text">
      <style:text-properties fo:font-style="italic" style:font-style-asian="italic" style:font-name-complex="Courier New1" style:font-style-complex="italic"/>
    </style:style>
    <style:style style:name="T219" style:family="text">
      <style:text-properties fo:font-weight="bold" style:font-weight-asian="bold" style:font-weight-complex="bold"/>
    </style:style>
    <style:style style:name="T220" style:family="text">
      <style:text-properties officeooo:rsid="00b21b30"/>
    </style:style>
    <style:style style:name="T221" style:family="text">
      <style:text-properties fo:font-style="italic" officeooo:rsid="00b23567" style:font-style-asian="italic"/>
    </style:style>
    <style:style style:name="T222" style:family="text">
      <style:text-properties officeooo:rsid="00b23567"/>
    </style:style>
    <style:style style:name="T223" style:family="text">
      <style:text-properties officeooo:rsid="00b2d2ee"/>
    </style:style>
    <style:style style:name="T224" style:family="text">
      <style:text-properties fo:font-style="italic" officeooo:rsid="00b2d2ee" style:font-style-asian="italic"/>
    </style:style>
    <style:style style:name="T225" style:family="text">
      <style:text-properties officeooo:rsid="00f9bfbf"/>
    </style:style>
    <style:style style:name="T226" style:family="text">
      <style:text-properties fo:font-style="normal" officeooo:rsid="00b2d2ee" style:font-style-asian="normal" style:font-style-complex="normal"/>
    </style:style>
    <style:style style:name="T227" style:family="text">
      <style:text-properties officeooo:rsid="00b62da5"/>
    </style:style>
    <style:style style:name="T228" style:family="text">
      <style:text-properties officeooo:rsid="00b810ea"/>
    </style:style>
    <style:style style:name="T229" style:family="text">
      <style:text-properties officeooo:rsid="010a1f49"/>
    </style:style>
    <style:style style:name="T230" style:family="text">
      <style:text-properties style:font-name="Courier" fo:font-weight="normal" style:font-weight-asian="normal" style:font-weight-complex="normal"/>
    </style:style>
    <style:style style:name="T231" style:family="text">
      <style:text-properties officeooo:rsid="00b90643"/>
    </style:style>
    <style:style style:name="T232" style:family="text">
      <style:text-properties officeooo:rsid="00bf4ff1"/>
    </style:style>
    <style:style style:name="T233" style:family="text">
      <style:text-properties officeooo:rsid="0164dae5"/>
    </style:style>
    <style:style style:name="T234" style:family="text">
      <style:text-properties officeooo:rsid="00c08863"/>
    </style:style>
    <style:style style:name="T235" style:family="text">
      <style:text-properties officeooo:rsid="0167e5af"/>
    </style:style>
    <style:style style:name="T236" style:family="text">
      <style:text-properties officeooo:rsid="0168cc6d"/>
    </style:style>
    <style:style style:name="T237" style:family="text">
      <style:text-properties style:font-name="Courier" officeooo:rsid="0164dae5"/>
    </style:style>
    <style:style style:name="T238" style:family="text">
      <style:text-properties officeooo:rsid="0165c905"/>
    </style:style>
    <style:style style:name="T239" style:family="text">
      <style:text-properties officeooo:rsid="0023b8dc"/>
    </style:style>
    <style:style style:name="T240" style:family="text">
      <style:text-properties officeooo:rsid="0022cf08"/>
    </style:style>
    <style:style style:name="T241" style:family="text">
      <style:text-properties officeooo:rsid="00c6a255"/>
    </style:style>
    <style:style style:name="T242" style:family="text">
      <style:text-properties officeooo:rsid="00c0ee78"/>
    </style:style>
    <style:style style:name="T243" style:family="text">
      <style:text-properties fo:font-style="normal" officeooo:rsid="00c0b43d" style:font-style-asian="normal" style:font-style-complex="normal"/>
    </style:style>
    <style:style style:name="T244" style:family="text">
      <style:text-properties officeooo:rsid="00c170d4"/>
    </style:style>
    <style:style style:name="T245" style:family="text">
      <style:text-properties officeooo:rsid="012ea51f"/>
    </style:style>
    <style:style style:name="T246" style:family="text">
      <style:text-properties officeooo:rsid="00c2e1fb"/>
    </style:style>
    <style:style style:name="T247" style:family="text">
      <style:text-properties fo:font-style="normal" officeooo:rsid="00cec9a0" style:font-style-asian="normal" style:font-style-complex="normal"/>
    </style:style>
    <style:style style:name="T248" style:family="text">
      <style:text-properties fo:font-style="normal" officeooo:rsid="00cce8ff" style:font-style-asian="normal" style:font-style-complex="normal"/>
    </style:style>
    <style:style style:name="T249" style:family="text">
      <style:text-properties officeooo:rsid="00dac5c2"/>
    </style:style>
    <style:style style:name="T250" style:family="text">
      <style:text-properties officeooo:rsid="00d94bcd"/>
    </style:style>
    <style:style style:name="T251" style:family="text">
      <style:text-properties officeooo:rsid="00d94bcd" style:font-style-complex="normal"/>
    </style:style>
    <style:style style:name="T252" style:family="text">
      <style:text-properties officeooo:rsid="00dac5c2" style:font-style-complex="normal"/>
    </style:style>
    <style:style style:name="T253" style:family="text">
      <style:text-properties fo:font-style="normal" officeooo:rsid="00dac5c2" style:font-style-asian="normal" style:font-style-complex="normal"/>
    </style:style>
    <style:style style:name="T254" style:family="text">
      <style:text-properties fo:font-style="normal" officeooo:rsid="00dc16b8" style:font-style-asian="normal" style:font-style-complex="normal"/>
    </style:style>
    <style:style style:name="T255" style:family="text">
      <style:text-properties officeooo:rsid="00d7ff06"/>
    </style:style>
    <style:style style:name="T256" style:family="text">
      <style:text-properties officeooo:rsid="00d9c110"/>
    </style:style>
    <style:style style:name="T257" style:family="text">
      <style:text-properties officeooo:rsid="00dc16b8"/>
    </style:style>
    <style:style style:name="T258" style:family="text">
      <style:text-properties fo:language="fr" fo:country="FR" fo:font-style="normal" style:font-style-asian="normal"/>
    </style:style>
    <style:style style:name="T259" style:family="text">
      <style:text-properties fo:language="fr" fo:country="FR"/>
    </style:style>
    <style:style style:name="T260" style:family="text">
      <style:text-properties fo:language="fr" fo:country="FR" officeooo:rsid="00d17fac"/>
    </style:style>
    <style:style style:name="T261" style:family="text">
      <style:text-properties officeooo:rsid="00d17fac"/>
    </style:style>
    <style:style style:name="T262" style:family="text">
      <style:text-properties style:text-underline-style="none"/>
    </style:style>
    <style:style style:name="T263" style:family="text">
      <style:text-properties fo:language="fr" fo:country="FR" fo:font-style="italic" style:font-style-asian="italic" style:font-style-complex="italic"/>
    </style:style>
    <style:style style:name="T264" style:family="text">
      <style:text-properties fo:language="fr" fo:country="FR" fo:font-style="italic" officeooo:rsid="01770b0b" style:font-style-asian="italic" style:font-style-complex="italic"/>
    </style:style>
    <style:style style:name="T265" style:family="text">
      <style:text-properties fo:language="fr" fo:country="FR" fo:font-style="normal" officeooo:rsid="01770b0b" style:font-style-asian="normal" style:font-style-complex="normal"/>
    </style:style>
    <style:style style:name="T266" style:family="text">
      <style:text-properties fo:language="fr" fo:country="FR" fo:font-style="normal" officeooo:rsid="01770b0b" style:font-style-asian="normal"/>
    </style:style>
    <style:style style:name="T267" style:family="text">
      <style:text-properties fo:language="fr" fo:country="FR" fo:font-style="normal" style:font-style-asian="normal" style:font-style-complex="normal"/>
    </style:style>
    <style:style style:name="T268" style:family="text">
      <style:text-properties fo:font-style="normal" officeooo:rsid="00d24c4e" style:font-style-asian="normal" style:font-style-complex="normal"/>
    </style:style>
    <style:style style:name="T269" style:family="text">
      <style:text-properties officeooo:rsid="01770b0b"/>
    </style:style>
    <style:style style:name="T270" style:family="text">
      <style:text-properties fo:language="fr" fo:country="FR" fo:font-style="normal" officeooo:rsid="00d17fac" style:font-style-asian="normal" style:font-style-complex="normal"/>
    </style:style>
    <style:style style:name="T271" style:family="text">
      <style:text-properties fo:language="fr" fo:country="FR" fo:font-style="italic" officeooo:rsid="00d17fac" style:font-style-asian="italic" style:font-style-complex="italic"/>
    </style:style>
    <style:style style:name="T272" style:family="text">
      <style:text-properties officeooo:rsid="0170d389"/>
    </style:style>
    <style:style style:name="T273" style:family="text">
      <style:text-properties fo:language="fr" fo:country="FR" fo:font-style="normal" officeooo:rsid="017860c0" style:font-style-asian="normal" style:font-style-complex="normal"/>
    </style:style>
    <style:style style:name="T274" style:family="text">
      <style:text-properties fo:language="fr" fo:country="FR" fo:font-style="italic" officeooo:rsid="017860c0" style:font-style-asian="italic" style:font-style-complex="italic"/>
    </style:style>
    <style:style style:name="T275" style:family="text">
      <style:text-properties officeooo:rsid="01780769"/>
    </style:style>
    <style:style style:name="T276" style:family="text">
      <style:text-properties officeooo:rsid="00465a6e"/>
    </style:style>
    <style:style style:name="T277" style:family="text">
      <style:text-properties officeooo:rsid="00d24c4e"/>
    </style:style>
    <style:style style:name="T278" style:family="text">
      <style:text-properties fo:font-style="normal" officeooo:rsid="00d7764a" style:font-style-asian="normal"/>
    </style:style>
    <style:style style:name="T279" style:family="text">
      <style:text-properties officeooo:rsid="010b6fdf"/>
    </style:style>
    <style:style style:name="T280" style:family="text">
      <style:text-properties officeooo:rsid="00fbc558"/>
    </style:style>
    <style:style style:name="T281" style:family="text">
      <style:text-properties officeooo:rsid="0029cce2"/>
    </style:style>
    <style:style style:name="T282" style:family="text">
      <style:text-properties fo:font-style="italic" officeooo:rsid="00fcb8ea" style:font-style-asian="italic"/>
    </style:style>
    <style:style style:name="T283" style:family="text">
      <style:text-properties officeooo:rsid="00fcb8ea"/>
    </style:style>
    <style:style style:name="T284" style:family="text">
      <style:text-properties officeooo:rsid="0173772f"/>
    </style:style>
    <style:style style:name="T285" style:family="text">
      <style:text-properties officeooo:rsid="01708355"/>
    </style:style>
    <style:style style:name="T286" style:family="text">
      <style:text-properties officeooo:rsid="0170679d"/>
    </style:style>
    <style:style style:name="T287" style:family="text">
      <style:text-properties style:font-name="Helvetica2" officeooo:rsid="0170679d"/>
    </style:style>
    <style:style style:name="T288" style:family="text">
      <style:text-properties officeooo:rsid="01052c6d"/>
    </style:style>
    <style:style style:name="T289" style:family="text">
      <style:text-properties officeooo:rsid="010d4549"/>
    </style:style>
    <style:style style:name="T290" style:family="text">
      <style:text-properties officeooo:rsid="010e418f"/>
    </style:style>
    <style:style style:name="T291" style:family="text">
      <style:text-properties fo:font-style="normal" officeooo:rsid="010e418f" style:font-style-asian="normal" style:font-style-complex="normal"/>
    </style:style>
    <style:style style:name="T292" style:family="text">
      <style:text-properties fo:font-style="normal" officeooo:rsid="01363be5" style:font-style-asian="normal" style:font-style-complex="normal"/>
    </style:style>
    <style:style style:name="T293" style:family="text">
      <style:text-properties fo:font-style="normal" officeooo:rsid="0147e047" style:font-style-asian="normal" style:font-style-complex="normal"/>
    </style:style>
    <style:style style:name="T294" style:family="text">
      <style:text-properties officeooo:rsid="01416667"/>
    </style:style>
    <style:style style:name="T295" style:family="text">
      <style:text-properties officeooo:rsid="0142e1d2"/>
    </style:style>
    <style:style style:name="T296" style:family="text">
      <style:text-properties officeooo:rsid="010fd4d2"/>
    </style:style>
    <style:style style:name="T297" style:family="text">
      <style:text-properties officeooo:rsid="010fd913"/>
    </style:style>
    <style:style style:name="T298" style:family="text">
      <style:text-properties fo:font-style="normal" officeooo:rsid="0110669e" style:font-style-asian="normal" style:font-style-complex="normal"/>
    </style:style>
    <style:style style:name="T299" style:family="text">
      <style:text-properties officeooo:rsid="0124b8b3"/>
    </style:style>
    <style:style style:name="T300" style:family="text">
      <style:text-properties fo:font-style="italic" officeooo:rsid="0124b8b3" style:font-style-asian="italic" style:font-style-complex="italic"/>
    </style:style>
    <style:style style:name="T301" style:family="text">
      <style:text-properties officeooo:rsid="001ad9c2"/>
    </style:style>
    <style:style style:name="T302" style:family="text">
      <style:text-properties officeooo:rsid="001b7e53"/>
    </style:style>
    <style:style style:name="T303" style:family="text">
      <style:text-properties officeooo:rsid="002b921f"/>
    </style:style>
    <style:style style:name="T304" style:family="text">
      <style:text-properties fo:font-style="italic" officeooo:rsid="002b921f" style:font-style-asian="italic" style:font-style-complex="italic"/>
    </style:style>
    <style:style style:name="T305" style:family="text">
      <style:text-properties fo:font-style="italic" officeooo:rsid="001ad9c2" style:font-style-asian="italic" style:font-style-complex="italic"/>
    </style:style>
    <style:style style:name="T306" style:family="text">
      <style:text-properties fo:font-style="normal" officeooo:rsid="001b7e53" style:font-style-asian="normal" style:font-style-complex="normal"/>
    </style:style>
    <style:style style:name="T307" style:family="text">
      <style:text-properties fo:font-style="normal" officeooo:rsid="002b921f" style:font-style-asian="normal" style:font-style-complex="normal"/>
    </style:style>
    <style:style style:name="T308" style:family="text">
      <style:text-properties style:font-name="Courier1" fo:font-style="normal" officeooo:rsid="001b7e53" style:font-style-asian="normal" style:font-style-complex="normal"/>
    </style:style>
    <style:style style:name="T309" style:family="text">
      <style:text-properties style:font-name="Courier1" fo:font-style="italic" officeooo:rsid="001ad9c2" style:font-style-asian="italic" style:font-style-complex="italic"/>
    </style:style>
    <style:style style:name="T310" style:family="text">
      <style:text-properties style:font-name="Courier1" fo:font-style="normal" style:font-style-asian="normal" style:font-style-complex="normal"/>
    </style:style>
    <style:style style:name="T311" style:family="text">
      <style:text-properties style:font-name="Courier1" fo:font-style="italic" style:font-style-asian="italic"/>
    </style:style>
    <style:style style:name="T312" style:family="text">
      <style:text-properties officeooo:rsid="011192a8"/>
    </style:style>
    <style:style style:name="T313" style:family="text">
      <style:text-properties fo:font-weight="normal" officeooo:rsid="001ad9c2" style:font-weight-asian="normal" style:font-weight-complex="normal"/>
    </style:style>
    <style:style style:name="T314" style:family="text">
      <style:text-properties fo:font-style="italic" officeooo:rsid="001e1c8c" style:font-style-asian="italic" style:font-style-complex="italic"/>
    </style:style>
    <style:style style:name="T315" style:family="text">
      <style:text-properties officeooo:rsid="001e1c8c"/>
    </style:style>
    <style:style style:name="T316" style:family="text">
      <style:text-properties officeooo:rsid="001fa067"/>
    </style:style>
    <style:style style:name="T317" style:family="text">
      <style:text-properties officeooo:rsid="00ee37a1"/>
    </style:style>
    <style:style style:name="T318" style:family="text">
      <style:text-properties style:font-name="Courier1" officeooo:rsid="001adaad"/>
    </style:style>
    <style:style style:name="T319" style:family="text">
      <style:text-properties style:font-name="Courier1" officeooo:rsid="004a3f92"/>
    </style:style>
    <style:style style:name="T320" style:family="text">
      <style:text-properties officeooo:rsid="004a3f92"/>
    </style:style>
    <style:style style:name="T321" style:family="text">
      <style:text-properties officeooo:rsid="00eff0d8"/>
    </style:style>
    <style:style style:name="T322" style:family="text">
      <style:text-properties officeooo:rsid="00ed9341"/>
    </style:style>
    <style:style style:name="T323" style:family="text">
      <style:text-properties style:font-name="Courier1" officeooo:rsid="002059c9"/>
    </style:style>
    <style:style style:name="T324" style:family="text">
      <style:text-properties officeooo:rsid="00216b71"/>
    </style:style>
    <style:style style:name="T325" style:family="text">
      <style:text-properties style:font-name="Courier1" officeooo:rsid="00216b71"/>
    </style:style>
    <style:style style:name="T326" style:family="text">
      <style:text-properties officeooo:rsid="001adaad"/>
    </style:style>
    <style:style style:name="T327" style:family="text">
      <style:text-properties officeooo:rsid="0111f81b"/>
    </style:style>
    <style:style style:name="T328" style:family="text">
      <style:text-properties officeooo:rsid="0155630a"/>
    </style:style>
    <style:style style:name="T329" style:family="text">
      <style:text-properties fo:font-style="italic" officeooo:rsid="011a6360" style:font-style-asian="italic" style:font-style-complex="italic"/>
    </style:style>
    <style:style style:name="T330" style:family="text">
      <style:text-properties fo:font-style="normal" officeooo:rsid="01190d55" style:font-style-asian="normal" style:font-style-complex="normal"/>
    </style:style>
    <style:style style:name="T331" style:family="text">
      <style:text-properties fo:font-style="normal" officeooo:rsid="01545460" style:font-style-asian="normal" style:font-style-complex="normal"/>
    </style:style>
    <style:style style:name="T332" style:family="text">
      <style:text-properties officeooo:rsid="01545460"/>
    </style:style>
    <style:style style:name="T333" style:family="text">
      <style:text-properties fo:font-style="italic" officeooo:rsid="011a6360" style:font-style-asian="italic"/>
    </style:style>
    <style:style style:name="T334" style:family="text">
      <style:text-properties fo:font-style="normal" officeooo:rsid="011a6360" style:font-style-asian="normal" style:font-style-complex="normal"/>
    </style:style>
    <style:style style:name="T335" style:family="text">
      <style:text-properties fo:font-style="italic" officeooo:rsid="011a6360" style:font-style-asian="italic" style:font-style-complex="normal"/>
    </style:style>
    <style:style style:name="T336" style:family="text">
      <style:text-properties officeooo:rsid="0152d532"/>
    </style:style>
    <style:style style:name="T337" style:family="text">
      <style:text-properties fo:font-style="normal" fo:font-weight="bold" style:font-style-asian="normal" style:font-weight-asian="bold" style:font-weight-complex="bold"/>
    </style:style>
    <style:style style:name="T338" style:family="text">
      <style:text-properties officeooo:rsid="0184d5cc"/>
    </style:style>
    <style:style style:name="T339" style:family="text">
      <style:text-properties officeooo:rsid="015c4d1b"/>
    </style:style>
    <style:style style:name="T340"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80</text:a></text:p>
          <text:p text:style-name="P2"><text:a xlink:type="simple" xlink:href="#__RefHeading___Toc42591_2528141652" text:style-name="Index_20_Link" text:visited-style-name="Index_20_Link">Variables<text:tab/>80</text:a></text:p>
        </text:index-body>
      </text:table-of-content>
      <text:h text:style-name="Heading_20_1" text:outline-level="1"><text:bookmark-start text:name="__RefHeading___Toc42579_2528141652"/><text:alphabetical-index-mark-start text:id="IMark105553250314608"/><text:alphabetical-index-mark-start text:id="IMark105553250314528"/><text:alphabetical-index-mark-start text:id="IMark105553250314848"/><text:alphabetical-index-mark-start text:id="IMark105553250315008"/>Command Line Arguments<text:bookmark-end text:name="__RefHeading___Toc42579_2528141652"/><text:alphabetical-index-mark-end text:id="IMark105553250315008"/><text:alphabetical-index-mark-end text:id="IMark105553250314848"/><text:alphabetical-index-mark-end text:id="IMark105553250314528"/><text:alphabetical-index-mark-end text:id="IMark105553250314608"/></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50314608"/>Example Command Scripts<text:bookmark-end text:name="__RefHeading___Toc42581_2528141652"/><text:alphabetical-index-mark-end text:id="IMark10555325031460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50314608"/>Timing Analysis <text:span text:style-name="T6">using SDF</text:span><text:bookmark-end text:name="__RefHeading___Toc42599_2528141652"/><text:alphabetical-index-mark-end text:id="IMark105553250314608"/></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50314608"/><text:span text:style-name="T2">Timing Analysis </text:span><text:span text:style-name="T6">with Multiple Process Corners</text:span><text:bookmark-end text:name="__RefHeading___Toc42601_2528141652"/><text:alphabetical-index-mark-end text:id="IMark10555325031460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50314608"/>Power Analysis<text:bookmark-end text:name="__RefHeading___Toc42583_2528141652"/><text:alphabetical-index-mark-end text:id="IMark105553250314608"/></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50314608"/>TCL Interpreter<text:bookmark-end text:name="__RefHeading___Toc42585_2528141652"/><text:alphabetical-index-mark-end text:id="IMark10555325031460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250314608"/><text:span text:style-name="Default_20_Paragraph_20_Font"><text:span text:style-name="T18">redirection</text:span></text:span><text:alphabetical-index-mark-end text:id="IMark105553250314608"/><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50314608"/>Commands<text:bookmark-end text:name="__RefHeading___Toc42587_2528141652"/><text:alphabetical-index-mark-end text:id="IMark10555325031460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50314608"/><text:span text:style-name="Command_20_Heading">all_clocks</text:span><text:alphabetical-index-mark-end text:id="IMark105553250314608"/></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50314608"/><text:span text:style-name="Command_20_Heading">all_inputs</text:span><text:alphabetical-index-mark-end text:id="IMark105553250314608"/></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50314608"/><text:span text:style-name="Command_20_Heading">all_outputs</text:span><text:alphabetical-index-mark-end text:id="IMark105553250314608"/></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50314608"/><text:span text:style-name="Command_20_Heading">all_registers</text:span><text:alphabetical-index-mark-end text:id="IMark105553250314608"/></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50314608"/><text:span text:style-name="Command_20_Heading">check_setup</text:span><text:alphabetical-index-mark-end text:id="IMark105553250314608"/></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50314608"/><text:span text:style-name="Command_20_Heading">connect_pin</text:span><text:alphabetical-index-mark-end text:id="IMark105553250314608"/></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50314608"/><text:span text:style-name="Command_20_Heading">create_generated_clock</text:span><text:alphabetical-index-mark-end text:id="IMark105553250314608"/></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50314608"/><text:span text:style-name="Command_20_Heading">create_voltage_area</text:span><text:alphabetical-index-mark-end text:id="IMark105553250314608"/></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50314608"/><text:span text:style-name="Command_20_Heading">current_design</text:span><text:alphabetical-index-mark-end text:id="IMark105553250314608"/></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50314608"/><text:span text:style-name="Command_20_Heading">current_instance</text:span><text:alphabetical-index-mark-end text:id="IMark105553250314608"/></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50314608"/><text:span text:style-name="Command_20_Heading">define_corners</text:span><text:alphabetical-index-mark-end text:id="IMark10555325031460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50314608"/><text:span text:style-name="Command_20_Heading">delete_clock</text:span><text:alphabetical-index-mark-end text:id="IMark105553250314608"/></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50314608"/><text:span text:style-name="Command_20_Heading">delete_from_list</text:span><text:alphabetical-index-mark-end text:id="IMark105553250314608"/></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50314608"/><text:span text:style-name="Command_20_Heading">delete_generated_clock</text:span><text:alphabetical-index-mark-end text:id="IMark105553250314608"/></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50314608"/><text:span text:style-name="Command_20_Heading">delete_instance</text:span><text:alphabetical-index-mark-end text:id="IMark105553250314608"/></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50314608"/><text:span text:style-name="Command_20_Heading">delete_net</text:span><text:alphabetical-index-mark-end text:id="IMark105553250314608"/></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50314608"/><text:span text:style-name="Command_20_Heading">disconnect_pin</text:span><text:alphabetical-index-mark-end text:id="IMark105553250314608"/></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50314608"/><text:span text:style-name="Command_20_Heading">elapsed_run_time</text:span><text:alphabetical-index-mark-end text:id="IMark105553250314608"/></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50314608"/><text:span text:style-name="Command_20_Heading">find_timing_paths</text:span><text:alphabetical-index-mark-end text:id="IMark105553250314608"/></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50314608"/><text:span text:style-name="Command_20_Heading">get_cells</text:span><text:alphabetical-index-mark-end text:id="IMark105553250314608"/></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50314608"/><text:span text:style-name="Command_20_Heading">get_clocks</text:span><text:alphabetical-index-mark-end text:id="IMark105553250314608"/></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50314608"/><text:span text:style-name="Command_20_Heading">get_fanin</text:span><text:alphabetical-index-mark-end text:id="IMark105553250314608"/></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50314608"/><text:span text:style-name="Command_20_Heading">get_fanout</text:span><text:alphabetical-index-mark-end text:id="IMark105553250314608"/></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50314608"/><text:span text:style-name="Command_20_Heading">get_full_name</text:span><text:alphabetical-index-mark-end text:id="IMark105553250314608"/></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50314608"/><text:span text:style-name="Command_20_Heading">get_lib_pins</text:span><text:alphabetical-index-mark-end text:id="IMark105553250314608"/></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50314608"/><text:span text:style-name="Command_20_Heading">get_libs</text:span><text:alphabetical-index-mark-end text:id="IMark105553250314608"/></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50314608"/><text:span text:style-name="Command_20_Heading">get_nets</text:span><text:alphabetical-index-mark-end text:id="IMark105553250314608"/></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50314608"/><text:span text:style-name="Command_20_Heading">get_name</text:span><text:alphabetical-index-mark-end text:id="IMark105553250314608"/></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50314608"/><text:span text:style-name="Command_20_Heading">get_pins</text:span><text:alphabetical-index-mark-end text:id="IMark105553250314608"/></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50314608"/><text:span text:style-name="Command_20_Heading">get_ports</text:span><text:alphabetical-index-mark-end text:id="IMark10555325031460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50314608"/><text:span text:style-name="Command_20_Heading">get_property</text:span><text:alphabetical-index-mark-end text:id="IMark105553250314608"/></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50314608"/><text:span text:style-name="Command_20_Heading">get_timing_edges</text:span><text:alphabetical-index-mark-end text:id="IMark105553250314608"/></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50314608"/><text:span text:style-name="Command_20_Heading">group_path</text:span><text:alphabetical-index-mark-end text:id="IMark105553250314608"/></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125" table:style-name="Table125">
        <table:table-column table:style-name="Table125.A"/>
        <table:table-column table:style-name="Table125.B"/>
        <text:soft-page-break/>
        <table:table-row table:style-name="Table125.1">
          <table:table-cell table:style-name="Table125.A1" office:value-type="string">
            <text:p text:style-name="P81"><text:alphabetical-index-mark-start text:id="IMark105553250314608"/><text:alphabetical-index-mark-start text:id="IMark105553250314528"/><text:alphabetical-index-mark-start text:id="IMark105553250314848"/><text:span text:style-name="Command_20_Heading"><text:span text:style-name="T96">include</text:span></text:span><text:alphabetical-index-mark-end text:id="IMark105553250314848"/><text:alphabetical-index-mark-end text:id="IMark105553250314528"/><text:alphabetical-index-mark-end text:id="IMark105553250314608"/></text:p>
          </table:table-cell>
          <table:table-cell table:style-name="Table125.A1" office:value-type="string">
            <text:p text:style-name="P81"><text:span text:style-name="Command">[-echo]<text:line-break/>[-verbose]</text:span><text:span text:style-name="Command_20_Argument"><text:line-break/>filename</text:span><text:span text:style-name="Command"><text:line-break/></text:span><text:span text:style-name="Command"><text:span text:style-name="T97">[</text:span></text:span><text:span text:style-name="Command">&gt; </text:span><text:span text:style-name="Command_20_Argument"><text:span text:style-name="T97">log_filename</text:span></text:span><text:span text:style-name="Command">]<text:line-break/></text:span><text:span text:style-name="Command"><text:span text:style-name="T97">[</text:span></text:span><text:span text:style-name="Command">&gt;&gt; </text:span><text:span text:style-name="Command"><text:span text:style-name="T97">log_</text:span></text:span><text:span text:style-name="Command_20_Argument">filename</text:span><text:span text:style-name="Command">]</text:span></text:p>
          </table:table-cell>
        </table:table-row>
        <table:table-row table:style-name="Table125.1">
          <table:table-cell table:style-name="Table125.A2" office:value-type="string">
            <text:p text:style-name="P81"><text:span text:style-name="Command">-echo</text:span></text:p>
          </table:table-cell>
          <table:table-cell table:style-name="Table125.A2" office:value-type="string">
            <text:p text:style-name="P82"><text:span text:style-name="Default_20_Paragraph_20_Font">Print each command before evaluating it.</text:span></text:p>
          </table:table-cell>
        </table:table-row>
        <table:table-row table:style-name="Table125.1">
          <table:table-cell table:style-name="Table125.A2" office:value-type="string">
            <text:p text:style-name="P81"><text:span text:style-name="Command">-verbose</text:span></text:p>
          </table:table-cell>
          <table:table-cell table:style-name="Table125.A2" office:value-type="string">
            <text:p text:style-name="P82"><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81"><text:span text:style-name="Command_20_Argument">filename</text:span></text:p>
          </table:table-cell>
          <table:table-cell table:style-name="Table125.A2" office:value-type="string">
            <text:p text:style-name="P82"><text:span text:style-name="Default_20_Paragraph_20_Font">The name of the file containing commands to read.</text:span></text:p>
          </table:table-cell>
        </table:table-row>
        <table:table-row table:style-name="Table125.1">
          <table:table-cell table:style-name="Table125.A2" office:value-type="string">
            <text:p text:style-name="P81"><text:span text:style-name="Command">&gt; </text:span><text:span text:style-name="Command_20_Argument"><text:span text:style-name="T97">log_filename</text:span></text:span></text:p>
          </table:table-cell>
          <table:table-cell table:style-name="Table125.A2" office:value-type="string">
            <text:p text:style-name="P83"><text:span text:style-name="Default_20_Paragraph_20_Font">Redirect command output to log_filename.</text:span></text:p>
          </table:table-cell>
        </table:table-row>
        <table:table-row table:style-name="Table125.1">
          <table:table-cell table:style-name="Table125.A2" office:value-type="string">
            <text:p text:style-name="P81"><text:span text:style-name="Command">&gt;&gt; </text:span><text:span text:style-name="Command_20_Argument"><text:span text:style-name="T97">log_filename</text:span></text:span></text:p>
          </table:table-cell>
          <table:table-cell table:style-name="Table125.A2" office:value-type="string">
            <text:p text:style-name="P83"><text:span text:style-name="Default_20_Paragraph_20_Font">Redirect command output and append log_filename.</text:span></text:p>
          </table:table-cell>
        </table:table-row>
      </table:table>
      <text:p text:style-name="P84">Read STA/SDC/Tcl commands from <text:span text:style-name="Command_20_Argument">filename</text:span>.</text:p>
      <text:p text:style-name="P84">The <text:span text:style-name="Command"><text:span text:style-name="T96">include</text:span></text:span> command stops and reports any errors encountered while reading a file unless <text:span text:style-name="Command">sta_continue_on_error</text:span> is <text:span text:style-name="Command">1</text:span>.</text:p>
      <table:table table:name="Table33" table:style-name="Table33">
        <table:table-column table:style-name="Table33.A"/>
        <table:table-column table:style-name="Table33.B"/>
        <table:table-row table:style-name="Table33.1">
          <table:table-cell table:style-name="Table33.A1" office:value-type="string">
            <text:p text:style-name="P29"><text:alphabetical-index-mark-start text:id="IMark105553250314608"/><text:span text:style-name="Command_20_Heading">link_design</text:span><text:alphabetical-index-mark-end text:id="IMark105553250314608"/></text:p>
          </table:table-cell>
          <table:table-cell table:style-name="Table33.A1" office:value-type="string">
            <text:p text:style-name="P29"><text:span text:style-name="Command"><text:span text:style-name="T98">[-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5"><text:span text:style-name="Command"><text:span text:style-name="T98">-no_black_boxes</text:span></text:span></text:p>
          </table:table-cell>
          <table:table-cell table:style-name="Table33.A2" office:value-type="string">
            <text:p text:style-name="P86"><text:span text:style-name="T99">Do not </text:span><text:span text:style-name="T100">make empty “black box” cells for instances that reference undefined cells. </text:span></text:p>
          </table:table-cell>
        </table:table-row>
        <table:table-row table:style-name="Table33.1">
          <table:table-cell table:style-name="Table33.A2" office:value-type="string">
            <text:p text:style-name="P87"><text:span text:style-name="Command"><text:span text:style-name="T24">cell_name</text:span></text:span></text:p>
          </table:table-cell>
          <table:table-cell table:style-name="Table33.A2" office:value-type="string">
            <text:p text:style-name="P88"><text:span text:style-name="Default_20_Paragraph_20_Font">The top level module/cell name of the design hierarchy to link.</text:span></text:p>
          </table:table-cell>
        </table:table-row>
      </table:table>
      <text:p text:style-name="P89">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50314608"/><text:span text:style-name="Command_20_Heading">make_instance</text:span><text:alphabetical-index-mark-end text:id="IMark105553250314608"/></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ext:soft-page-break/>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50314608"/><text:span text:style-name="Command_20_Heading">make_net</text:span><text:alphabetical-index-mark-end text:id="IMark105553250314608"/></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50314608"/><text:span text:style-name="Command_20_Heading">read_liberty</text:span><text:alphabetical-index-mark-end text:id="IMark105553250314608"/></text:p>
          </table:table-cell>
          <table:table-cell table:style-name="Table36.A1" office:value-type="string">
            <text:p text:style-name="P90">[-corner <text:span text:style-name="T1">corner</text:span>]<text:line-break/>[-min]<text:line-break/>[-max]<text:line-break/>[-infer_latch<text:span text:style-name="T101">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2">corner </text:span>corner</text:p>
          </table:table-cell>
          <table:table-cell table:style-name="Table36.A2" office:value-type="string">
            <text:p text:style-name="P40"><text:span text:style-name="Default_20_Paragraph_20_Font">Use </text:span><text:span text:style-name="Default_20_Paragraph_20_Font"><text:span text:style-name="T103">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3">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91"><text:span text:style-name="T101">Some Liberty libraries do not include </text:span><text:span text:style-name="Example"><text:span text:style-name="T101">latch</text:span></text:span><text:span text:style-name="T101"> groups for cells that are describe transparent latches. In that situation the </text:span><text:span text:style-name="Example"><text:span text:style-name="T101">-infer_latches</text:span></text:span><text:span text:style-name="T101">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text:soft-pag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92"><text:alphabetical-index-mark-start text:id="IMark105553250314608"/><text:span text:style-name="Command_20_Heading">read_</text:span><text:span text:style-name="Command_20_Heading"><text:span text:style-name="T104">saif</text:span></text:span><text:alphabetical-index-mark-end text:id="IMark105553250314608"/></text:p>
          </table:table-cell>
          <table:table-cell table:style-name="Table131.A1" office:value-type="string">
            <text:p text:style-name="P92"><text:span text:style-name="Command_20_Argument"><text:span text:style-name="T105">[-scope </text:span></text:span><text:span text:style-name="Command_20_Argument"><text:span text:style-name="T106">scope</text:span></text:span><text:span text:style-name="Command_20_Argument"><text:span text:style-name="T105">]<text:line-break/></text:span></text:span><text:span text:style-name="Command_20_Argument">filename</text:span></text:p>
          </table:table-cell>
        </table:table-row>
        <table:table-row table:style-name="Table131.1">
          <table:table-cell table:style-name="Table131.A2" office:value-type="string">
            <text:p text:style-name="P92"><text:span text:style-name="Command_20_Argument"><text:span text:style-name="T106">scope</text:span></text:span></text:p>
          </table:table-cell>
          <table:table-cell table:style-name="Table131.A2" office:value-type="string">
            <text:p text:style-name="P93">T<text:span text:style-name="Default_20_Paragraph_20_Font">he </text:span><text:span text:style-name="Default_20_Paragraph_20_Font"><text:span text:style-name="T104">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92"><text:span text:style-name="Command_20_Argument">filename</text:span></text:p>
          </table:table-cell>
          <table:table-cell table:style-name="Table131.A2" office:value-type="string">
            <text:p text:style-name="P94"><text:span text:style-name="Default_20_Paragraph_20_Font">The name of the </text:span><text:span text:style-name="Default_20_Paragraph_20_Font"><text:span text:style-name="T104">SAIF</text:span></text:span><text:span text:style-name="Default_20_Paragraph_20_Font"> file to read.</text:span></text:p>
          </table:table-cell>
        </table:table-row>
      </table:table>
      <text:p text:style-name="P95"><text:span text:style-name="T107">The </text:span><text:span text:style-name="Command_20_Heading"><text:span text:style-name="T108">read_</text:span></text:span><text:span text:style-name="Command_20_Heading"><text:span text:style-name="T109">saif</text:span></text:span><text:span text:style-name="T107"> command reads a </text:span><text:span text:style-name="T104">SAIF</text:span><text:span text:style-name="T107"> (Switching Activity Interchange Format) file from a Verilog simulat</text:span><text:span text:style-name="T110">ion</text:span><text:span text:style-name="T107"> and extracts pin activities and duty cycles for use in power estimation. </text:span><text:span text:style-name="T111">Files compressed with gzip are supported. </text:span><text:span text:style-name="T112">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50314608"/><text:span text:style-name="Command_20_Heading">read_sdc</text:span><text:alphabetical-index-mark-end text:id="IMark105553250314608"/></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50314608"/><text:span text:style-name="Command_20_Heading">read_sdf</text:span><text:alphabetical-index-mark-end text:id="IMark105553250314608"/></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2">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ext:soft-page-break/>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3">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29"><text:alphabetical-index-mark-start text:id="IMark105553250314608"/><text:span text:style-name="Command_20_Heading">read_spef</text:span><text:alphabetical-index-mark-end text:id="IMark105553250314608"/></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3">[-keep_capacitive_coupling]<text:line-break/>[-coupling_reduction_factor </text:span><text:span text:style-name="T114">factor</text:span><text:span text:style-name="T113">]</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5">min</text:span></text:p>
          </table:table-cell>
          <table:table-cell table:style-name="Table146.A2" office:value-type="string">
            <text:p text:style-name="P96"><text:span text:style-name="Default_20_Paragraph_20_Font">Annotate parasitics for min delays.</text:span></text:p>
          </table:table-cell>
        </table:table-row>
        <table:table-row table:style-name="Table146.1">
          <table:table-cell table:style-name="Table146.A2" office:value-type="string">
            <text:p text:style-name="P29">-<text:span text:style-name="T115">max</text:span></text:p>
          </table:table-cell>
          <table:table-cell table:style-name="Table146.A2" office:value-type="string">
            <text:p text:style-name="P96"><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5">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7"><text:span text:style-name="Command_20_Argument"><text:span text:style-name="T116">-corner</text:span></text:span><text:span text:style-name="Command"><text:span text:style-name="T117"> </text:span></text:span><text:span text:style-name="Command"><text:span text:style-name="T24">corner</text:span></text:span></text:p>
          </table:table-cell>
          <table:table-cell table:style-name="Table146.A2" office:value-type="string">
            <text:p text:style-name="P40"><text:span text:style-name="Default_20_Paragraph_20_Font"><text:span text:style-name="T115">Annotate parasitics for one</text:span></text:span><text:span text:style-name="Default_20_Paragraph_20_Font"> process corner.</text:span></text:p>
          </table:table-cell>
        </table:table-row>
        <table:table-row table:style-name="Table146.1">
          <table:table-cell table:style-name="Table146.A2" office:value-type="string">
            <text:p text:style-name="P98">‑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9">‑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8">The default value is 1.0.</text:span></text:span></text:p>
          </table:table-cell>
        </table:table-row>
        <table:table-row table:style-name="Table146.1">
          <table:table-cell table:style-name="Table146.A2" office:value-type="string">
            <text:p text:style-name="P100"><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9">and do not save the detailed parastic network</text:span></text:span><text:span text:style-name="Default_20_Paragraph_20_Font">.</text:span></text:p>
          </table:table-cell>
        </table:table-row>
        <text:soft-page-break/>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50314608"/>SPEF<text:alphabetical-index-mark-end text:id="IMark105553250314608"/> format. <text:span text:style-name="T120">Use the </text:span><text:span text:style-name="T121">‑</text:span><text:span text:style-name="T122">report_parasitic_annotation</text:span><text:span text:style-name="T120"> command to check for nets that are not annotated.</text:span></text:p>
      <text:p text:style-name="Body">Files compressed with gzip are automatically uncompressed.</text:p>
      <text:p text:style-name="P101">Separate parasitics can be annotated for <text:span text:style-name="T123">corners and </text:span>min and max paths using the <text:span text:style-name="T50">-</text:span><text:span text:style-name="T124">corner, </text:span><text:span text:style-name="Command">–min</text:span><text:span text:style-name="Command"><text:span text:style-name="T125"> and </text:span></text:span><text:span text:style-name="Command">-max</text:span> arguments. <text:span text:style-name="T126">To use the same parastiics for every corner and for min/max delay calculation read the SPEF without </text:span><text:span text:style-name="Command"><text:span text:style-name="T126">-corner</text:span></text:span><text:span text:style-name="T126">, </text:span><text:span text:style-name="Command"><text:span text:style-name="T126">-min</text:span></text:span><text:span text:style-name="T126">, and </text:span><text:span text:style-name="Command"><text:span text:style-name="T126">-max</text:span></text:span><text:span text:style-name="T126"> options. </text:span></text:p>
      <text:p text:style-name="Example_20__20_indented"><text:span text:style-name="Command">read_spef</text:span> <text:span text:style-name="Command_20_Argument"><text:span text:style-name="T126">spef1</text:span></text:span></text:p>
      <text:p text:style-name="P101"><text:span text:style-name="T126">To use separate parastics for min/max delay, use the </text:span><text:span text:style-name="Command"><text:span text:style-name="T126">-min</text:span></text:span><text:span text:style-name="T126">, and </text:span><text:span text:style-name="Command"><text:span text:style-name="T126">-max</text:span></text:span><text:span text:style-name="T126"> options for each SPEF file.</text:span></text:p>
      <text:p text:style-name="P102"><text:span text:style-name="Command">read_spef</text:span> <text:span text:style-name="Command"><text:span text:style-name="T126">-min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max </text:span></text:span><text:span text:style-name="Command_20_Argument"><text:span text:style-name="T126">spef2</text:span></text:span></text:p>
      <text:p text:style-name="P103"><text:span text:style-name="T126">To use separate parastics for each corner, use the </text:span><text:span text:style-name="Command"><text:span text:style-name="T126">-corner</text:span></text:span><text:span text:style-name="T126"> option for each SPEF file.</text:span></text:p>
      <text:p text:style-name="P102"><text:span text:style-name="Command">read_spef</text:span> <text:span text:style-name="Command"><text:span text:style-name="T126">-corner ss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corner tt spef2</text:span></text:span><text:span text:style-name="Command_20_Argument"><text:span text:style-name="T126"><text:line-break/></text:span></text:span><text:span text:style-name="Command"><text:span text:style-name="T126">read_spef</text:span></text:span><text:span text:style-name="Command_20_Argument"><text:span text:style-name="T126"> </text:span></text:span><text:span text:style-name="Command"><text:span text:style-name="T126">-corner ff </text:span></text:span><text:span text:style-name="Command_20_Argument"><text:span text:style-name="T126">spef3</text:span></text:span></text:p>
      <text:p text:style-name="P101"><text:span text:style-name="T126">To use separate parastics for each corner and separate min/max delay calculation, use the </text:span><text:span text:style-name="Command"><text:span text:style-name="T126">-corner</text:span></text:span><text:span text:style-name="T126"> option along with the </text:span><text:span text:style-name="Command"><text:span text:style-name="T126">-min</text:span></text:span><text:span text:style-name="T126">, and </text:span><text:span text:style-name="Command"><text:span text:style-name="T126">-max</text:span></text:span><text:span text:style-name="T126"> options.</text:span></text:p>
      <text:p text:style-name="P102"><text:span text:style-name="Command">read_spef</text:span> <text:span text:style-name="Command"><text:span text:style-name="T126">-corner ss -min </text:span></text:span><text:span text:style-name="Command_20_Argument"><text:span text:style-name="T126">spef1</text:span></text:span><text:span text:style-name="Command_20_Argument"><text:line-break/></text:span><text:span text:style-name="Command">read_spef</text:span><text:span text:style-name="Command_20_Argument"> </text:span><text:span text:style-name="Command"><text:span text:style-name="T126">-corner ss -max spef2</text:span></text:span><text:span text:style-name="Command_20_Argument"><text:span text:style-name="T126"><text:line-break/></text:span></text:span><text:span text:style-name="Command"><text:span text:style-name="T126">read_spef</text:span></text:span><text:span text:style-name="Command_20_Argument"><text:span text:style-name="T126"> </text:span></text:span><text:span text:style-name="Command"><text:span text:style-name="T126">-corner ff -min spef</text:span></text:span><text:span text:style-name="Command_20_Argument"><text:span text:style-name="T126">3<text:line-break/></text:span></text:span><text:span text:style-name="Command"><text:span text:style-name="T126">read_spef</text:span></text:span><text:span text:style-name="Command_20_Argument"><text:span text:style-name="T126"> </text:span></text:span><text:span text:style-name="Command"><text:span text:style-name="T126">-corner ff -max spef</text:span></text:span><text:span text:style-name="Command_20_Argument"><text:span text:style-name="T126">4</text:span></text:span></text:p>
      <text:p text:style-name="P101">With the <text:span text:style-name="Command">-reduce</text:span> <text:span text:style-name="T127">option</text:span>, the current delay calculator reduces the parastic network to the appropriate type and deletes the parasitic network. <text:span text:style-name="T119">This </text:span>substantially reduc<text:span text:style-name="T119">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4">If the SPEF file contains triplet values the first value is used.</text:p>
      <text:p text:style-name="P105">Parasitic networks (DSPEF) can be annotated on hierarchical block<text:span text:style-name="T120">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ext:soft-page-break/>
        <table:table-row table:style-name="Table32.1">
          <table:table-cell table:style-name="Table32.A1" office:value-type="string">
            <text:p text:style-name="P106"><text:alphabetical-index-mark-start text:id="IMark105553250314608"/><text:span text:style-name="Command_20_Heading">read_</text:span><text:span text:style-name="Command_20_Heading"><text:span text:style-name="T128">vcd</text:span></text:span><text:alphabetical-index-mark-end text:id="IMark105553250314608"/></text:p>
          </table:table-cell>
          <table:table-cell table:style-name="Table32.A1" office:value-type="string">
            <text:p text:style-name="P106"><text:span text:style-name="Command_20_Argument"><text:span text:style-name="T105">[-scope </text:span></text:span><text:span text:style-name="Command_20_Argument"><text:span text:style-name="T106">scope</text:span></text:span><text:span text:style-name="Command_20_Argument"><text:span text:style-name="T105">]<text:line-break/></text:span></text:span><text:span text:style-name="Command_20_Argument">filename</text:span></text:p>
          </table:table-cell>
        </table:table-row>
        <table:table-row table:style-name="Table32.1">
          <table:table-cell table:style-name="Table32.A2" office:value-type="string">
            <text:p text:style-name="P106"><text:span text:style-name="Command_20_Argument"><text:span text:style-name="T106">scope</text:span></text:span></text:p>
          </table:table-cell>
          <table:table-cell table:style-name="Table32.A2" office:value-type="string">
            <text:p text:style-name="P107">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6"><text:span text:style-name="Command_20_Argument">filename</text:span></text:p>
          </table:table-cell>
          <table:table-cell table:style-name="Table32.A2" office:value-type="string">
            <text:p text:style-name="P108"><text:span text:style-name="Default_20_Paragraph_20_Font">The name of the </text:span><text:span text:style-name="Default_20_Paragraph_20_Font"><text:span text:style-name="T107">VCD</text:span></text:span><text:span text:style-name="Default_20_Paragraph_20_Font"> file to read.</text:span></text:p>
          </table:table-cell>
        </table:table-row>
      </table:table>
      <text:p text:style-name="P109"><text:span text:style-name="T107">The </text:span><text:span text:style-name="Command_20_Heading"><text:span text:style-name="T108">read_</text:span></text:span><text:span text:style-name="Command_20_Heading"><text:span text:style-name="T129">vcd</text:span></text:span><text:span text:style-name="T107"> command reads a VCD (Value Change Dump) file from a Verilog simulat</text:span><text:span text:style-name="T110">ion</text:span><text:span text:style-name="T107"> and extracts pin activities and duty cycles for use in power estimation. </text:span><text:span text:style-name="T111">Files compressed with gzip are supported. </text:span><text:span text:style-name="T112">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50314608"/><text:span text:style-name="Command_20_Heading">read_verilog</text:span><text:alphabetical-index-mark-end text:id="IMark105553250314608"/></text:p>
          </table:table-cell>
          <table:table-cell table:style-name="Table41.A1" office:value-type="string">
            <text:p text:style-name="P29"><text:span text:style-name="Command_20_Argument">filename</text:span></text:p>
          </table:table-cell>
        </table:table-row>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50314608"/>verilog netlist<text:alphabetical-index-mark-end text:id="IMark105553250314608"/>. After all verilog netlist and Liberty libraries are read the design must be linked with the <text:span text:style-name="Command">link_design</text:span> command.</text:p>
      <text:p text:style-name="Body">Verilog 2001 module port declaratation<text:span text:style-name="T110">s are </text:span>support<text:span text:style-name="T11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50314608"/><text:span text:style-name="Command_20_Heading">replace_cell</text:span><text:alphabetical-index-mark-end text:id="IMark105553250314608"/></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30">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10"><text:alphabetical-index-mark-start text:id="IMark105553250314608"/><text:span text:style-name="Command_20_Heading">replace_</text:span><text:span text:style-name="Command_20_Heading"><text:span text:style-name="T131">activity_annotation</text:span></text:span><text:alphabetical-index-mark-end text:id="IMark105553250314608"/></text:p>
          </table:table-cell>
          <table:table-cell table:style-name="Table160.A1" office:value-type="string">
            <text:p text:style-name="P110"><text:span text:style-name="Command"><text:span text:style-name="T22">[-report_unannotated]<text:line-break/>[-report_annotated]</text:span></text:span></text:p>
          </table:table-cell>
        </table:table-row>
        <table:table-row table:style-name="Table160.1">
          <table:table-cell table:style-name="Table160.A2" office:value-type="string">
            <text:p text:style-name="P110"><text:span text:style-name="Command"><text:span text:style-name="T22">-report_unannotated</text:span></text:span></text:p>
          </table:table-cell>
          <table:table-cell table:style-name="Table160.A2" office:value-type="string">
            <text:p text:style-name="P111"><text:span text:style-name="Default_20_Paragraph_20_Font"><text:span text:style-name="T131">Report unannotated pins.</text:span></text:span></text:p>
          </table:table-cell>
        </table:table-row>
        <table:table-row table:style-name="Table160.1">
          <table:table-cell table:style-name="Table160.A2" office:value-type="string">
            <text:p text:style-name="P110"><text:span text:style-name="Command"><text:span text:style-name="T22">-report_unannotated</text:span></text:span></text:p>
          </table:table-cell>
          <table:table-cell table:style-name="Table160.A2" office:value-type="string">
            <text:p text:style-name="P111"><text:span text:style-name="Default_20_Paragraph_20_Font"><text:span text:style-name="T131">Report annotated pins.</text:span></text:span></text:p>
          </table:table-cell>
        </table:table-row>
      </table:table>
      <text:p text:style-name="P112"><text:soft-page-break/>Report <text:span text:style-name="T132">a summary of </text:span>pins that are annotated by <text:span text:style-name="T50">read_vcd,</text:span> <text:span text:style-name="T50">read_saif</text:span> or <text:span text:style-name="T50">set_power_activity</text:span>. <text:span text:style-name="T133">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50314608"/><text:span text:style-name="Command_20_Heading">report_annotated_check</text:span><text:alphabetical-index-mark-end text:id="IMark105553250314608"/></text:p>
          </table:table-cell>
          <table:table-cell table:style-name="Table55.A1" office:value-type="string">
            <text:p text:style-name="P113"><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4"><text:span text:style-name="Command"><text:span text:style-name="T134">-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5">The <text:span text:style-name="Command_20_Heading"><text:span text:style-name="T13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29"><text:alphabetical-index-mark-start text:id="IMark105553250314608"/><text:span text:style-name="Command_20_Heading">report_annotated_delay</text:span><text:alphabetical-index-mark-end text:id="IMark105553250314608"/></text:p>
          </table:table-cell>
          <table:table-cell table:style-name="Table56.A1" office:value-type="string">
            <text:p text:style-name="P113"><text:span text:style-name="T113">[-cell]<text:line-break/>[-net]<text:line-break/>[-from_in_ports]<text:line-break/>[-to_out_ports]</text:span><text:span text:style-name="T136"><text:line-break/></text:span><text:span text:style-name="Command">[-max_line</text:span><text:span text:style-name="Command"><text:span text:style-name="T137">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8">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8">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16"><text:span text:style-name="Command"><text:span text:style-name="T22">-max_line</text:span></text:span><text:span text:style-name="Command"><text:span text:style-name="T139">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5">The <text:span text:style-name="Command_20_Heading"><text:span text:style-name="T13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40">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17"><text:alphabetical-index-mark-start text:id="IMark105553250314608"/><text:span text:style-name="Command_20_Heading">report_checks</text:span><text:alphabetical-index-mark-end text:id="IMark105553250314608"/></text:p>
          </table:table-cell>
          <table:table-cell table:style-name="Table52.A1" office:value-type="string">
            <text:p text:style-name="P117">[-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41">s</text:span>]<text:line-break/>[-format end|full|short|summary<text:line-break/> <text:s text:c="11"/>|full_clock|full_clock_expanded<text:line-break/> <text:s text:c="11"/><text:span text:style-name="T142">|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able:table-row table:style-name="Table52.1">
          <table:table-cell table:style-name="Table52.A2" office:value-type="string">
            <text:p text:style-name="P118"><text:span text:style-name="T22">-from </text:span>from_list</text:p>
          </table:table-cell>
          <table:table-cell table:style-name="Table52.A2" office:value-type="string">
            <text:p text:style-name="P119"><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ext:span><text:span text:style-name="T41">rise_</text:span><text:span text:style-name="T22">from </text:span>from_list</text:p>
          </table:table-cell>
          <table:table-cell table:style-name="Table52.A2" office:value-type="string">
            <text:p text:style-name="P119"><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ext:span><text:span text:style-name="T41">fall_</text:span><text:span text:style-name="T22">from </text:span>from_list</text:p>
          </table:table-cell>
          <table:table-cell table:style-name="Table52.A2" office:value-type="string">
            <text:p text:style-name="P119"><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8"><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8"><text:span text:style-name="T22">-</text:span><text:span text:style-name="T42">rise_</text:span><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8"><text:span text:style-name="T22">-</text:span><text:span text:style-name="T42">fall_</text:span><text:span text:style-name="T22">through </text:span>through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8"><text:span text:style-name="T22">-</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8"><text:span text:style-name="T22">-</text:span><text:span text:style-name="T42">rise_</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8"><text:span text:style-name="T22">-</text:span><text:span text:style-name="T42">fall_</text:span><text:span text:style-name="T44">to </text:span>to_list</text:p>
          </table:table-cell>
          <table:table-cell table:style-name="Table52.A2" office:value-type="string">
            <text:p text:style-name="P119"><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P119"><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7"><text:span text:style-name="Command">-path_delay min</text:span></text:p>
          </table:table-cell>
          <table:table-cell table:style-name="Table52.A2" office:value-type="string">
            <text:p text:style-name="P119"><text:span text:style-name="Default_20_Paragraph_20_Font">Report min path (hold) checks.</text:span></text:p>
          </table:table-cell>
        </table:table-row>
        <table:table-row table:style-name="Table52.13">
          <table:table-cell table:style-name="Table52.A2" office:value-type="string">
            <text:p text:style-name="P117"><text:span text:style-name="Command">-path_delay min_rise</text:span></text:p>
          </table:table-cell>
          <table:table-cell table:style-name="Table52.A2" office:value-type="string">
            <text:p text:style-name="P119"><text:span text:style-name="Default_20_Paragraph_20_Font">Report min path (hold) checks for rising endpoints.</text:span></text:p>
          </table:table-cell>
        </table:table-row>
        <table:table-row table:style-name="Table52.1">
          <table:table-cell table:style-name="Table52.A2" office:value-type="string">
            <text:p text:style-name="P117"><text:span text:style-name="Command">-path_delay min_fall</text:span></text:p>
          </table:table-cell>
          <table:table-cell table:style-name="Table52.A2" office:value-type="string">
            <text:p text:style-name="P119"><text:span text:style-name="Default_20_Paragraph_20_Font">Report min path (hold) checks for falling endpoints.</text:span></text:p>
          </table:table-cell>
        </table:table-row>
        <table:table-row table:style-name="Table52.1">
          <table:table-cell table:style-name="Table52.A2" office:value-type="string">
            <text:p text:style-name="P117"><text:span text:style-name="Command">-path_delay max</text:span></text:p>
          </table:table-cell>
          <table:table-cell table:style-name="Table52.A2" office:value-type="string">
            <text:p text:style-name="P119"><text:span text:style-name="Default_20_Paragraph_20_Font">Report max path (setup) checks.</text:span></text:p>
          </table:table-cell>
        </table:table-row>
        <table:table-row table:style-name="Table52.1">
          <table:table-cell table:style-name="Table52.A2" office:value-type="string">
            <text:p text:style-name="P117"><text:span text:style-name="Command">-path_delay max_rise</text:span></text:p>
          </table:table-cell>
          <table:table-cell table:style-name="Table52.A2" office:value-type="string">
            <text:p text:style-name="P119"><text:span text:style-name="Default_20_Paragraph_20_Font">Report max path (setup) checks for rising endpoints.</text:span></text:p>
          </table:table-cell>
        </table:table-row>
        <table:table-row table:style-name="Table52.1">
          <table:table-cell table:style-name="Table52.A2" office:value-type="string">
            <text:p text:style-name="P117"><text:span text:style-name="Command">-path_delay max_fall</text:span></text:p>
          </table:table-cell>
          <table:table-cell table:style-name="Table52.A2" office:value-type="string">
            <text:p text:style-name="P119"><text:span text:style-name="Default_20_Paragraph_20_Font">Report max path (setup) checks for falling endpoints.</text:span></text:p>
          </table:table-cell>
        </table:table-row>
        <table:table-row table:style-name="Table52.1">
          <table:table-cell table:style-name="Table52.A2" office:value-type="string">
            <text:p text:style-name="P117"><text:span text:style-name="Command">-path_delay min_max</text:span></text:p>
          </table:table-cell>
          <table:table-cell table:style-name="Table52.A2" office:value-type="string">
            <text:p text:style-name="P119"><text:span text:style-name="Default_20_Paragraph_20_Font">Report max and max path (setup and hold) checks.</text:span></text:p>
          </table:table-cell>
        </table:table-row>
        <table:table-row table:style-name="Table52.1">
          <table:table-cell table:style-name="Table52.A2" office:value-type="string">
            <text:p text:style-name="P118"><text:span text:style-name="T22">-group_path_count </text:span>path_count</text:p>
          </table:table-cell>
          <table:table-cell table:style-name="Table52.A2" office:value-type="string">
            <text:p text:style-name="P119"><text:span text:style-name="Default_20_Paragraph_20_Font">The number of paths to report in each path group. The default is 1.</text:span></text:p>
          </table:table-cell>
        </table:table-row>
        <table:table-row table:style-name="Table52.1">
          <table:table-cell table:style-name="Table52.A2" office:value-type="string">
            <text:p text:style-name="P118"><text:span text:style-name="T22">-endpoint_path_count</text:span> endpoint_path_count</text:p>
          </table:table-cell>
          <table:table-cell table:style-name="Table52.A2" office:value-type="string">
            <text:p text:style-name="P119"><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P119"><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21"><text:span text:style-name="T22">-</text:span><text:span text:style-name="T143">corner </text:span>corner</text:p>
          </table:table-cell>
          <table:table-cell table:style-name="Table52.A2" office:value-type="string">
            <text:p text:style-name="P119"><text:span text:style-name="Default_20_Paragraph_20_Font"><text:span text:style-name="T144">R</text:span></text:span><text:span text:style-name="Default_20_Paragraph_20_Font">eport paths for </text:span><text:span text:style-name="Default_20_Paragraph_20_Font"><text:span text:style-name="T144">one</text:span></text:span><text:span text:style-name="Default_20_Paragraph_20_Font"> process corner. </text:span><text:span text:style-name="Default_20_Paragraph_20_Font"><text:span text:style-name="T145">The</text:span></text:span><text:span text:style-name="Default_20_Paragraph_20_Font"> default </text:span><text:span text:style-name="Default_20_Paragraph_20_Font"><text:span text:style-name="T145">is to report</text:span></text:span><text:span text:style-name="Default_20_Paragraph_20_Font"> paths </text:span><text:span text:style-name="Default_20_Paragraph_20_Font"><text:span text:style-name="T145">for</text:span></text:span><text:span text:style-name="Default_20_Paragraph_20_Font"> all process corners.</text:span></text:p>
          </table:table-cell>
        </table:table-row>
        <table:table-row table:style-name="Table52.1">
          <table:table-cell table:style-name="Table52.A2" office:value-type="string">
            <text:p text:style-name="P118"><text:span text:style-name="T22">-slack_max </text:span>max_slack</text:p>
          </table:table-cell>
          <table:table-cell table:style-name="Table52.A2" office:value-type="string">
            <text:p text:style-name="P119"><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8"><text:span text:style-name="T22">-slack_min </text:span>min_slack</text:p>
          </table:table-cell>
          <table:table-cell table:style-name="Table52.A2" office:value-type="string">
            <text:p text:style-name="P119"><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7">-sort_by_slack</text:p>
          </table:table-cell>
          <table:table-cell table:style-name="Table52.A2" office:value-type="string">
            <text:p text:style-name="P119"><text:span text:style-name="Default_20_Paragraph_20_Font">Sort paths by slack rather than slack grouped by path group.</text:span></text:p>
          </table:table-cell>
        </table:table-row>
        <table:table-row table:style-name="Table52.1">
          <table:table-cell table:style-name="Table52.A2" office:value-type="string">
            <text:p text:style-name="P118"><text:span text:style-name="T22">-path_group </text:span>group<text:span text:style-name="T146">s</text:span></text:p>
          </table:table-cell>
          <table:table-cell table:style-name="Table52.A2" office:value-type="string">
            <text:p text:style-name="P119"><text:span text:style-name="Default_20_Paragraph_20_Font">List of path group</text:span><text:span text:style-name="Default_20_Paragraph_20_Font"><text:span text:style-name="T146">s</text:span></text:span><text:span text:style-name="Default_20_Paragraph_20_Font"> to report. </text:span><text:span text:style-name="Default_20_Paragraph_20_Font"><text:span text:style-name="T146">The default is to report a</text:span></text:span><text:span text:style-name="Default_20_Paragraph_20_Font">ll path groups.</text:span></text:p>
          </table:table-cell>
        </table:table-row>
        <table:table-row table:style-name="Table52.1">
          <table:table-cell table:style-name="Table52.A2" office:value-type="string">
            <text:p text:style-name="P117">-format end</text:p>
          </table:table-cell>
          <table:table-cell table:style-name="Table52.A2" office:value-type="string">
            <text:p text:style-name="P119"><text:span text:style-name="Default_20_Paragraph_20_Font">Report path ends in one line with delay, required time and slack.</text:span></text:p>
          </table:table-cell>
        </table:table-row>
        <text:soft-page-break/>
        <table:table-row table:style-name="Table52.1">
          <table:table-cell table:style-name="Table52.A2" office:value-type="string">
            <text:p text:style-name="P117">-format full</text:p>
          </table:table-cell>
          <table:table-cell table:style-name="Table52.A2" office:value-type="string">
            <text:p text:style-name="P119"><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7">-format full_clock</text:p>
          </table:table-cell>
          <table:table-cell table:style-name="Table52.A2" office:value-type="string">
            <text:p text:style-name="P119"><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7">-format full_clock_expanded</text:p>
          </table:table-cell>
          <table:table-cell table:style-name="Table52.A2" office:value-type="string">
            <text:p text:style-name="P119"><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7">-format short</text:p>
          </table:table-cell>
          <table:table-cell table:style-name="Table52.A2" office:value-type="string">
            <text:p text:style-name="P119"><text:span text:style-name="Default_20_Paragraph_20_Font">Report only path start and end points.</text:span></text:p>
          </table:table-cell>
        </table:table-row>
        <table:table-row table:style-name="Table52.1">
          <table:table-cell table:style-name="Table52.A2" office:value-type="string">
            <text:p text:style-name="P117">-format summary</text:p>
          </table:table-cell>
          <table:table-cell table:style-name="Table52.A2" office:value-type="string">
            <text:p text:style-name="P119"><text:span text:style-name="Default_20_Paragraph_20_Font">Report only path ends with delay.</text:span></text:p>
          </table:table-cell>
        </table:table-row>
        <table:table-row table:style-name="Table52.1">
          <table:table-cell table:style-name="Table52.A2" office:value-type="string">
            <text:p text:style-name="P117">-format <text:span text:style-name="T147">json</text:span></text:p>
          </table:table-cell>
          <table:table-cell table:style-name="Table52.A2" office:value-type="string">
            <text:p text:style-name="P122"><text:span text:style-name="T147">Report in json format. </text:span><text:span text:style-name="T148">-</text:span><text:span text:style-name="T149">fields</text:span><text:span text:style-name="T150"> </text:span><text:span text:style-name="T151">is ignored.</text:span></text:p>
          </table:table-cell>
        </table:table-row>
        <table:table-row table:style-name="Table52.1">
          <table:table-cell table:style-name="Table52.A2" office:value-type="string">
            <text:p text:style-name="P121"><text:span text:style-name="T22">-</text:span><text:span text:style-name="T150">fields </text:span>fields</text:p>
          </table:table-cell>
          <table:table-cell table:style-name="Table52.A2" office:value-type="string">
            <text:p text:style-name="P117"><text:span text:style-name="Default_20_Paragraph_20_Font">List of </text:span><text:span text:style-name="Default_20_Paragraph_20_Font"><text:span text:style-name="T50">capacitance|slew|input_pins|</text:span></text:span><text:span text:style-name="Default_20_Paragraph_20_Font"><text:span text:style-name="T152">hierarcial_pins|</text:span></text:span><text:span text:style-name="Default_20_Paragraph_20_Font"><text:span text:style-name="T50">nets|fanout</text:span></text:span><text:span text:style-name="Default_20_Paragraph_20_Font"><text:span text:style-name="T153">|src_attr</text:span></text:span></text:p>
          </table:table-cell>
        </table:table-row>
        <table:table-row table:style-name="Table52.1">
          <table:table-cell table:style-name="Table52.A2" office:value-type="string">
            <text:p text:style-name="P121"><text:span text:style-name="T22">-</text:span><text:span text:style-name="T150">digits </text:span>digits</text:p>
          </table:table-cell>
          <table:table-cell table:style-name="Table52.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7">-no_line_splits</text:p>
          </table:table-cell>
          <table:table-cell table:style-name="Table52.A2" office:value-type="string">
            <text:p text:style-name="P123"><text:span text:style-name="Default_20_Paragraph_20_Font">Do not split long lines into multiple lines.</text:span></text:p>
          </table:table-cell>
        </table:table-row>
      </table:table>
      <text:p text:style-name="P124">The <text:span text:style-name="Command">report_checks</text:span> command reports paths in the design. <text:span text:style-name="T154">Paths are reported in groups by capture clock, unclocked path delays, gated clocks and unconstrained.</text:span></text:p>
      <text:p text:style-name="P12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29"><text:alphabetical-index-mark-start text:id="IMark105553250314608"/><text:span text:style-name="Command_20_Heading">report_check_types</text:span><text:alphabetical-index-mark-end text:id="IMark10555325031460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ext:soft-page-break/>
        <table:table-row table:style-name="Table59.1">
          <table:table-cell table:style-name="Table59.A2" office:value-type="string">
            <text:p text:style-name="P29"><text:span text:style-name="Command_20_Argument"><text:span text:style-name="T155">-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6">-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6">slack_only</text:span></text:p>
          </table:table-cell>
          <table:table-cell table:style-name="Table59.A2" office:value-type="string">
            <text:p text:style-name="P40"><text:span text:style-name="Default_20_Paragraph_20_Font"><text:span text:style-name="T156">R</text:span></text:span><text:span text:style-name="Default_20_Paragraph_20_Font">eport the minumum slack for each </text:span><text:span text:style-name="Default_20_Paragraph_20_Font"><text:span text:style-name="T156">timing </text:span></text:span><text:span text:style-name="Default_20_Paragraph_20_Font">check.</text:span></text:p>
          </table:table-cell>
        </table:table-row>
        <table:table-row table:style-name="Table59.1">
          <table:table-cell table:style-name="Table59.A2" office:value-type="string">
            <text:p text:style-name="P29">-format <text:span text:style-name="T156">end</text:span></text:p>
          </table:table-cell>
          <table:table-cell table:style-name="Table59.A2" office:value-type="string">
            <text:p text:style-name="Example"><text:span text:style-name="Default_20_Paragraph_20_Font"><text:span text:style-name="T156">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50">digits </text:span>digits</text:p>
          </table:table-cell>
          <table:table-cell table:style-name="Table59.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8"><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9"><text:alphabetical-index-mark-start text:id="IMark105553250314608"/><text:alphabetical-index-mark-start text:id="IMark105553250314528"/><text:span text:style-name="Command_20_Heading">report_clock_</text:span><text:span text:style-name="Command_20_Heading"><text:span text:style-name="T157">latency</text:span></text:span><text:alphabetical-index-mark-end text:id="IMark105553250314528"/><text:alphabetical-index-mark-end text:id="IMark105553250314608"/></text:p>
          </table:table-cell>
          <table:table-cell table:style-name="Table142.A1" office:value-type="string">
            <text:p text:style-name="P130">[-clock <text:span text:style-name="T1">clocks</text:span>]<text:line-break/><text:span text:style-name="T158">[</text:span><text:span text:style-name="T159">-include_internal_latency</text:span><text:span text:style-name="T160">]</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31"><text:span text:style-name="T22">-clock </text:span><text:span text:style-name="T33">clocks</text:span></text:p>
          </table:table-cell>
          <table:table-cell table:style-name="Table142.A2" office:value-type="string">
            <text:p text:style-name="P132"><text:span text:style-name="Default_20_Paragraph_20_Font">The clocks to report.</text:span></text:p>
          </table:table-cell>
        </table:table-row>
        <text:soft-page-break/>
        <table:table-row table:style-name="Table142.1">
          <table:table-cell table:style-name="Table142.A2" office:value-type="string">
            <text:p text:style-name="P133">-include_internal_latency</text:p>
          </table:table-cell>
          <table:table-cell table:style-name="Table142.A2" office:value-type="string">
            <text:p text:style-name="P134">Include internal clock latency from liberty min/max_clock_tree_path timing groups.</text:p>
          </table:table-cell>
        </table:table-row>
        <table:table-row table:style-name="Table142.1">
          <table:table-cell table:style-name="Table142.A2" office:value-type="string">
            <text:p text:style-name="P131"><text:span text:style-name="T22">-digits</text:span> digits</text:p>
          </table:table-cell>
          <table:table-cell table:style-name="Table142.A2" office:value-type="string">
            <text:p text:style-name="P132"><text:span text:style-name="Default_20_Paragraph_20_Font">The number of digits to report for delays.</text:span></text:p>
          </table:table-cell>
        </table:table-row>
      </table:table>
      <text:p text:style-name="P135">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50314608"/><text:span text:style-name="Command_20_Heading">report_clock_min_period</text:span><text:alphabetical-index-mark-end text:id="IMark105553250314608"/></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6"><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50314608"/><text:span text:style-name="Command_20_Heading">report_clock_properties</text:span><text:alphabetical-index-mark-end text:id="IMark105553250314608"/></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29"><text:alphabetical-index-mark-start text:id="IMark105553250314608"/><text:alphabetical-index-mark-start text:id="IMark105553250314528"/><text:span text:style-name="Command_20_Heading">report_clock_skew</text:span><text:alphabetical-index-mark-end text:id="IMark105553250314528"/><text:alphabetical-index-mark-end text:id="IMark105553250314608"/></text:p>
          </table:table-cell>
          <table:table-cell table:style-name="Table157.A1" office:value-type="string">
            <text:p text:style-name="P137">[-setup|-hold]<text:line-break/>[-clock <text:span text:style-name="T1">clocks</text:span>]<text:span text:style-name="T161"><text:line-break/></text:span><text:span text:style-name="T159">[-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8"><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33">-include_internal_latency</text:p>
          </table:table-cell>
          <table:table-cell table:style-name="Table157.A2" office:value-type="string">
            <text:p text:style-name="P134">Include internal clock latency from liberty min/max_clock_tree_path timing groups.</text:p>
          </table:table-cell>
        </table:table-row>
        <table:table-row table:style-name="Table157.1">
          <table:table-cell table:style-name="Table157.A2" office:value-type="string">
            <text:p text:style-name="P138"><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9">Report the maximum difference in clock arrival between <text:span text:style-name="T162">every</text:span> source and target register <text:span text:style-name="T163">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29"><text:alphabetical-index-mark-start text:id="IMark105553250314608"/><text:span text:style-name="Command_20_Heading">report_dcalc</text:span><text:alphabetical-index-mark-end text:id="IMark105553250314608"/></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40"><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4">Report delay calculations for timing arcs from instance input pin </text:span></text:span><text:span text:style-name="Command_20_Argument"><text:span text:style-name="T164">from_pin</text:span></text:span><text:span text:style-name="Default_20_Paragraph_20_Font">.</text:span></text:p>
          </table:table-cell>
        </table:table-row>
        <table:table-row table:style-name="Table60.1">
          <table:table-cell table:style-name="Table60.A2" office:value-type="string">
            <text:p text:style-name="P33"><text:span text:style-name="T165">-to </text:span>to_pin</text:p>
          </table:table-cell>
          <table:table-cell table:style-name="Table60.A2" office:value-type="string">
            <text:p text:style-name="P141"><text:span text:style-name="Default_20_Paragraph_20_Font"><text:span text:style-name="T164">Report delay calculations for timing arcs to instance output pin to</text:span></text:span><text:span text:style-name="Command_20_Argument"><text:span text:style-name="T164">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3">corner </text:span>corner</text:p>
          </table:table-cell>
          <table:table-cell table:style-name="Table60.A2" office:value-type="string">
            <text:p text:style-name="P142"><text:span text:style-name="Default_20_Paragraph_20_Font"><text:span text:style-name="T144">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6">min</text:span></text:p>
          </table:table-cell>
          <table:table-cell table:style-name="Table60.A2" office:value-type="string">
            <text:p text:style-name="P142"><text:span text:style-name="Default_20_Paragraph_20_Font"><text:span text:style-name="T166">Report delay calculation for min delays.</text:span></text:span></text:p>
          </table:table-cell>
        </table:table-row>
        <table:table-row table:style-name="Table60.1">
          <table:table-cell table:style-name="Table60.A2" office:value-type="string">
            <text:p text:style-name="P47">-<text:span text:style-name="T166">max</text:span></text:p>
          </table:table-cell>
          <table:table-cell table:style-name="Table60.A2" office:value-type="string">
            <text:p text:style-name="P142"><text:span text:style-name="Default_20_Paragraph_20_Font"><text:span text:style-name="T166">Report delay calculation for max delays.</text:span></text:span></text:p>
          </table:table-cell>
        </table:table-row>
        <table:table-row table:style-name="Table60.1">
          <table:table-cell table:style-name="Table60.A2" office:value-type="string">
            <text:p text:style-name="P35"><text:span text:style-name="T22">-</text:span><text:span text:style-name="T165">digits </text:span>digits</text:p>
          </table:table-cell>
          <table:table-cell table:style-name="Table60.A2" office:value-type="string">
            <text:p text:style-name="P14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29"><text:alphabetical-index-mark-start text:id="IMark105553250314608"/><text:span text:style-name="Command_20_Heading">report_disabled_edges</text:span><text:alphabetical-index-mark-end text:id="IMark105553250314608"/></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7">d_edges</text:span><text:line-break/>u1 A B constant B=0</text:p>
      <table:table table:name="Table161" table:style-name="Table161">
        <table:table-column table:style-name="Table161.A"/>
        <table:table-column table:style-name="Table161.B"/>
        <table:table-row table:style-name="Table161.1">
          <table:table-cell table:style-name="Table161.A1" office:value-type="string">
            <text:p text:style-name="P144"><text:alphabetical-index-mark-start text:id="IMark105553250314608"/><text:span text:style-name="Command_20_Heading">report_</text:span><text:span text:style-name="Command_20_Heading"><text:span text:style-name="T168">edges</text:span></text:span><text:alphabetical-index-mark-end text:id="IMark105553250314608"/></text:p>
          </table:table-cell>
          <table:table-cell table:style-name="Table161.A1" office:value-type="string">
            <text:p text:style-name="P144">[-from <text:span text:style-name="T1">from_pin</text:span>]<text:line-break/>[-to <text:span text:style-name="T1">to_pin</text:span>]</text:p>
          </table:table-cell>
        </table:table-row>
        <table:table-row table:style-name="Table161.1">
          <table:table-cell table:style-name="Table161.A2" office:value-type="string">
            <text:p text:style-name="P144"><text:span text:style-name="Command_20_Argument"><text:span text:style-name="T22">-from </text:span></text:span><text:span text:style-name="Command_20_Argument"><text:span text:style-name="T1">from_pin</text:span></text:span></text:p>
          </table:table-cell>
          <table:table-cell table:style-name="Table161.A2" office:value-type="string">
            <text:p text:style-name="P145"><text:span text:style-name="Default_20_Paragraph_20_Font"><text:span text:style-name="T164">Report </text:span></text:span><text:span text:style-name="Default_20_Paragraph_20_Font"><text:span text:style-name="T169">edges/</text:span></text:span><text:span text:style-name="Default_20_Paragraph_20_Font"><text:span text:style-name="T164">timing arcs from pin </text:span></text:span><text:span text:style-name="Command_20_Argument"><text:span text:style-name="T164">from_pin</text:span></text:span><text:span text:style-name="Default_20_Paragraph_20_Font">.</text:span></text:p>
          </table:table-cell>
        </table:table-row>
        <table:table-row table:style-name="Table161.1">
          <table:table-cell table:style-name="Table161.A2" office:value-type="string">
            <text:p text:style-name="P146"><text:span text:style-name="T165">-to </text:span>to_pin</text:p>
          </table:table-cell>
          <table:table-cell table:style-name="Table161.A2" office:value-type="string">
            <text:p text:style-name="P145"><text:span text:style-name="Default_20_Paragraph_20_Font"><text:span text:style-name="T164">Report </text:span></text:span><text:span text:style-name="Default_20_Paragraph_20_Font"><text:span text:style-name="T169">edges/</text:span></text:span><text:span text:style-name="Default_20_Paragraph_20_Font"><text:span text:style-name="T164">timing arcs to pin to</text:span></text:span><text:span text:style-name="Command_20_Argument"><text:span text:style-name="T164">_pin</text:span></text:span><text:span text:style-name="Default_20_Paragraph_20_Font">.</text:span></text:p>
          </table:table-cell>
        </table:table-row>
      </table:table>
      <text:p text:style-name="P147"><text:soft-page-break/><text:span text:style-name="T168">Report the edges/</text:span><text:span text:style-name="T169">timing arcs</text:span><text:span text:style-name="T168"> and their delays in the timing graph from/to/between pins.</text:span></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50314608"/><text:span text:style-name="Command_20_Heading">report_instance</text:span><text:alphabetical-index-mark-end text:id="IMark105553250314608"/></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50314608"/><text:span text:style-name="Command_20_Heading">report_lib_cell</text:span><text:alphabetical-index-mark-end text:id="IMark105553250314608"/></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50289824"/><text:span text:style-name="Command_20_Heading">report_net</text:span><text:alphabetical-index-mark-end text:id="IMark105553250289824"/></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able:table-row table:style-name="Table65.1">
          <table:table-cell table:style-name="Table65.A2" office:value-type="string">
            <text:p text:style-name="P148">-digits <text:span text:style-name="T24">digits</text:span></text:p>
          </table:table-cell>
          <table:table-cell table:style-name="Table65.A2" office:value-type="string">
            <text:p text:style-name="P14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50">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51"><text:alphabetical-index-mark-start text:id="IMark105553250289824"/><text:span text:style-name="Command_20_Heading">report_</text:span><text:span text:style-name="Command_20_Heading"><text:span text:style-name="T170">parasitic_annotation</text:span></text:span><text:alphabetical-index-mark-end text:id="IMark105553250289824"/></text:p>
          </table:table-cell>
          <table:table-cell table:style-name="Table127.A1" office:value-type="string">
            <text:p text:style-name="P151"><text:span text:style-name="T171">[-report_unannotated]</text:span><text:span text:style-name="T24"><text:line-break/></text:span>[&gt; <text:span text:style-name="T24">filename</text:span>]<text:line-break/>[&gt;&gt; <text:span text:style-name="T24">filename</text:span>]</text:p>
          </table:table-cell>
        </table:table-row>
        <table:table-row table:style-name="Table127.1">
          <table:table-cell table:style-name="Table127.A2" office:value-type="string">
            <text:p text:style-name="P152">-report_unannotated</text:p>
          </table:table-cell>
          <table:table-cell table:style-name="Table127.A2" office:value-type="string">
            <text:p text:style-name="P153"><text:span text:style-name="Default_20_Paragraph_20_Font">Report unannotated and partially annotated nets.</text:span></text:p>
          </table:table-cell>
        </table:table-row>
      </table:table>
      <text:p text:style-name="P154">Report SPEF parasitic annotation completeness.</text:p>
      <table:table table:name="Table67" table:style-name="Table67">
        <table:table-column table:style-name="Table67.A"/>
        <table:table-column table:style-name="Table67.B"/>
        <text:soft-page-break/>
        <table:table-row table:style-name="Table67.1">
          <table:table-cell table:style-name="Table67.A1" office:value-type="string">
            <text:p text:style-name="P29"><text:alphabetical-index-mark-start text:id="IMark105553250289824"/><text:span text:style-name="Command_20_Heading">report_power</text:span><text:alphabetical-index-mark-end text:id="IMark105553250289824"/></text:p>
          </table:table-cell>
          <table:table-cell table:style-name="Table67.A1" office:value-type="string">
            <text:p text:style-name="P29"><text:span text:style-name="T22">[-instances</text:span><text:span text:style-name="T24"> instances</text:span><text:span text:style-name="T22">]<text:line-break/></text:span><text:span text:style-name="T172">[-highest_power_instances </text:span><text:span text:style-name="T173">count</text:span><text:span text:style-name="T172">]</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55"><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74">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7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156"><text:span text:style-name="T172">-highest_power_instances </text:span><text:span text:style-name="T175">count</text:span></text:p>
          </table:table-cell>
          <table:table-cell table:style-name="Table67.A2" office:value-type="string">
            <text:p text:style-name="P157"><text:span text:style-name="Default_20_Paragraph_20_Font">Report the power for </text:span><text:span text:style-name="Default_20_Paragraph_20_Font"><text:span text:style-name="T176">the </text:span></text:span><text:span text:style-name="Default_20_Paragraph_20_Font"><text:span text:style-name="T177">count</text:span></text:span><text:span text:style-name="Default_20_Paragraph_20_Font"><text:span text:style-name="T176"> highest power instances.</text:span></text:span></text:p>
          </table:table-cell>
        </table:table-row>
        <table:table-row table:style-name="Table67.1">
          <table:table-cell table:style-name="Table67.A2" office:value-type="string">
            <text:p text:style-name="P35"><text:span text:style-name="T22">-</text:span><text:span text:style-name="T178">digits </text:span>digits</text:p>
          </table:table-cell>
          <table:table-cell table:style-name="Table67.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8"><text:span text:style-name="T179">The </text:span><text:span text:style-name="Command_20_Heading"><text:span text:style-name="T180">report_power</text:span></text:span><text:span text:style-name="T17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81">T</text:span></text:span><text:span text:style-name="Command_20_Heading"><text:span text:style-name="T182">he </text:span></text:span><text:span text:style-name="Command_20_Heading"><text:span text:style-name="T108">read_</text:span></text:span><text:span text:style-name="Command_20_Heading"><text:span text:style-name="T183">vcd or read_saif</text:span></text:span><text:span text:style-name="Command_20_Heading"><text:span text:style-name="T108"> </text:span></text:span><text:span text:style-name="Command_20_Heading"><text:span text:style-name="T182">command</text:span></text:span><text:span text:style-name="Command_20_Heading"><text:span text:style-name="T184">s</text:span></text:span><text:span text:style-name="Command_20_Heading"><text:span text:style-name="T182"> can be used to read activities </text:span></text:span><text:span text:style-name="Command_20_Heading"><text:span text:style-name="T185">from</text:span></text:span><text:span text:style-name="Command_20_Heading"><text:span text:style-name="T182"> a file </text:span></text:span><text:span text:style-name="Command_20_Heading"><text:span text:style-name="T181">based on </text:span></text:span><text:span text:style-name="Command_20_Heading"><text:span text:style-name="T186">simulation. If no simulation activities are available,</text:span></text:span> the <text:span text:style-name="Command_20_Heading"><text:span text:style-name="T130">set_power_activity</text:span></text:span><text:span text:style-name="Command_20_Heading"><text:span text:style-name="T187"> command </text:span></text:span><text:span text:style-name="Command_20_Heading"><text:span text:style-name="T186">should be used</text:span></text:span><text:span text:style-name="Command_20_Heading"><text:span text:style-name="T187"> to set </text:span></text:span><text:span text:style-name="Command_20_Heading"><text:span text:style-name="T185">the </text:span></text:span><text:span text:style-name="Command_20_Heading"><text:span text:style-name="T187">activit</text:span></text:span><text:span text:style-name="Command_20_Heading"><text:span text:style-name="T185">y</text:span></text:span><text:span text:style-name="Command_20_Heading"><text:span text:style-name="T187"> of input ports or pins in the design. </text:span></text:span><text:span text:style-name="Command_20_Heading"><text:span text:style-name="T188">The default input activity and duty </text:span></text:span><text:span text:style-name="Command_20_Heading"><text:span text:style-name="T189">for inputs </text:span></text:span><text:span text:style-name="Command_20_Heading"><text:span text:style-name="T188">are 0.1 and 0.5 respectively. </text:span></text:span><text:span text:style-name="Command_20_Heading"><text:span text:style-name="T187">The activities are propagated </text:span></text:span><text:span text:style-name="Command_20_Heading"><text:span text:style-name="T190">from annotated input ports or pins </text:span></text:span><text:span text:style-name="Command_20_Heading"><text:span text:style-name="T187">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50289824"/><text:span text:style-name="Command_20_Heading">report_pulse_width_checks</text:span><text:alphabetical-index-mark-end text:id="IMark105553250289824"/></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able:table-row table:style-name="Table51.1">
          <table:table-cell table:style-name="Table51.A2" office:value-type="string">
            <text:p text:style-name="P126">-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91">-</text:span><text:span text:style-name="T192">digits </text:span>digits</text:p>
          </table:table-cell>
          <table:table-cell table:style-name="Table51.A2" office:value-type="string">
            <text:p text:style-name="P15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30">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60"><text:alphabetical-index-mark-start text:id="IMark105553250289824"/><text:span text:style-name="Command_20_Heading">report_</text:span><text:span text:style-name="Command_20_Heading"><text:span text:style-name="T193">slews</text:span></text:span><text:alphabetical-index-mark-end text:id="IMark105553250289824"/></text:p>
          </table:table-cell>
          <table:table-cell table:style-name="Table57.A1" office:value-type="string">
            <text:p text:style-name="P160">[-corner <text:span text:style-name="T1">corner</text:span>]<text:line-break/><text:span text:style-name="T1">pin</text:span></text:p>
          </table:table-cell>
        </table:table-row>
        <table:table-row table:style-name="Table57.1">
          <table:table-cell table:style-name="Table57.A2" office:value-type="string">
            <text:p text:style-name="P161"><text:span text:style-name="T22">-</text:span><text:span text:style-name="T143">corner </text:span>corner</text:p>
          </table:table-cell>
          <table:table-cell table:style-name="Table57.A2" office:value-type="string">
            <text:p text:style-name="P162"><text:span text:style-name="Default_20_Paragraph_20_Font"><text:span text:style-name="T144">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63">pin</text:p>
          </table:table-cell>
          <table:table-cell table:style-name="Table57.A2" office:value-type="string">
            <text:p text:style-name="P162"><text:span text:style-name="Default_20_Paragraph_20_Font"/></text:p>
          </table:table-cell>
        </table:table-row>
      </table:table>
      <text:p text:style-name="P164">Report the slews at <text:span text:style-name="Command"><text:span text:style-name="T1">pin</text:span></text:span></text:p>
      <table:table table:name="Table162" table:style-name="Table162">
        <table:table-column table:style-name="Table162.A"/>
        <table:table-column table:style-name="Table162.B"/>
        <table:table-row table:style-name="Table162.1">
          <table:table-cell table:style-name="Table162.A1" office:value-type="string">
            <text:p text:style-name="P165"><text:alphabetical-index-mark-start text:id="IMark105553250289824"/><text:span text:style-name="Command_20_Heading">report_</text:span><text:span text:style-name="Command_20_Heading"><text:span text:style-name="T194">tns</text:span></text:span><text:alphabetical-index-mark-end text:id="IMark105553250289824"/></text:p>
          </table:table-cell>
          <table:table-cell table:style-name="Table162.A1" office:value-type="string">
            <text:p text:style-name="P165"><text:span text:style-name="T22">[-min]<text:line-break/>[-max]</text:span><text:span text:style-name="T24"><text:line-break/></text:span><text:span text:style-name="T22">[-digits </text:span><text:span text:style-name="T1">digits</text:span><text:span text:style-name="T22">]</text:span></text:p>
          </table:table-cell>
        </table:table-row>
        <table:table-row table:style-name="Table162.1">
          <table:table-cell table:style-name="Table162.A2" office:value-type="string">
            <text:p text:style-name="P166">-max</text:p>
          </table:table-cell>
          <table:table-cell table:style-name="Table162.A2" office:value-type="string">
            <text:p text:style-name="P167"><text:span text:style-name="Default_20_Paragraph_20_Font">Report the </text:span><text:span text:style-name="Default_20_Paragraph_20_Font"><text:span text:style-name="T194">total</text:span></text:span><text:span text:style-name="Default_20_Paragraph_20_Font"> </text:span><text:span text:style-name="Default_20_Paragraph_20_Font"><text:span text:style-name="T22">max/setup slack</text:span></text:span><text:span text:style-name="Default_20_Paragraph_20_Font">.</text:span></text:p>
          </table:table-cell>
        </table:table-row>
        <table:table-row table:style-name="Table162.1">
          <table:table-cell table:style-name="Table162.A2" office:value-type="string">
            <text:p text:style-name="P166">-min</text:p>
          </table:table-cell>
          <table:table-cell table:style-name="Table162.A2" office:value-type="string">
            <text:p text:style-name="P167"><text:span text:style-name="Default_20_Paragraph_20_Font">Report the </text:span><text:span text:style-name="Default_20_Paragraph_20_Font"><text:span text:style-name="T194">total</text:span></text:span><text:span text:style-name="Default_20_Paragraph_20_Font"> min/hold</text:span><text:span text:style-name="Default_20_Paragraph_20_Font"><text:span text:style-name="T22"> slack</text:span></text:span><text:span text:style-name="Default_20_Paragraph_20_Font">.</text:span></text:p>
          </table:table-cell>
        </table:table-row>
        <table:table-row table:style-name="Table162.1">
          <table:table-cell table:style-name="Table162.A2" office:value-type="string">
            <text:p text:style-name="P168"><text:span text:style-name="T22">-</text:span><text:span text:style-name="T150">digits </text:span>digits</text:p>
          </table:table-cell>
          <table:table-cell table:style-name="Table162.A2" office:value-type="string">
            <text:p text:style-name="P16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9">Report the total negative slack.</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50289824"/><text:span text:style-name="Command_20_Heading">report_units</text:span><text:alphabetical-index-mark-end text:id="IMark105553250289824"/></text:p>
          </table:table-cell>
          <table:table-cell table:style-name="Table152.A1" office:value-type="string">
            <text:p text:style-name="P29"><text:span text:style-name="Command_20_Argument"/></text:p>
          </table:table-cell>
        </table:table-row>
      </table:table>
      <text:p text:style-name="Body_20_first">Report the <text:span text:style-name="T195">units used for </text:span>command <text:span text:style-name="T19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63" table:style-name="Table163">
        <table:table-column table:style-name="Table163.A"/>
        <table:table-column table:style-name="Table163.B"/>
        <text:soft-page-break/>
        <table:table-row table:style-name="Table163.1">
          <table:table-cell table:style-name="Table163.A1" office:value-type="string">
            <text:p text:style-name="P165"><text:alphabetical-index-mark-start text:id="IMark105553250289824"/><text:span text:style-name="Command_20_Heading">report_</text:span><text:span text:style-name="Command_20_Heading"><text:span text:style-name="T194">wns</text:span></text:span><text:alphabetical-index-mark-end text:id="IMark105553250289824"/></text:p>
          </table:table-cell>
          <table:table-cell table:style-name="Table163.A1" office:value-type="string">
            <text:p text:style-name="P165"><text:span text:style-name="T22">[-min]<text:line-break/>[-max]</text:span><text:span text:style-name="T24"><text:line-break/></text:span><text:span text:style-name="T22">[-digits </text:span><text:span text:style-name="T1">digits</text:span><text:span text:style-name="T22">]</text:span></text:p>
          </table:table-cell>
        </table:table-row>
        <table:table-row table:style-name="Table163.1">
          <table:table-cell table:style-name="Table163.A2" office:value-type="string">
            <text:p text:style-name="P166">-max</text:p>
          </table:table-cell>
          <table:table-cell table:style-name="Table163.A2" office:value-type="string">
            <text:p text:style-name="P167"><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63.1">
          <table:table-cell table:style-name="Table163.A2" office:value-type="string">
            <text:p text:style-name="P166">-min</text:p>
          </table:table-cell>
          <table:table-cell table:style-name="Table163.A2" office:value-type="string">
            <text:p text:style-name="P167"><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63.1">
          <table:table-cell table:style-name="Table163.A2" office:value-type="string">
            <text:p text:style-name="P168"><text:span text:style-name="T22">-</text:span><text:span text:style-name="T150">digits </text:span>digits</text:p>
          </table:table-cell>
          <table:table-cell table:style-name="Table163.A2" office:value-type="string">
            <text:p text:style-name="P16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9">Report the worst negative slack. If the worst slack is posiive, zero is reported.</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50289824"/><text:span text:style-name="Command_20_Heading">report_worst_slack</text:span><text:alphabetical-index-mark-end text:id="IMark105553250289824"/></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54.1">
          <table:table-cell table:style-name="Table154.A2" office:value-type="string">
            <text:p text:style-name="P33"><text:span text:style-name="T22">-</text:span><text:span text:style-name="T150">digits </text:span>digits</text:p>
          </table:table-cell>
          <table:table-cell table:style-name="Table154.A2" office:value-type="string">
            <text:p text:style-name="P127"><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29"><text:alphabetical-index-mark-start text:id="IMark105553250289824"/><text:span text:style-name="Command_20_Heading">set_assigned_check</text:span><text:alphabetical-index-mark-end text:id="IMark105553250289824"/></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96">Annotate setup</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96">Annotate hold</text:span></text:span><text:span text:style-name="Default_20_Paragraph_20_Font"> timing check</text:span><text:span text:style-name="Default_20_Paragraph_20_Font"><text:span text:style-name="T196">s</text:span></text:span><text:span text:style-name="Default_20_Paragraph_20_Font">.</text:span></text:p>
          </table:table-cell>
        </table:table-row>
        <text:soft-page-break/>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96">Annotate recovery</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96">Annotate removal</text:span></text:span><text:span text:style-name="Default_20_Paragraph_20_Font"> timing check</text:span><text:span text:style-name="Default_20_Paragraph_20_Font"><text:span text:style-name="T196">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97">corner </text:span>corner</text:p>
          </table:table-cell>
          <table:table-cell table:style-name="Table31.A2" office:value-type="string">
            <text:p text:style-name="P17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8">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71">-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99">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98">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29"><text:alphabetical-index-mark-start text:id="IMark105553250289824"/><text:span text:style-name="Command_20_Heading">set_assigned_delay</text:span><text:alphabetical-index-mark-end text:id="IMark105553250289824"/></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ext:soft-page-break/>
        <table:table-row table:style-name="Table70.1">
          <table:table-cell table:style-name="Table70.A2" office:value-type="string">
            <text:p text:style-name="P33"><text:span text:style-name="T22">-</text:span><text:span text:style-name="T197">corner </text:span>corner</text:p>
          </table:table-cell>
          <table:table-cell table:style-name="Table70.A2" office:value-type="string">
            <text:p text:style-name="P17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200">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200">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50289824"/><text:span text:style-name="Command_20_Heading">set_assigned_transition</text:span><text:alphabetical-index-mark-end text:id="IMark105553250289824"/></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3">corner </text:span>corner</text:p>
          </table:table-cell>
          <table:table-cell table:style-name="Table71.A2" office:value-type="string">
            <text:p text:style-name="P142"><text:span text:style-name="Default_20_Paragraph_20_Font"><text:span text:style-name="T201">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ext:soft-page-break/>
        <table:table-row table:style-name="Table72.1">
          <table:table-cell table:style-name="Table72.A1" office:value-type="string">
            <text:p text:style-name="P29"><text:alphabetical-index-mark-start text:id="IMark105553250289824"/><text:span text:style-name="Command_20_Heading">set_case_analysis</text:span><text:alphabetical-index-mark-end text:id="IMark105553250289824"/></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72">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50289824"/><text:span text:style-name="Command_20_Heading">set_clock_gating_check</text:span><text:alphabetical-index-mark-end text:id="IMark105553250289824"/></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able:table-row table:style-name="Table73.1">
          <table:table-cell table:style-name="Table73.A2" office:value-type="string">
            <text:p text:style-name="P35"><text:span text:style-name="T22">-</text:span><text:span text:style-name="T202">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202">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text:soft-page-break/>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50289824"/><text:span text:style-name="Command_20_Heading">set_clock_groups</text:span><text:alphabetical-index-mark-end text:id="IMark105553250289824"/></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able:table-row table:style-name="Table74.1">
          <table:table-cell table:style-name="Table74.A1" office:value-type="string">
            <text:p text:style-name="P29"><text:span text:style-name="Command_20_Argument"><text:span text:style-name="T22">-</text:span></text:span><text:span text:style-name="Command_20_Argument"><text:span text:style-name="T203">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50289824"/><text:span text:style-name="Command_20_Heading">set_clock_latency</text:span><text:alphabetical-index-mark-end text:id="IMark105553250289824"/></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5">-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204">-</text:span></text:span><text:span text:style-name="Command_20_Heading"><text:span text:style-name="T205">clo</text:span></text:span><text:span text:style-name="Command_20_Heading"><text:span text:style-name="T206">ck </text:span></text:span><text:span text:style-name="Command_20_Heading"><text:span text:style-name="T207">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ext:soft-page-break/>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50289824"/><text:span text:style-name="Command_20_Heading">set_clock_transition</text:span><text:alphabetical-index-mark-end text:id="IMark105553250289824"/></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208">Set the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208">Set the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 for the </text:span></text:span><text:span text:style-name="Default_20_Paragraph_20_Font"><text:span text:style-name="T208">falling</text:span></text:span><text:span text:style-name="Default_20_Paragraph_20_Font"><text:span text:style-name="T22"> edge of the clock.</text:span></text:span></text:p>
          </table:table-cell>
        </table:table-row>
        <table:table-row table:style-name="Table77.1">
          <table:table-cell table:style-name="Table77.A2" office:value-type="string">
            <text:p text:style-name="P29">-min</text:p>
          </table:table-cell>
          <table:table-cell table:style-name="Table77.A2" office:value-type="string">
            <text:p text:style-name="P173"><text:span text:style-name="Default_20_Paragraph_20_Font"><text:span text:style-name="T208">Set the min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73"><text:span text:style-name="Default_20_Paragraph_20_Font"><text:span text:style-name="T208">Set the min </text:span></text:span><text:span text:style-name="Default_20_Paragraph_20_Font"><text:span text:style-name="T22">transition </text:span></text:span><text:span text:style-name="Default_20_Paragraph_20_Font"><text:span text:style-name="T208">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29"><text:alphabetical-index-mark-start text:id="IMark105553250289824"/><text:span text:style-name="Command_20_Heading">set_clock_uncertainty</text:span><text:alphabetical-index-mark-end text:id="IMark105553250289824"/></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209">from </text:span>from_clock</text:p>
          </table:table-cell>
          <table:table-cell table:style-name="Table78.A2" office:value-type="string">
            <text:p text:style-name="P174"><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209">to </text:span>to_clock</text:p>
          </table:table-cell>
          <table:table-cell table:style-name="Table78.A2" office:value-type="string">
            <text:p text:style-name="P174"><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75"><text:span text:style-name="Default_20_Paragraph_20_Font"><text:span text:style-name="T210">Inter-clock target clock rise edge, alternative to ‑</text:span></text:span><text:span text:style-name="Default_20_Paragraph_20_Font"><text:span text:style-name="T211">rise_to</text:span></text:span><text:span text:style-name="Default_20_Paragraph_20_Font"><text:span text:style-name="T210">.Inter-clock target clock rise edge, alternative to ‑</text:span></text:span><text:span text:style-name="Default_20_Paragraph_20_Font"><text:span text:style-name="T211">rise_to</text:span></text:span><text:span text:style-name="Default_20_Paragraph_20_Font"><text:span text:style-name="T210">.</text:span></text:span></text:p>
          </table:table-cell>
        </table:table-row>
        <table:table-row table:style-name="Table78.1">
          <table:table-cell table:style-name="Table78.A2" office:value-type="string">
            <text:p text:style-name="P29">-fall</text:p>
          </table:table-cell>
          <table:table-cell table:style-name="Table78.A2" office:value-type="string">
            <text:p text:style-name="P175"><text:span text:style-name="Default_20_Paragraph_20_Font"><text:span text:style-name="T210">Inter-clock target clock rise edge, alternative to ‑</text:span></text:span><text:span text:style-name="Default_20_Paragraph_20_Font"><text:span text:style-name="T212">fall</text:span></text:span><text:span text:style-name="Default_20_Paragraph_20_Font"><text:span text:style-name="T211">_to</text:span></text:span><text:span text:style-name="Default_20_Paragraph_20_Font"><text:span text:style-name="T210">.</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3">for</text:span></text:span><text:span text:style-name="Default_20_Paragraph_20_Font"> setup check</text:span><text:span text:style-name="Default_20_Paragraph_20_Font"><text:span text:style-name="T213">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3">for</text:span></text:span><text:span text:style-name="Default_20_Paragraph_20_Font"> hold </text:span><text:span text:style-name="Default_20_Paragraph_20_Font"><text:span text:style-name="T213">checks</text:span></text:span><text:span text:style-name="Default_20_Paragraph_20_Font">.</text:span></text:p>
          </table:table-cell>
        </table:table-row>
        <table:table-row table:style-name="Table78.1">
          <table:table-cell table:style-name="Table78.A2" office:value-type="string">
            <text:p text:style-name="P176">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77">The <text:span text:style-name="Command">set_clock_uncertainty</text:span> command specifies the uncertainty or jitter in a clock. <text:span text:style-name="T214">The uncertainty for a clock can be specified on its source pin or port, or the clock itself. </text:span></text:p>
      <text:p text:style-name="P178"><text:span text:style-name="Command">set_clock_uncertainty .</text:span><text:span text:style-name="Command"><text:span text:style-name="T214">1 [get_clock clk1]</text:span></text:span></text:p>
      <text:p text:style-name="P179"><text:span text:style-name="T214">Inter-clock uncertainty between the source and target clocks of timing checks is specified with the ‑</text:span><text:span text:style-name="Command"><text:span text:style-name="T214">from|‑rise_from|-fall_from</text:span></text:span><text:span text:style-name="T214"> </text:span><text:span text:style-name="T215">and</text:span><text:span text:style-name="T214"> ‑</text:span><text:span text:style-name="T215">to</text:span><text:span text:style-name="Command"><text:span text:style-name="T214">|‑rise_</text:span></text:span><text:span text:style-name="Command"><text:span text:style-name="T215">to</text:span></text:span><text:span text:style-name="Command"><text:span text:style-name="T214">|-fall_</text:span></text:span><text:span text:style-name="Command"><text:span text:style-name="T215">to</text:span></text:span><text:span text:style-name="T214"> arguments .</text:span></text:p>
      <text:p text:style-name="P178"><text:span text:style-name="Command">set_clock_uncertainty -</text:span><text:span text:style-name="Command"><text:span text:style-name="T214">from [get_clock clk1] -to [get_clocks clk2] </text:span></text:span><text:span text:style-name="Command">.</text:span><text:span text:style-name="Command"><text:span text:style-name="T214">1</text:span></text:span></text:p>
      <text:p text:style-name="P179"><text:span text:style-name="Command"><text:span text:style-name="T216">The following commands are equivalent.</text:span></text:span></text:p>
      <text:p text:style-name="P180"><text:span text:style-name="Command"><text:span text:style-name="T215">set_clock_uncertainty -</text:span></text:span><text:span text:style-name="Command"><text:span text:style-name="T214">from [get_clock clk1] -</text:span></text:span><text:span text:style-name="Command"><text:span text:style-name="T215">rise_</text:span></text:span><text:span text:style-name="Command"><text:span text:style-name="T214">to [get_clocks clk2] </text:span></text:span><text:span text:style-name="Command"><text:span text:style-name="T215">.</text:span></text:span><text:span text:style-name="Command"><text:span text:style-name="T214">1<text:line-break/></text:span></text:span><text:span text:style-name="Command">set_clock_uncertainty -</text:span><text:span text:style-name="Command"><text:span text:style-name="T214">from [get_clock clk1] -to [get_clocks clk2] -</text:span></text:span><text:span text:style-name="Command"><text:span text:style-name="T215">rise </text:span></text:span><text:span text:style-name="Command">.</text:span><text:span text:style-name="Command"><text:span text:style-name="T214">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29"><text:alphabetical-index-mark-start text:id="IMark105553250289824"/><text:span text:style-name="Command_20_Heading">set_cmd_units</text:span><text:alphabetical-index-mark-end text:id="IMark105553250289824"/></text:p>
          </table:table-cell>
          <table:table-cell table:style-name="Table76.A1" office:value-type="string">
            <text:p text:style-name="P181"><text:span text:style-name="T138">[-capacitance </text:span><text:span text:style-name="T217">cap_unit</text:span><text:span text:style-name="T138">]<text:line-break/>[-resistance </text:span><text:span text:style-name="T217">res_unit</text:span><text:span text:style-name="T138">]<text:line-break/>[-time </text:span><text:span text:style-name="T217">time_unit</text:span><text:span text:style-name="T138">]<text:line-break/>[-voltage </text:span><text:span text:style-name="T217">voltage_unit</text:span><text:span text:style-name="T138">]<text:line-break/>[-current </text:span><text:span text:style-name="T217">current_unit</text:span><text:span text:style-name="T138">]<text:line-break/>[-power </text:span><text:span text:style-name="T217">power_unit</text:span><text:span text:style-name="T138">]<text:line-break/>[-distance </text:span><text:span text:style-name="T218">distance_unit</text:span><text:span text:style-name="T138">]</text:span></text:p>
          </table:table-cell>
        </table:table-row>
        <table:table-row table:style-name="Table76.1">
          <table:table-cell table:style-name="Table76.A2" office:value-type="string">
            <text:p text:style-name="P182"><text:span text:style-name="T22">-capacitance </text:span>cap_unit</text:p>
          </table:table-cell>
          <table:table-cell table:style-name="Table76.A2" office:value-type="string">
            <text:p text:style-name="P181"><text:span text:style-name="Default_20_Paragraph_20_Font">The capacitance scale factor followed by </text:span>'f'.</text:p>
          </table:table-cell>
        </table:table-row>
        <table:table-row table:style-name="Table76.1">
          <table:table-cell table:style-name="Table76.A2" office:value-type="string">
            <text:p text:style-name="P182"><text:span text:style-name="T22">-resistance </text:span>res_unit</text:p>
          </table:table-cell>
          <table:table-cell table:style-name="Table76.A2" office:value-type="string">
            <text:p text:style-name="P181"><text:span text:style-name="Default_20_Paragraph_20_Font">The resistance scale factor followed by </text:span>'ohm'.</text:p>
          </table:table-cell>
        </table:table-row>
        <table:table-row table:style-name="Table76.1">
          <table:table-cell table:style-name="Table76.A2" office:value-type="string">
            <text:p text:style-name="P182"><text:span text:style-name="T22">-time </text:span>time_unit</text:p>
          </table:table-cell>
          <table:table-cell table:style-name="Table76.A2" office:value-type="string">
            <text:p text:style-name="P181"><text:span text:style-name="Default_20_Paragraph_20_Font">The time scale factor followed by 's'.</text:span></text:p>
          </table:table-cell>
        </table:table-row>
        <table:table-row table:style-name="Table76.1">
          <table:table-cell table:style-name="Table76.A2" office:value-type="string">
            <text:p text:style-name="P182"><text:span text:style-name="T22">-voltage </text:span>voltage_unit</text:p>
          </table:table-cell>
          <table:table-cell table:style-name="Table76.A2" office:value-type="string">
            <text:p text:style-name="P183"><text:span text:style-name="Default_20_Paragraph_20_Font">The voltage scale factor followed by </text:span>'v<text:span text:style-name="T219">'</text:span>.</text:p>
          </table:table-cell>
        </table:table-row>
        <table:table-row table:style-name="Table76.1">
          <table:table-cell table:style-name="Table76.A2" office:value-type="string">
            <text:p text:style-name="P182"><text:span text:style-name="T22">-current </text:span>current_unit</text:p>
          </table:table-cell>
          <table:table-cell table:style-name="Table76.A2" office:value-type="string">
            <text:p text:style-name="P183"><text:span text:style-name="Default_20_Paragraph_20_Font">The current scale factor followed by </text:span>'A'.</text:p>
          </table:table-cell>
        </table:table-row>
        <table:table-row table:style-name="Table76.1">
          <table:table-cell table:style-name="Table76.A2" office:value-type="string">
            <text:p text:style-name="P182"><text:span text:style-name="T22">-power </text:span>power_unit</text:p>
          </table:table-cell>
          <table:table-cell table:style-name="Table76.A2" office:value-type="string">
            <text:p text:style-name="P183"><text:span text:style-name="Default_20_Paragraph_20_Font">The power scale factor followed by </text:span>'w'.</text:p>
          </table:table-cell>
        </table:table-row>
        <table:table-row table:style-name="Table76.1">
          <table:table-cell table:style-name="Table76.A2" office:value-type="string">
            <text:p text:style-name="P182"><text:span text:style-name="T22">-distance </text:span>distance_unit</text:p>
          </table:table-cell>
          <table:table-cell table:style-name="Table76.A2" office:value-type="string">
            <text:p text:style-name="P183"><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30"> change</text:span> the units used by the STA command interpreter when parsing commands and reporting results. <text:span text:style-name="T21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50289824"/><text:span text:style-name="Command_20_Heading">set_data_check</text:span><text:alphabetical-index-mark-end text:id="IMark105553250289824"/></text:p>
          </table:table-cell>
          <table:table-cell table:style-name="Table79.A1" office:value-type="string">
            <text:p text:style-name="P184">[-from<text:span text:style-name="T220">|-rise_from|-fall_from</text:span> <text:span text:style-name="T24">from_</text:span><text:span text:style-name="T221">pin</text:span>]<text:line-break/>[-to<text:span text:style-name="T220">|-rise_to|-fall_to</text:span> <text:span text:style-name="T24">to_</text:span><text:span text:style-name="T221">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85"><text:span text:style-name="T22">-from </text:span>from_<text:span text:style-name="T222">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85"><text:span text:style-name="T22">-to </text:span>to_<text:span text:style-name="T222">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86"><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50289824"/><text:alphabetical-index-mark-start text:id="IMark105553250289904"/><text:span text:style-name="Command_20_Heading">set_disable_inferred_clock_gating</text:span><text:alphabetical-index-mark-end text:id="IMark105553250289904"/><text:alphabetical-index-mark-end text:id="IMark105553250289824"/></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50289824"/><text:span text:style-name="Command_20_Heading">set_disable_timing</text:span><text:alphabetical-index-mark-end text:id="IMark105553250289824"/></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able:table-row table:style-name="Table81.1">
          <table:table-cell table:style-name="Table81.A2" office:value-type="string">
            <text:p text:style-name="P187"><text:span text:style-name="T22">-from </text:span>from_port</text:p>
          </table:table-cell>
          <table:table-cell table:style-name="Table81.A2" office:value-type="string">
            <text:p text:style-name="P188"/>
          </table:table-cell>
        </table:table-row>
        <table:table-row table:style-name="Table81.1">
          <table:table-cell table:style-name="Table81.A2" office:value-type="string">
            <text:p text:style-name="P187"><text:span text:style-name="T22">-to </text:span>to_port</text:p>
          </table:table-cell>
          <table:table-cell table:style-name="Table81.A2" office:value-type="string">
            <text:p text:style-name="P188"/>
          </table:table-cell>
        </table:table-row>
        <table:table-row table:style-name="Table81.1">
          <table:table-cell table:style-name="Table81.A2" office:value-type="string">
            <text:p text:style-name="P35">objects</text:p>
          </table:table-cell>
          <table:table-cell table:style-name="Table81.A2" office:value-type="string">
            <text:p text:style-name="P189"><text:span text:style-name="Default_20_Paragraph_20_Font">A list of instances, ports, pins, cells, cell/port, </text:span><text:span text:style-name="Default_20_Paragraph_20_Font"><text:span text:style-name="T22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50289824"/><text:span text:style-name="Command_20_Heading">set_drive</text:span><text:alphabetical-index-mark-end text:id="IMark105553250289824"/></text:p>
          </table:table-cell>
          <table:table-cell table:style-name="Table82.A1" office:value-type="string">
            <text:p text:style-name="P29">[-rise]<text:line-break/>[-fall]<text:line-break/>[-max]<text:line-break/>[-min]<text:span text:style-name="T24"><text:line-break/>resistance<text:line-break/>port</text:span><text:span text:style-name="T221">s</text:span></text:p>
          </table:table-cell>
        </table:table-row>
        <table:table-row table:style-name="Table82.1">
          <table:table-cell table:style-name="Table82.A2" office:value-type="string">
            <text:p text:style-name="P29">-rise</text:p>
          </table:table-cell>
          <table:table-cell table:style-name="Table82.A2" office:value-type="string">
            <text:p text:style-name="P190"><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90"><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23">Set the</text:span></text:span><text:span text:style-name="Default_20_Paragraph_20_Font"> max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91"><text:span text:style-name="Default_20_Paragraph_20_Font"><text:span text:style-name="T223">Set the</text:span></text:span><text:span text:style-name="Default_20_Paragraph_20_Font"> m</text:span><text:span text:style-name="Default_20_Paragraph_20_Font"><text:span text:style-name="T223">in</text:span></text:span><text:span text:style-name="Default_20_Paragraph_20_Font">imum </text:span><text:span text:style-name="Default_20_Paragraph_20_Font"><text:span text:style-name="T223">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2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50289824"/><text:span text:style-name="Command_20_Heading">set_driving_cell</text:span><text:alphabetical-index-mark-end text:id="IMark105553250289824"/></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24">s</text:span></text:p>
          </table:table-cell>
        </table:table-row>
        <table:table-row table:style-name="Table83.1">
          <table:table-cell table:style-name="Table83.A2" office:value-type="string">
            <text:p text:style-name="P192"><text:span text:style-name="T22">-lib_cell </text:span>cell_name</text:p>
          </table:table-cell>
          <table:table-cell table:style-name="Table83.A2" office:value-type="string">
            <text:p text:style-name="P193"><text:span text:style-name="Default_20_Paragraph_20_Font">The driving cell.</text:span></text:p>
          </table:table-cell>
        </table:table-row>
        <table:table-row table:style-name="Table83.1">
          <table:table-cell table:style-name="Table83.A2" office:value-type="string">
            <text:p text:style-name="P192"><text:span text:style-name="T22">-library </text:span>library</text:p>
          </table:table-cell>
          <table:table-cell table:style-name="Table83.A2" office:value-type="string">
            <text:p text:style-name="P193"><text:span text:style-name="Default_20_Paragraph_20_Font">The driving cell </text:span><text:span text:style-name="Default_20_Paragraph_20_Font"><text:span text:style-name="T130">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94"><text:span text:style-name="Default_20_Paragraph_20_Font"><text:span text:style-name="T223">Set</text:span></text:span><text:span text:style-name="Default_20_Paragraph_20_Font"> the driving cell </text:span><text:span text:style-name="Default_20_Paragraph_20_Font"><text:span text:style-name="T225">for a </text:span></text:span><text:span text:style-name="Default_20_Paragraph_20_Font"><text:span text:style-name="T223">rising</text:span></text:span><text:span text:style-name="Default_20_Paragraph_20_Font"><text:span text:style-name="T225">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5">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91"><text:span text:style-name="Default_20_Paragraph_20_Font"><text:span text:style-name="T223">Set</text:span></text:span><text:span text:style-name="Default_20_Paragraph_20_Font"> the</text:span><text:span text:style-name="Default_20_Paragraph_20_Font"><text:span text:style-name="T223"> </text:span></text:span><text:span text:style-name="Default_20_Paragraph_20_Font">driving cell </text:span><text:span text:style-name="Default_20_Paragraph_20_Font"><text:span text:style-name="T223">for min delays</text:span></text:span><text:span text:style-name="Default_20_Paragraph_20_Font">.</text:span></text:p>
          </table:table-cell>
        </table:table-row>
        <table:table-row table:style-name="Table83.1">
          <table:table-cell table:style-name="Table83.A2" office:value-type="string">
            <text:p text:style-name="P35"><text:span text:style-name="T22">-</text:span><text:span text:style-name="T226">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26">from_pin </text:span>from_pin</text:p>
          </table:table-cell>
          <table:table-cell table:style-name="Table83.A2" office:value-type="string">
            <text:p text:style-name="P40"><text:span text:style-name="Default_20_Paragraph_20_Font">Use </text:span><text:span text:style-name="Default_20_Paragraph_20_Font"><text:span text:style-name="T223">timng arcs</text:span></text:span><text:span text:style-name="Default_20_Paragraph_20_Font"> from </text:span><text:span text:style-name="Command_20_Argument"><text:span text:style-name="T22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92"><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92"><text:span text:style-name="T22">-input_transition_</text:span><text:span text:style-name="T226">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2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50289824"/><text:span text:style-name="Command_20_Heading">set_false_path</text:span><text:alphabetical-index-mark-end text:id="IMark105553250289824"/></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27">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27">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27">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27">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95"><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95"><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95"><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50289824"/><text:span text:style-name="Command_20_Heading">set_fanout_load</text:span><text:alphabetical-index-mark-end text:id="IMark105553250289824"/></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50289824"/><text:span text:style-name="Command_20_Heading">set_hierarchy_separator</text:span><text:alphabetical-index-mark-end text:id="IMark10555325028982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50289824"/><text:span text:style-name="Command_20_Heading">set_ideal_latency</text:span><text:alphabetical-index-mark-end text:id="IMark10555325028982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50289824"/><text:span text:style-name="Command_20_Heading">set_ideal_network</text:span><text:alphabetical-index-mark-end text:id="IMark105553250289824"/></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50289824"/><text:span text:style-name="Command_20_Heading">set_ideal_transition</text:span><text:alphabetical-index-mark-end text:id="IMark10555325028982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50289824"/><text:span text:style-name="Command_20_Heading">set_input_delay</text:span><text:alphabetical-index-mark-end text:id="IMark105553250289824"/></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2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2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96"><text:span text:style-name="Default_20_Paragraph_20_Font"><text:span text:style-name="T227">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96"><text:span text:style-name="Default_20_Paragraph_20_Font"><text:span text:style-name="T227">Set</text:span></text:span><text:span text:style-name="Default_20_Paragraph_20_Font"> the minimum arrival time.</text:span></text:p>
          </table:table-cell>
        </table:table-row>
        <table:table-row table:style-name="Table90.1">
          <table:table-cell table:style-name="Table90.A2" office:value-type="string">
            <text:p text:style-name="P197"><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98"><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2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99"><text:span text:style-name="Default_20_Paragraph_20_Font"><text:span text:style-name="T228">Do not add</text:span></text:span><text:span text:style-name="Default_20_Paragraph_20_Font"> the clock latency to the delay value </text:span><text:span text:style-name="Default_20_Paragraph_20_Font"><text:span text:style-name="T228">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200">The <text:span text:style-name="Command">set_input_delay</text:span> command is used to specify the arrival time of an input signal.</text:p>
      <text:p text:style-name="P200"><text:span text:style-name="T229">The following command sets the min, max, rise and fall times on the </text:span><text:span text:style-name="Command"><text:span text:style-name="T229">in1</text:span></text:span><text:span text:style-name="T229"> input port </text:span><text:span text:style-name="Command"><text:span text:style-name="T229">1.0</text:span></text:span><text:span text:style-name="T229"> time units after the rising edge of </text:span><text:span text:style-name="Command"><text:span text:style-name="T229">clk1</text:span></text:span><text:span text:style-name="T229">.</text:span></text:p>
      <text:p text:style-name="P201">set_input_delay -clock clk1 1.0 [get_ports in1]</text:p>
      <text:p text:style-name="P202"><text:span text:style-name="T229">Use multiple commands with the -add_delay option to specifiy separate arrival times for min, max, rise and fall times or multiple clocks. For example, the following specifies separate arrival times with respect to clocks </text:span><text:span text:style-name="Command"><text:span text:style-name="T229">clk1</text:span></text:span><text:span text:style-name="T229"> and </text:span><text:span text:style-name="Command"><text:span text:style-name="T229">clk2</text:span></text:span><text:span text:style-name="T229">.</text:span></text:p>
      <text:p text:style-name="P201">set_input_delay -clock clk1 1.0 [get_ports in1]<text:line-break/>set_input_delay -<text:span text:style-name="T229">add_delay </text:span>-clock clk<text:span text:style-name="T229">2</text:span> <text:span text:style-name="T229">2</text:span>.0 [get_ports in1]</text:p>
      <text:p text:style-name="P20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203">Paths from inputs that do not have an arrival time defined by <text:span text:style-name="T50">set_input_delay</text:span> are not reported. Set the<text:span text:style-name="T130"> </text:span><text:span text:style-name="Command_20_Heading"><text:span text:style-name="T130">sta_input_port_default_clock</text:span></text:span><text:span text:style-name="Command_20_Heading"><text:span text:style-name="T187"> variable to </text:span></text:span><text:span text:style-name="Command_20_Heading"><text:span text:style-name="T230">1</text:span></text:span><text:span text:style-name="Command_20_Heading"><text:span text:style-name="T187"> to report paths from inputs without a </text:span></text:span><text:span text:style-name="Command_20_Heading"><text:span text:style-name="T230">set_input_delay</text:span></text:span><text:span text:style-name="Command_20_Heading"><text:span text:style-name="T187">.</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50289824"/><text:span text:style-name="Command_20_Heading">set_input_transition</text:span><text:alphabetical-index-mark-end text:id="IMark105553250289824"/></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31">Set the</text:span></text:span><text:span text:style-name="Default_20_Paragraph_20_Font"> rising edge </text:span><text:span text:style-name="Default_20_Paragraph_20_Font"><text:span text:style-name="T231">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204"><text:span text:style-name="Default_20_Paragraph_20_Font"><text:span text:style-name="T231">Set the</text:span></text:span><text:span text:style-name="Default_20_Paragraph_20_Font"> </text:span><text:span text:style-name="Default_20_Paragraph_20_Font"><text:span text:style-name="T231">falling</text:span></text:span><text:span text:style-name="Default_20_Paragraph_20_Font"> edge </text:span><text:span text:style-name="Default_20_Paragraph_20_Font"><text:span text:style-name="T231">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31">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31">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50289824"/><text:span text:style-name="Command_20_Heading">set_level_shifter_strategy</text:span><text:alphabetical-index-mark-end text:id="IMark105553250289824"/></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50289824"/><text:span text:style-name="Command_20_Heading">set_level_shifter_threshold</text:span><text:alphabetical-index-mark-end text:id="IMark105553250289824"/></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50289824"/><text:span text:style-name="Command_20_Heading">set_load</text:span><text:alphabetical-index-mark-end text:id="IMark105553250289824"/></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32">Set t</text:span></text:span><text:span text:style-name="Default_20_Paragraph_20_Font">he </text:span><text:span text:style-name="Default_20_Paragraph_20_Font"><text:span text:style-name="T233">external port </text:span></text:span><text:span text:style-name="Default_20_Paragraph_20_Font"><text:span text:style-name="T232">rising </text:span></text:span><text:span text:style-name="Default_20_Paragraph_20_Font">capacitance </text:span><text:span text:style-name="Default_20_Paragraph_20_Font"><text:span text:style-name="T233">(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205"><text:span text:style-name="Default_20_Paragraph_20_Font"><text:span text:style-name="T232">Set t</text:span></text:span><text:span text:style-name="Default_20_Paragraph_20_Font">he </text:span><text:span text:style-name="Default_20_Paragraph_20_Font"><text:span text:style-name="T233">external port </text:span></text:span><text:span text:style-name="Default_20_Paragraph_20_Font"><text:span text:style-name="T232">falling </text:span></text:span><text:span text:style-name="Default_20_Paragraph_20_Font">capacitance </text:span><text:span text:style-name="Default_20_Paragraph_20_Font"><text:span text:style-name="T233">(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206"><text:span text:style-name="Default_20_Paragraph_20_Font"><text:span text:style-name="T232">Set t</text:span></text:span><text:span text:style-name="Default_20_Paragraph_20_Font">he </text:span><text:span text:style-name="Default_20_Paragraph_20_Font"><text:span text:style-name="T232">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207"><text:span text:style-name="Default_20_Paragraph_20_Font"><text:span text:style-name="T232">Set t</text:span></text:span><text:span text:style-name="Default_20_Paragraph_20_Font">he </text:span><text:span text:style-name="Default_20_Paragraph_20_Font"><text:span text:style-name="T232">m</text:span></text:span><text:span text:style-name="Default_20_Paragraph_20_Font"><text:span text:style-name="T234">in</text:span></text:span><text:span text:style-name="Default_20_Paragraph_20_Font"><text:span text:style-name="T232">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205"><text:span text:style-name="Default_20_Paragraph_20_Font">Subtract the capacitance of all instance pins connected to the net from </text:span><text:span text:style-name="Command_20_Argument">capacitance </text:span><text:span text:style-name="Default_20_Paragraph_20_Font"><text:span text:style-name="T233">(nets only)</text:span></text:span><text:span text:style-name="Default_20_Paragraph_20_Font">. </text:span><text:span text:style-name="Default_20_Paragraph_20_Font"><text:span text:style-name="T233">If the resulting capacitance is negative, zero is used. </text:span></text:span><text:span text:style-name="Default_20_Paragraph_20_Font"><text:span text:style-name="T235">Pin capacitance</text:span></text:span><text:span text:style-name="Default_20_Paragraph_20_Font"><text:span text:style-name="T236">s</text:span></text:span><text:span text:style-name="Default_20_Paragraph_20_Font"><text:span text:style-name="T235"> </text:span></text:span><text:span text:style-name="Default_20_Paragraph_20_Font"><text:span text:style-name="T236">are</text:span></text:span><text:span text:style-name="Default_20_Paragraph_20_Font"><text:span text:style-name="T235">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33">wire </text:span>capacitance on a net or <text:span text:style-name="T233">external capacitance on a </text:span>port. <text:span text:style-name="T233">There are four different uses for the </text:span><text:span text:style-name="T237">set_load</text:span><text:span text:style-name="T233"> commanc:</text:span></text:p>
      <text:p text:style-name="P208">set_load -wire_load <text:span text:style-name="T1">port</text:span> <text:s/>external <text:span text:style-name="T238">port </text:span>wire <text:span text:style-name="T238">capacitance</text:span><text:line-break/>set_load -pin_load <text:span text:style-name="T1">port</text:span> <text:s text:c="2"/>external <text:span text:style-name="T238">port </text:span>pin <text:span text:style-name="T238">capacitance</text:span><text:line-break/>set_load <text:span text:style-name="T1">port</text:span> <text:s text:c="12"/>same as -pin_load<text:line-break/>set_load <text:span text:style-name="T1">net</text:span> <text:s text:c="13"/><text:span text:style-name="T238">net wire capacitance</text:span></text:p>
      <text:p text:style-name="P209"><text:span text:style-name="T233">External p</text:span>ort <text:span text:style-name="T233">capacitance </text:span>can <text:span text:style-name="T233">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210"><text:span text:style-name="T238">When annnotating n</text:span>et wire capacitance <text:span text:style-name="T238">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38">Setting the capacitance on a net overrides </text:span><text:span text:style-name="T239">SPEF </text:span><text:span text:style-name="T240">parasitics </text:span><text:span text:style-name="T238">for delay calculation</text:span><text:span text:style-name="T240">.</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50289824"/><text:span text:style-name="Command_20_Heading">set_logic_dc</text:span><text:alphabetical-index-mark-end text:id="IMark105553250289824"/></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50289824"/><text:span text:style-name="Command_20_Heading">set_logic_one</text:span><text:alphabetical-index-mark-end text:id="IMark105553250289824"/></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19">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50289824"/><text:span text:style-name="Command_20_Heading">set_logic_zero</text:span><text:alphabetical-index-mark-end text:id="IMark105553250289824"/></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1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50289824"/><text:span text:style-name="Command_20_Heading">set_max_area</text:span><text:alphabetical-index-mark-end text:id="IMark105553250289824"/></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50289824"/><text:span text:style-name="Command_20_Heading">set_max_capacitance</text:span><text:alphabetical-index-mark-end text:id="IMark105553250289824"/></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50289824"/><text:span text:style-name="Command_20_Heading">set_max_delay</text:span><text:alphabetical-index-mark-end text:id="IMark105553250289824"/></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41">Set max delay for</text:span></text:span><text:span text:style-name="Default_20_Paragraph_20_Font"> </text:span><text:span text:style-name="Default_20_Paragraph_20_Font"><text:span text:style-name="T242">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211"><text:span text:style-name="Default_20_Paragraph_20_Font"><text:span text:style-name="T241">Set max delay for </text:span></text:span><text:span text:style-name="Default_20_Paragraph_20_Font"><text:s/>falling </text:span><text:span text:style-name="Default_20_Paragraph_20_Font"><text:span text:style-name="T242">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43">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2">-</text:span><text:span text:style-name="T243">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43">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50289824"/><text:span text:style-name="Command_20_Heading">set_max_dynamic_power</text:span><text:alphabetical-index-mark-end text:id="IMark105553250289824"/></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50289824"/><text:span text:style-name="Command_20_Heading">set_max_fanout</text:span><text:alphabetical-index-mark-end text:id="IMark105553250289824"/></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50289824"/><text:span text:style-name="Command_20_Heading">set_max_leakage_power</text:span><text:alphabetical-index-mark-end text:id="IMark105553250289824"/></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50289824"/><text:span text:style-name="Command_20_Heading">set_max_time_borrow</text:span><text:alphabetical-index-mark-end text:id="IMark105553250289824"/></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3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50289824"/><text:span text:style-name="Command_20_Heading">set_max_transition</text:span><text:alphabetical-index-mark-end text:id="IMark105553250289824"/></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212"><text:span text:style-name="Command">-data_path</text:span></text:p>
          </table:table-cell>
          <table:table-cell table:style-name="Table105.A2" office:value-type="string">
            <text:p text:style-name="P213"><text:span text:style-name="Default_20_Paragraph_20_Font">Set the <text:s/>max slew for data paths.</text:span></text:p>
          </table:table-cell>
        </table:table-row>
        <table:table-row table:style-name="Table105.1">
          <table:table-cell table:style-name="Table105.A2" office:value-type="string">
            <text:p text:style-name="P212"><text:span text:style-name="Command">-clock_path</text:span></text:p>
          </table:table-cell>
          <table:table-cell table:style-name="Table105.A2" office:value-type="string">
            <text:p text:style-name="P213"><text:span text:style-name="Default_20_Paragraph_20_Font">Set the <text:s/>max slew for clock paths.</text:span></text:p>
          </table:table-cell>
        </table:table-row>
        <table:table-row table:style-name="Table105.1">
          <table:table-cell table:style-name="Table105.A2" office:value-type="string">
            <text:p text:style-name="P212"><text:span text:style-name="Command">-rise</text:span></text:p>
          </table:table-cell>
          <table:table-cell table:style-name="Table105.A2" office:value-type="string">
            <text:p text:style-name="P213"><text:span text:style-name="Default_20_Paragraph_20_Font">Set the <text:s/>max slew for rising paths.</text:span></text:p>
          </table:table-cell>
        </table:table-row>
        <table:table-row table:style-name="Table105.1">
          <table:table-cell table:style-name="Table105.A2" office:value-type="string">
            <text:p text:style-name="P212"><text:span text:style-name="Command">-fall</text:span></text:p>
          </table:table-cell>
          <table:table-cell table:style-name="Table105.A2" office:value-type="string">
            <text:p text:style-name="P213"><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44">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4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50289824"/><text:span text:style-name="Command_20_Heading">set_min_capacitance</text:span><text:alphabetical-index-mark-end text:id="IMark105553250289824"/></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214"><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50289824"/><text:span text:style-name="Command_20_Heading">set_min_delay</text:span><text:alphabetical-index-mark-end text:id="IMark105553250289824"/></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41">Set min delay for</text:span></text:span><text:span text:style-name="Default_20_Paragraph_20_Font"> </text:span><text:span text:style-name="Default_20_Paragraph_20_Font"><text:span text:style-name="T242">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211"><text:span text:style-name="Default_20_Paragraph_20_Font"><text:span text:style-name="T241">Set min delay for </text:span></text:span><text:span text:style-name="Default_20_Paragraph_20_Font"><text:s/>falling </text:span><text:span text:style-name="Default_20_Paragraph_20_Font"><text:span text:style-name="T242">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43">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43">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43">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15"><text:span text:style-name="Default_20_Paragraph_20_Font">The m</text:span><text:span text:style-name="Default_20_Paragraph_20_Font"><text:span text:style-name="T246">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50289824"/><text:span text:style-name="Command_20_Heading">set_min_pulse_width</text:span><text:alphabetical-index-mark-end text:id="IMark105553250289824"/></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50289824"/><text:span text:style-name="Command_20_Heading">set_multicycle_path</text:span><text:alphabetical-index-mark-end text:id="IMark105553250289824"/></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41">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41">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211"><text:span text:style-name="Default_20_Paragraph_20_Font"><text:span text:style-name="T241">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211"><text:span text:style-name="Default_20_Paragraph_20_Font"><text:span text:style-name="T241">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43">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43">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2">-</text:span><text:span text:style-name="T243">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50289824"/><text:span text:style-name="Command_20_Heading">set_operating_conditions</text:span><text:alphabetical-index-mark-end text:id="IMark105553250289824"/></text:p>
          </table:table-cell>
          <table:table-cell table:style-name="Table113.A1" office:value-type="string">
            <text:p text:style-name="P216">[-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17">-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18">-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18">‑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47">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48">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48">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19"><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19"><text:span text:style-name="T22">-m</text:span><text:span text:style-name="T248">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50289824"/><text:span text:style-name="Command_20_Heading">set_output_delay</text:span><text:alphabetical-index-mark-end text:id="IMark105553250289824"/></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27">Set</text:span></text:span><text:span text:style-name="Default_20_Paragraph_20_Font"> the </text:span><text:span text:style-name="Default_20_Paragraph_20_Font"><text:span text:style-name="T249">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output delay</text:span></text:span><text:span text:style-name="Default_20_Paragraph_20_Font"> for the </text:span><text:span text:style-name="Default_20_Paragraph_20_Font"><text:span text:style-name="T249">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20"><text:span text:style-name="Default_20_Paragraph_20_Font"><text:span text:style-name="T227">Set</text:span></text:span><text:span text:style-name="Default_20_Paragraph_20_Font"> the </text:span><text:span text:style-name="Default_20_Paragraph_20_Font"><text:span text:style-name="T249">minimum output delay</text:span></text:span><text:span text:style-name="Default_20_Paragraph_20_Font">.</text:span></text:p>
          </table:table-cell>
        </table:table-row>
        <table:table-row table:style-name="Table114.1">
          <table:table-cell table:style-name="Table114.A2" office:value-type="string">
            <text:p text:style-name="P221"><text:span text:style-name="T22">-clock </text:span>clock</text:p>
          </table:table-cell>
          <table:table-cell table:style-name="Table114.A2" office:value-type="string">
            <text:p text:style-name="P220"><text:span text:style-name="Default_20_Paragraph_20_Font">The </text:span><text:span text:style-name="Default_20_Paragraph_20_Font"><text:span text:style-name="T249">external check</text:span></text:span><text:span text:style-name="Default_20_Paragraph_20_Font"> is </text:span><text:span text:style-name="Default_20_Paragraph_20_Font"><text:span text:style-name="T250">to </text:span></text:span><text:span text:style-name="Command_20_Argument"><text:span text:style-name="T251">cloc</text:span></text:span><text:span text:style-name="Command_20_Argument"><text:span text:style-name="T252">k</text:span></text:span><text:span text:style-name="Default_20_Paragraph_20_Font"><text:span text:style-name="T253">. </text:span></text:span><text:span text:style-name="Default_20_Paragraph_20_Font"><text:span text:style-name="T254">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22"><text:span text:style-name="Default_20_Paragraph_20_Font">The </text:span><text:span text:style-name="Default_20_Paragraph_20_Font"><text:span text:style-name="T250">external check</text:span></text:span><text:span text:style-name="Default_20_Paragraph_20_Font"> is </text:span><text:span text:style-name="Default_20_Paragraph_20_Font"><text:span text:style-name="T250">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23"><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50">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50">output delay</text:span></text:span><text:span text:style-name="Default_20_Paragraph_20_Font"> to any existing </text:span><text:span text:style-name="Default_20_Paragraph_20_Font"><text:span text:style-name="T250">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50">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49">the external delay to </text:span><text:span text:style-name="T255">a setup/</text:span><text:span text:style-name="T256">hold</text:span><text:span text:style-name="T255"> check on an output port or internal pin </text:span><text:span text:style-name="T257">that is clocked by </text:span><text:span text:style-name="Command_20_Argument"><text:span text:style-name="T257">clock</text:span></text:span><text:span text:style-name="T255">.</text:span> Unless the <text:span text:style-name="Command">-add_delay</text:span> option is specified any existing <text:span text:style-name="T257">output delays are</text:span> replaced.</text:p>
      <text:p text:style-name="P224">The <text:span text:style-name="Command">–reference_pin</text:span> option is used to specify a <text:span text:style-name="T256">timing check</text:span> with respect to the arrival on a pin in the clock network. For propagated clocks, the <text:span text:style-name="T256">timing check</text:span> is relative to the clock arrival time at the reference pin (the clock source latency and network latency from the clock source to the reference pin). For ideal clocks, <text:span text:style-name="T256">the timing check</text:span> is relative to the reference pin clock source latency. With the <text:span text:style-name="Command">-clock_fall</text:span> flag the <text:span text:style-name="T256">timing check</text:span> is relative to the falling <text:span text:style-name="T249">edge</text:span> <text:span text:style-name="T24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56">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50289824"/><text:span text:style-name="Command_20_Heading">set_port_fanout_number</text:span><text:alphabetical-index-mark-end text:id="IMark105553250289824"/></text:p>
          </table:table-cell>
          <table:table-cell table:style-name="Table115.A1" office:value-type="string">
            <text:p text:style-name="P29"><text:span text:style-name="Command_20_Argument"><text:span text:style-name="T258">[-min]<text:line-break/>[-max]<text:line-break/></text:span></text:span><text:span text:style-name="Command_20_Argument"><text:span text:style-name="T259">fanout<text:line-break/>port</text:span></text:span><text:span text:style-name="Command_20_Argument"><text:span text:style-name="T260">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61">Set t</text:span></text:span><text:span text:style-name="Default_20_Paragraph_20_Font">he </text:span><text:span text:style-name="Default_20_Paragraph_20_Font"><text:span text:style-name="T261">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25"><text:span text:style-name="Default_20_Paragraph_20_Font"><text:span text:style-name="T261">Set t</text:span></text:span><text:span text:style-name="Default_20_Paragraph_20_Font">he </text:span><text:span text:style-name="Default_20_Paragraph_20_Font"><text:span text:style-name="T261">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26">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50289824"/><text:span text:style-name="Command_20_Heading">set_power</text:span><text:span text:style-name="Command_20_Heading"><text:span text:style-name="T262">_activity</text:span></text:span><text:alphabetical-index-mark-end text:id="IMark105553250289824"/></text:p>
          </table:table-cell>
          <table:table-cell table:style-name="Table149.A1" office:value-type="string">
            <text:p text:style-name="P29"><text:span text:style-name="Command_20_Argument"><text:span text:style-name="T258">[-global]<text:line-break/>[-input]<text:line-break/>[-input_ports </text:span></text:span><text:span text:style-name="Command_20_Argument"><text:span text:style-name="T263">ports</text:span></text:span><text:span text:style-name="Command_20_Argument"><text:span text:style-name="T258">]<text:line-break/>[-pins </text:span></text:span><text:span text:style-name="Command_20_Argument"><text:span text:style-name="T263">pins</text:span></text:span><text:span text:style-name="Command_20_Argument"><text:span text:style-name="T258">]<text:line-break/>[-activity </text:span></text:span><text:span text:style-name="Command_20_Argument"><text:span text:style-name="T263">activity </text:span></text:span><text:span text:style-name="Command_20_Argument"><text:span text:style-name="T264">|</text:span></text:span><text:span text:style-name="Command_20_Argument"><text:span text:style-name="T265"> -density density</text:span></text:span><text:span text:style-name="Command_20_Argument"><text:span text:style-name="T258">]<text:line-break/>[-duty </text:span></text:span><text:span text:style-name="Command_20_Argument"><text:span text:style-name="T263">duty</text:span></text:span><text:span text:style-name="Command_20_Argument"><text:span text:style-name="T258">]<text:line-break/></text:span></text:span><text:span text:style-name="Command_20_Argument"><text:span text:style-name="T266">[-clock </text:span></text:span><text:span text:style-name="Command_20_Argument"><text:span text:style-name="T264">clock</text:span></text:span><text:span text:style-name="Command_20_Argument"><text:span text:style-name="T266">]</text:span></text:span></text:p>
          </table:table-cell>
        </table:table-row>
        <table:table-row table:style-name="Table149.1">
          <table:table-cell table:style-name="Table149.A2" office:value-type="string">
            <text:p text:style-name="P29"><text:span text:style-name="Command_20_Argument"><text:span text:style-name="T263">-</text:span></text:span><text:span text:style-name="Command_20_Argument"><text:span text:style-name="T267">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68">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68">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25"><text:span text:style-name="Command_20_Argument"><text:span text:style-name="T267">-activity </text:span></text:span><text:span text:style-name="Command_20_Argument"><text:span text:style-name="T263">activity</text:span></text:span></text:p>
          </table:table-cell>
          <table:table-cell table:style-name="Table149.A2" office:value-type="string">
            <text:p text:style-name="P227"><text:span text:style-name="Default_20_Paragraph_20_Font">The activity, or number of transitions per clock cycle. </text:span><text:span text:style-name="Default_20_Paragraph_20_Font"><text:span text:style-name="T269">If </text:span></text:span><text:span text:style-name="Command_20_Argument"><text:span text:style-name="T264">clock</text:span></text:span><text:span text:style-name="Default_20_Paragraph_20_Font"><text:span text:style-name="T269"> is not specified the clock with the minimum period is used. If no clocks are defined an error is reported.</text:span></text:span></text:p>
          </table:table-cell>
        </table:table-row>
        <table:table-row table:style-name="Table149.1">
          <table:table-cell table:style-name="Table149.A2" office:value-type="string">
            <text:p text:style-name="P227"><text:span text:style-name="Command_20_Argument"><text:span text:style-name="T267">-</text:span></text:span><text:span text:style-name="Command_20_Argument"><text:span text:style-name="T265">density</text:span></text:span><text:span text:style-name="Command_20_Argument"><text:span text:style-name="T267"> </text:span></text:span><text:span text:style-name="Command_20_Argument"><text:span text:style-name="T264">density</text:span></text:span></text:p>
          </table:table-cell>
          <table:table-cell table:style-name="Table149.A2" office:value-type="string">
            <text:p text:style-name="P228">Transitioins per library time unit.</text:p>
          </table:table-cell>
        </table:table-row>
        <table:table-row table:style-name="Table149.1">
          <table:table-cell table:style-name="Table149.A2" office:value-type="string">
            <text:p text:style-name="P29"><text:span text:style-name="Command_20_Argument"><text:span text:style-name="T267">-</text:span></text:span><text:span text:style-name="Command_20_Argument"><text:span text:style-name="T270">d</text:span></text:span><text:span text:style-name="Command_20_Argument"><text:span text:style-name="T271">ut</text:span></text:span><text:span text:style-name="Command_20_Argument"><text:span text:style-name="T270">y </text:span></text:span><text:span text:style-name="Command_20_Argument"><text:span text:style-name="T263">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72">(0 &lt;= duty &lt;= 1.0)</text:span></text:span><text:span text:style-name="Default_20_Paragraph_20_Font">. Defaults to 0.5.</text:span></text:p>
          </table:table-cell>
        </table:table-row>
        <table:table-row table:style-name="Table149.1">
          <table:table-cell table:style-name="Table149.A2" office:value-type="string">
            <text:p text:style-name="P229"><text:span text:style-name="Command_20_Argument"><text:span text:style-name="T267">-</text:span></text:span><text:span text:style-name="Command_20_Argument"><text:span text:style-name="T273">clock</text:span></text:span><text:span text:style-name="Command_20_Argument"><text:span text:style-name="T270"> </text:span></text:span><text:span text:style-name="Command_20_Argument"><text:span text:style-name="T274">clock</text:span></text:span></text:p>
          </table:table-cell>
          <table:table-cell table:style-name="Table149.A2" office:value-type="string">
            <text:p text:style-name="P230">The clock to use for the period with <text:span text:style-name="T50">-activity</text:span>. This option is ignored if -<text:span text:style-name="T50">density</text:span> is used.</text:p>
          </table:table-cell>
        </table:table-row>
      </table:table>
      <text:p text:style-name="P231">The <text:span text:style-name="Command_20_Heading"><text:span text:style-name="T130">set_power_activity</text:span></text:span> command is used to set the activity and duty used for power analysis globally or for input ports or pins in the design.</text:p>
      <text:p text:style-name="P232"><text:soft-page-break/>The default input activity <text:span text:style-name="T275">for</text:span><text:span text:style-name="T276"> inputs </text:span><text:span text:style-name="T275">is</text:span> 0.1 <text:span text:style-name="T275">transitions per minimum clock period if a clock is defined or 0.0 if there are no clocks defined. The default input duty is 0.5. This i</text:span>s equivalent to the following command:</text:p>
      <text:p text:style-name="P233"><text:span text:style-name="Command_20_Heading"><text:span text:style-name="T130">set_power_activity</text:span></text:span><text:span text:style-name="Command_20_Heading"> </text:span><text:span text:style-name="Command_20_Argument"><text:span text:style-name="T25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50289824"/><text:span text:style-name="Command_20_Heading">set_propagated_clock</text:span><text:alphabetical-index-mark-end text:id="IMark105553250289824"/></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50289824"/><text:span text:style-name="Command_20_Heading">set_pvt</text:span><text:alphabetical-index-mark-end text:id="IMark105553250289824"/></text:p>
          </table:table-cell>
          <table:table-cell table:style-name="Table117.A1" office:value-type="string">
            <text:p text:style-name="P216">[-min]<text:line-break/>[-max]<text:line-break/>[-process <text:span text:style-name="T24">process</text:span>]<text:line-break/>[-voltage <text:span text:style-name="T24">voltage</text:span>]</text:p>
            <text:p text:style-name="P234">[-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77">S</text:span></text:span><text:span text:style-name="Default_20_Paragraph_20_Font">et the PVT values for max delay</text:span><text:span text:style-name="Default_20_Paragraph_20_Font"><text:span text:style-name="T277">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77">S</text:span></text:span><text:span text:style-name="Default_20_Paragraph_20_Font">et the PVT values for min delay</text:span><text:span text:style-name="Default_20_Paragraph_20_Font"><text:span text:style-name="T277">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68">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68">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68">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ext:soft-page-break/>
        <table:table-row table:style-name="Table68.1">
          <table:table-cell table:style-name="Table68.A1" office:value-type="string">
            <text:p text:style-name="P29"><text:alphabetical-index-mark-start text:id="IMark105553250289824"/><text:span text:style-name="Command_20_Heading">set_sense</text:span><text:alphabetical-index-mark-end text:id="IMark105553250289824"/></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35"><text:span text:style-name="Command_20_Argument"><text:span text:style-name="T25">-type clock</text:span></text:span></text:p>
          </table:table-cell>
          <table:table-cell table:style-name="Table68.A1" office:value-type="string">
            <text:p text:style-name="P236"><text:span text:style-name="Default_20_Paragraph_20_Font">Set the sense for clock paths.</text:span></text:p>
          </table:table-cell>
        </table:table-row>
        <table:table-row table:style-name="Table68.1">
          <table:table-cell table:style-name="Table68.A3" office:value-type="string">
            <text:p text:style-name="P235"><text:span text:style-name="Command_20_Argument"><text:span text:style-name="T25">-type data</text:span></text:span></text:p>
          </table:table-cell>
          <table:table-cell table:style-name="Table68.A3" office:value-type="string">
            <text:p text:style-name="P236"><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78">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78">a</text:span></text:span><text:span text:style-name="Default_20_Paragraph_20_Font"><text:span text:style-name="T25">te.</text:span></text:span></text:p>
          </table:table-cell>
        </table:table-row>
        <table:table-row table:style-name="Table68.1">
          <table:table-cell table:style-name="Table68.A1" office:value-type="string">
            <text:p text:style-name="P237"><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79">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29"><text:alphabetical-index-mark-start text:id="IMark105553250289824"/><text:span text:style-name="Command_20_Heading">set_timing_derate</text:span><text:alphabetical-index-mark-end text:id="IMark10555325028982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80">rise</text:span></text:p>
          </table:table-cell>
          <table:table-cell table:style-name="Table118.A2" office:value-type="string">
            <text:p text:style-name="P238"><text:span text:style-name="Default_20_Paragraph_20_Font">Set the derating for rising delays.</text:span></text:p>
          </table:table-cell>
        </table:table-row>
        <table:table-row table:style-name="Table118.1">
          <table:table-cell table:style-name="Table118.A2" office:value-type="string">
            <text:p text:style-name="P29">-<text:span text:style-name="T280">fall</text:span></text:p>
          </table:table-cell>
          <table:table-cell table:style-name="Table118.A2" office:value-type="string">
            <text:p text:style-name="P238"><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81">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50289824"/><text:span text:style-name="Command_20_Heading">set_resistance</text:span><text:alphabetical-index-mark-end text:id="IMark105553250289824"/></text:p>
          </table:table-cell>
          <table:table-cell table:style-name="Table119.A1" office:value-type="string">
            <text:p text:style-name="P29">[-max]<text:line-break/>[-min]<text:line-break/><text:span text:style-name="T24">resistance<text:line-break/>net</text:span><text:span text:style-name="T282">s</text:span></text:p>
          </table:table-cell>
        </table:table-row>
        <text:soft-page-break/>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83">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50289824"/><text:span text:style-name="Command_20_Heading">set_units</text:span><text:alphabetical-index-mark-end text:id="IMark105553250289824"/></text:p>
          </table:table-cell>
          <table:table-cell table:style-name="Table120.A1" office:value-type="string">
            <text:p text:style-name="P181"><text:span text:style-name="T138">[-capacitance </text:span><text:span text:style-name="T217">cap_unit</text:span><text:span text:style-name="T138">]<text:line-break/>[-resistance </text:span><text:span text:style-name="T217">res_unit</text:span><text:span text:style-name="T138">]<text:line-break/>[-time </text:span><text:span text:style-name="T217">time_unit</text:span><text:span text:style-name="T138">]<text:line-break/>[-voltage </text:span><text:span text:style-name="T217">voltage_unit</text:span><text:span text:style-name="T138">]<text:line-break/>[-current </text:span><text:span text:style-name="T217">current_unit</text:span><text:span text:style-name="T138">]<text:line-break/>[-power </text:span><text:span text:style-name="T217">power_unit</text:span><text:span text:style-name="T138">]<text:line-break/>[-distance </text:span><text:span text:style-name="T218">distance_unit</text:span><text:span text:style-name="T138">]</text:span></text:p>
          </table:table-cell>
        </table:table-row>
        <table:table-row table:style-name="Table120.1">
          <table:table-cell table:style-name="Table120.A2" office:value-type="string">
            <text:p text:style-name="P239"><text:span text:style-name="Command">-capacitance </text:span>cap_unit</text:p>
          </table:table-cell>
          <table:table-cell table:style-name="Table120.A2" office:value-type="string">
            <text:p text:style-name="P18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39"><text:span text:style-name="Command">-resistance </text:span>res_unit</text:p>
          </table:table-cell>
          <table:table-cell table:style-name="Table120.A2" office:value-type="string">
            <text:p text:style-name="P18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39"><text:span text:style-name="Command">-time </text:span>time_unit</text:p>
          </table:table-cell>
          <table:table-cell table:style-name="Table120.A2" office:value-type="string">
            <text:p text:style-name="P18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39">-voltage voltage_unit</text:p>
          </table:table-cell>
          <table:table-cell table:style-name="Table120.A2" office:value-type="string">
            <text:p text:style-name="P18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39"><text:span text:style-name="Command">-current </text:span>current_unit</text:p>
          </table:table-cell>
          <table:table-cell table:style-name="Table120.A2" office:value-type="string">
            <text:p text:style-name="P18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39"><text:span text:style-name="Command">-power </text:span>power_unit</text:p>
          </table:table-cell>
          <table:table-cell table:style-name="Table120.A2" office:value-type="string">
            <text:p text:style-name="P183"><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19">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40"><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41"><text:soft-page-break/><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50289824"/><text:span text:style-name="Command_20_Heading">set_wire_load_min_block_size</text:span><text:alphabetical-index-mark-end text:id="IMark105553250289824"/></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50289824"/><text:span text:style-name="Command_20_Heading">set_wire_load_mode</text:span><text:alphabetical-index-mark-end text:id="IMark105553250289824"/></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50289824"/><text:span text:style-name="Command_20_Heading">set_wire_load_model</text:span><text:alphabetical-index-mark-end text:id="IMark105553250289824"/></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3.1">
          <table:table-cell table:style-name="Table123.A2" office:value-type="string">
            <text:p text:style-name="P242"><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42"><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50289824"/><text:span text:style-name="Command_20_Heading">set_wire_load_selection_group</text:span><text:alphabetical-index-mark-end text:id="IMark105553250289824"/></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ext:soft-page-break/>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56" table:style-name="Table156">
        <table:table-column table:style-name="Table156.A"/>
        <table:table-column table:style-name="Table156.B"/>
        <table:table-row table:style-name="Table156.1">
          <table:table-cell table:style-name="Table156.A1" office:value-type="string">
            <text:p text:style-name="P243"><text:alphabetical-index-mark-start text:id="IMark105553250289824"/><text:span text:style-name="Command_20_Heading"><text:span text:style-name="T284">suppress_msg</text:span></text:span><text:alphabetical-index-mark-end text:id="IMark105553250289824"/></text:p>
          </table:table-cell>
          <table:table-cell table:style-name="Table156.A1" office:value-type="string">
            <text:p text:style-name="P243"><text:span text:style-name="Command_20_Argument"><text:span text:style-name="T285">msg_ids</text:span></text:span></text:p>
          </table:table-cell>
        </table:table-row>
        <table:table-row table:style-name="Table156.1">
          <table:table-cell table:style-name="Table156.A2" office:value-type="string">
            <text:p text:style-name="P243"><text:span text:style-name="Command_20_Argument"><text:span text:style-name="T285">msg_ids</text:span></text:span></text:p>
          </table:table-cell>
          <table:table-cell table:style-name="Table156.A2" office:value-type="string">
            <text:p text:style-name="P244"><text:span text:style-name="Default_20_Paragraph_20_Font">A list of </text:span><text:span text:style-name="Default_20_Paragraph_20_Font"><text:span text:style-name="T285">error/warning message IDs to suppress.</text:span></text:span></text:p>
          </table:table-cell>
        </table:table-row>
      </table:table>
      <text:p text:style-name="P245">The <text:span text:style-name="Command"><text:span text:style-name="T285">suppress_msg</text:span></text:span> command <text:span text:style-name="T285">suppresses specified error/warning messages by ID</text:span>. <text:span text:style-name="T286">The list of message IDs can be found in </text:span><text:span text:style-name="Command_20_Argument"><text:span text:style-name="T286">doc/messages.txt</text:span></text:span><text:span text:style-name="Command_20_Argument"><text:span text:style-name="T287">.</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50289824"/><text:span text:style-name="Command_20_Heading">unset_case_analysis</text:span><text:alphabetical-index-mark-end text:id="IMark10555325028982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50289824"/><text:span text:style-name="Command_20_Heading">unset_clock_latency</text:span><text:alphabetical-index-mark-end text:id="IMark105553250289824"/></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50289824"/><text:span text:style-name="Command_20_Heading">unset_clock_transition</text:span><text:alphabetical-index-mark-end text:id="IMark105553250289824"/></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50289824"/><text:span text:style-name="Command_20_Heading">unset_clock_uncertainty</text:span><text:alphabetical-index-mark-end text:id="IMark105553250289824"/></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46"><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46"><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76">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50289824"/><text:span text:style-name="Command_20_Heading">unset_data_check</text:span><text:alphabetical-index-mark-end text:id="IMark105553250289824"/></text:p>
          </table:table-cell>
          <table:table-cell table:style-name="Table43.A1" office:value-type="string">
            <text:p text:style-name="P247">[-from<text:span text:style-name="T288">|-rise_from|-fall_from</text:span> <text:span text:style-name="T24">from_object</text:span>]<text:line-break/>[-to<text:span text:style-name="T288">|-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46"><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46">-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76">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50289824"/><text:span text:style-name="Command_20_Heading">unset_disable_inferred_clock_gating</text:span><text:alphabetical-index-mark-end text:id="IMark10555325028982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5">unset_disable_inferred_clock_gating</text:span></text:span> command removes a previous <text:span text:style-name="Command_20_Heading"><text:span text:style-name="T13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50289824"/><text:span text:style-name="Command_20_Heading">unset_disable_timing</text:span><text:alphabetical-index-mark-end text:id="IMark105553250289824"/></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88"/>
          </table:table-cell>
        </table:table-row>
        <table:table-row table:style-name="Table45.1">
          <table:table-cell table:style-name="Table45.A2" office:value-type="string">
            <text:p text:style-name="P35">to_port</text:p>
          </table:table-cell>
          <table:table-cell table:style-name="Table45.A2" office:value-type="string">
            <text:p text:style-name="P188"/>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50289824"/><text:span text:style-name="Command_20_Heading">unset_input_delay</text:span><text:alphabetical-index-mark-end text:id="IMark105553250289824"/></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9">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9">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9">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48"><text:span text:style-name="Default_20_Paragraph_20_Font"><text:span text:style-name="T289">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9">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9">Unset t</text:span></text:span><text:span text:style-name="Default_20_Paragraph_20_Font">he arrival time from the falling edge of </text:span><text:span text:style-name="Default_20_Paragraph_20_Font"><text:span text:style-name="T24">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50289824"/><text:span text:style-name="Command_20_Heading">unset_output_delay</text:span><text:alphabetical-index-mark-end text:id="IMark105553250289824"/></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50289824"/><text:span text:style-name="Command_20_Heading">unset_path_exceptions</text:span><text:alphabetical-index-mark-end text:id="IMark105553250289824"/></text:p>
          </table:table-cell>
          <table:table-cell table:style-name="Table53.A1" office:value-type="string">
            <text:p text:style-name="P249">[-setup]<text:line-break/>[-hold]<text:line-break/>[-rise]<text:line-break/>[-fall]<text:line-break/>[-from<text:span text:style-name="T290">|-rise_from|-fall_from</text:span> <text:span text:style-name="T24">from</text:span>]<text:line-break/>[-through<text:span text:style-name="T290">|-rise_through|-fall_through</text:span> <text:span text:style-name="T24">through</text:span>]<text:line-break/>[-to<text:span text:style-name="T290">|-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90">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50"><text:span text:style-name="Default_20_Paragraph_20_Font"><text:span text:style-name="T290">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50"><text:span text:style-name="Default_20_Paragraph_20_Font"><text:span text:style-name="T290">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50"><text:span text:style-name="Default_20_Paragraph_20_Font"><text:span text:style-name="T290">Unset path exceptions for</text:span></text:span><text:span text:style-name="Default_20_Paragraph_20_Font"> </text:span><text:span text:style-name="Default_20_Paragraph_20_Font"><text:span text:style-name="T290">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91">from</text:span></text:span><text:span text:style-name="Command"><text:span text:style-name="T290">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51"><text:span text:style-name="T22">-</text:span><text:span text:style-name="T291">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91">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3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50289824"/><text:span text:style-name="Command_20_Heading">unset_propagated_clock</text:span><text:alphabetical-index-mark-end text:id="IMark10555325028982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50289824"/><text:span text:style-name="Command_20_Heading">unset_timing_derate</text:span><text:alphabetical-index-mark-end text:id="IMark105553250289824"/></text:p>
          </table:table-cell>
          <table:table-cell table:style-name="Table64.A1" office:value-type="string">
            <text:p text:style-name="P29"/>
          </table:table-cell>
        </table:table-row>
      </table:table>
      <text:p text:style-name="P245">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43"><text:alphabetical-index-mark-start text:id="IMark105553250289824"/><text:span text:style-name="Command_20_Heading">uns</text:span><text:span text:style-name="Command_20_Heading"><text:span text:style-name="T284">uppress_msg</text:span></text:span><text:alphabetical-index-mark-end text:id="IMark105553250289824"/></text:p>
          </table:table-cell>
          <table:table-cell table:style-name="Table159.A1" office:value-type="string">
            <text:p text:style-name="P243"><text:span text:style-name="Command_20_Argument"><text:span text:style-name="T285">msg_ids</text:span></text:span></text:p>
          </table:table-cell>
        </table:table-row>
        <table:table-row table:style-name="Table159.1">
          <table:table-cell table:style-name="Table159.A2" office:value-type="string">
            <text:p text:style-name="P243"><text:span text:style-name="Command_20_Argument"><text:span text:style-name="T285">msg_ids</text:span></text:span></text:p>
          </table:table-cell>
          <table:table-cell table:style-name="Table159.A2" office:value-type="string">
            <text:p text:style-name="P244"><text:span text:style-name="Default_20_Paragraph_20_Font">A list of </text:span><text:span text:style-name="Default_20_Paragraph_20_Font"><text:span text:style-name="T285">error/warning message IDs to unsuppress.</text:span></text:span></text:p>
          </table:table-cell>
        </table:table-row>
      </table:table>
      <text:p text:style-name="P245">The <text:span text:style-name="Command"><text:span text:style-name="T285">unsuppress_msg</text:span></text:span> command <text:span text:style-name="T285">removes suppressions for the specified error/warning messages by ID</text:span>. <text:span text:style-name="T286">The list of message IDs can be found in </text:span><text:span text:style-name="Command_20_Argument"><text:span text:style-name="T286">doc/messages.txt</text:span></text:span><text:span text:style-name="Command_20_Argument"><text:span text:style-name="T287">.</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50289824"/><text:span text:style-name="Command_20_Heading">user_run_time</text:span><text:alphabetical-index-mark-end text:id="IMark10555325028982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50289824"/><text:span text:style-name="Command_20_Heading">with_output_to_variable</text:span><text:alphabetical-index-mark-end text:id="IMark105553250289824"/></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30">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05553250289824"/><text:span text:style-name="Command_20_Heading">write_path_spice</text:span><text:alphabetical-index-mark-end text:id="IMark105553250289824"/></text:p>
          </table:table-cell>
          <table:table-cell table:style-name="Table153.A1" office:value-type="string">
            <text:p text:style-name="P252">-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92">[</text:span><text:span text:style-name="T22">-</text:span><text:span text:style-name="T293">simulator hspice|ngspice|xyce</text:span><text:span text:style-name="T292">]</text:span></text:p>
          </table:table-cell>
        </table:table-row>
        <table:table-row table:style-name="Table153.1">
          <table:table-cell table:style-name="Table153.A2" office:value-type="string">
            <text:p text:style-name="P253"><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54">spice_directory</text:p>
          </table:table-cell>
          <table:table-cell table:style-name="Table153.A2" office:value-type="string">
            <text:p text:style-name="P255"><text:span text:style-name="Default_20_Paragraph_20_Font"><text:span text:style-name="T294">D</text:span></text:span><text:span text:style-name="Default_20_Paragraph_20_Font">irectory </text:span><text:span text:style-name="Default_20_Paragraph_20_Font"><text:span text:style-name="T294">for s</text:span></text:span><text:span text:style-name="Default_20_Paragraph_20_Font">pice </text:span><text:span text:style-name="Default_20_Paragraph_20_Font"><text:span text:style-name="T295">to write </text:span></text:span><text:span text:style-name="Default_20_Paragraph_20_Font">output </text:span><text:span text:style-name="Default_20_Paragraph_20_Font"><text:span text:style-name="T294">files</text:span></text:span><text:span text:style-name="Default_20_Paragraph_20_Font">.</text:span></text:p>
          </table:table-cell>
        </table:table-row>
        <table:table-row table:style-name="Table153.1">
          <table:table-cell table:style-name="Table153.A2" office:value-type="string">
            <text:p text:style-name="P254">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54">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54">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53"><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56"><text:span text:style-name="T22">-</text:span><text:span text:style-name="T293">simulator</text:span></text:p>
          </table:table-cell>
          <table:table-cell table:style-name="Table153.A2" office:value-type="string">
            <text:p text:style-name="P257">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58">Example command:</text:p>
      <text:p text:style-name="P259">write_path_spice -path_args {-from "in0" -to "out1" -unconstrained} \<text:line-break/> <text:s/>-spice_directory $result_dir \<text:line-break/> <text:s/>-lib_subckt_file "write_spice1.subckt" \<text:line-break/> <text:s/>-model_file "write_spice1.models" \<text:line-break/> <text:s/>-power VDD -ground VSS</text:p>
      <text:p text:style-name="P260">When the simulator is hspice, <text:span text:style-name="Command">.measure</text:span> statements will be added to the spice netlist.</text:p>
      <text:p text:style-name="P260">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50289824"/><text:span text:style-name="Command_20_Heading">write_sdc</text:span><text:alphabetical-index-mark-end text:id="IMark105553250289824"/></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96">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50289824"/><text:span text:style-name="Command_20_Heading">write_sdf</text:span><text:alphabetical-index-mark-end text:id="IMark105553250289824"/></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97">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61"><text:span text:style-name="T22">-</text:span><text:span text:style-name="T298">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97">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97">SDF file</text:span></text:span><text:span text:style-name="Default_20_Paragraph_20_Font">name to write.</text:span></text:p>
          </table:table-cell>
        </table:table-row>
      </table:table>
      <text:p text:style-name="P262">Write the delay calculation delays for the design in SDF format to <text:span text:style-name="Command_20_Argument">filename</text:span>. <text:span text:style-name="T299">If -</text:span><text:span text:style-name="Example"><text:span text:style-name="T299">corner</text:span></text:span><text:span text:style-name="T299"> is not specified the min/max delays are across all corners. With </text:span><text:span text:style-name="Example"><text:span text:style-name="T299">-corner</text:span></text:span><text:span text:style-name="T299"> the min/max delays for </text:span><text:span text:style-name="Example"><text:span text:style-name="T300">corner</text:span></text:span><text:span text:style-name="T299">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63"><text:alphabetical-index-mark-start text:id="IMark105553250289824"/><text:span text:style-name="Command_20_Heading">write_</text:span><text:span text:style-name="Command_20_Heading"><text:span text:style-name="T301">timing_model</text:span></text:span><text:alphabetical-index-mark-end text:id="IMark105553250289824"/></text:p>
          </table:table-cell>
          <table:table-cell table:style-name="Table58.A1" office:value-type="string">
            <text:p text:style-name="P264"><text:span text:style-name="T302">[-</text:span><text:span text:style-name="T303">library</text:span><text:span text:style-name="T302">_name </text:span><text:span text:style-name="T304">lib</text:span><text:span text:style-name="T305">_name</text:span><text:span text:style-name="T302">]<text:line-break/>[-cell_name </text:span><text:span text:style-name="T305">cell_name</text:span><text:span text:style-name="T302">]</text:span></text:p>
            <text:p text:style-name="P265">[-<text:span text:style-name="T301">corner </text:span><text:span text:style-name="T305">corner</text:span><text:span text:style-name="T22">]</text:span><text:line-break/><text:span text:style-name="T1">filename</text:span></text:p>
          </table:table-cell>
        </table:table-row>
        <text:soft-page-break/>
        <table:table-row table:style-name="Table58.1">
          <table:table-cell table:style-name="Table58.A2" office:value-type="string">
            <text:p text:style-name="P266"><text:span text:style-name="T306">-</text:span><text:span text:style-name="T307">library</text:span><text:span text:style-name="T306">_name </text:span><text:span text:style-name="T304">lib</text:span><text:span text:style-name="T305">_name</text:span></text:p>
          </table:table-cell>
          <table:table-cell table:style-name="Table58.A2" office:value-type="string">
            <text:p text:style-name="P267">T<text:span text:style-name="Default_20_Paragraph_20_Font">he name to use for the liberty </text:span><text:span text:style-name="Default_20_Paragraph_20_Font"><text:span text:style-name="T303">library. Defaults to </text:span></text:span><text:span text:style-name="Command_20_Argument"><text:span text:style-name="T33">cell_name</text:span></text:span><text:span text:style-name="Default_20_Paragraph_20_Font"><text:span text:style-name="T303">.</text:span></text:span></text:p>
          </table:table-cell>
        </table:table-row>
        <table:table-row table:style-name="Table58.1">
          <table:table-cell table:style-name="Table58.A2" office:value-type="string">
            <text:p text:style-name="P266"><text:span text:style-name="Command_20_Argument"><text:span text:style-name="T308">-cell_name </text:span></text:span><text:span text:style-name="Command_20_Argument"><text:span text:style-name="T309">cell_name</text:span></text:span></text:p>
          </table:table-cell>
          <table:table-cell table:style-name="Table58.A2" office:value-type="string">
            <text:p text:style-name="P268"><text:span text:style-name="Default_20_Paragraph_20_Font">The name to use for the liberty cell. </text:span><text:span text:style-name="Default_20_Paragraph_20_Font"><text:span text:style-name="T303">Defaults to the top level module name.</text:span></text:span></text:p>
          </table:table-cell>
        </table:table-row>
        <table:table-row table:style-name="Table58.1">
          <table:table-cell table:style-name="Table58.A2" office:value-type="string">
            <text:p text:style-name="P269"><text:span text:style-name="Command_20_Argument"><text:span text:style-name="T310">-corner </text:span></text:span><text:span text:style-name="Command_20_Argument"><text:span text:style-name="T311">corner</text:span></text:span></text:p>
          </table:table-cell>
          <table:table-cell table:style-name="Table58.A2" office:value-type="string">
            <text:p text:style-name="P270"><text:span text:style-name="Default_20_Paragraph_20_Font">The process corner to use for extracting the model.</text:span></text:p>
          </table:table-cell>
        </table:table-row>
        <table:table-row table:style-name="Table58.1">
          <table:table-cell table:style-name="Table58.A2" office:value-type="string">
            <text:p text:style-name="P271">filename</text:p>
          </table:table-cell>
          <table:table-cell table:style-name="Table58.A2" office:value-type="string">
            <text:p text:style-name="P272"><text:span text:style-name="Default_20_Paragraph_20_Font">Filename </text:span><text:span text:style-name="Default_20_Paragraph_20_Font"><text:span text:style-name="T312">for the liberty timing model</text:span></text:span>.</text:p>
          </table:table-cell>
        </table:table-row>
      </table:table>
      <text:p text:style-name="P273">The <text:span text:style-name="Command_20_Heading"><text:span text:style-name="T130">write_</text:span></text:span><text:span text:style-name="Command_20_Heading"><text:span text:style-name="T313">timing_model</text:span></text:span> command constructs a liberty timing model for the current design and writes it to <text:span text:style-name="T1">file</text:span><text:span text:style-name="T314">name</text:span>. <text:span text:style-name="Command_20_Argument"><text:span text:style-name="T309">cell_name</text:span></text:span><text:span text:style-name="T315"> defaults to the cell name of the top level block in the design.</text:span></text:p>
      <text:p text:style-name="P274"><text:span text:style-name="T316">The SDC used to extract the block should include the clock definitions. </text:span><text:span text:style-name="T317">If the block contains a clock network </text:span><text:span text:style-name="T318">set_propagated_cloc</text:span><text:span text:style-name="T319">k</text:span><text:span text:style-name="Default_20_Paragraph_20_Font"><text:span text:style-name="T320"> </text:span></text:span><text:span text:style-name="Default_20_Paragraph_20_Font"><text:span text:style-name="T317">should be used so the clock delays are included in the timing model. </text:span></text:span><text:span text:style-name="Default_20_Paragraph_20_Font"><text:span text:style-name="T321">The following SDC commands are ignored</text:span></text:span><text:span text:style-name="T322"> when bulding the timing model.</text:span></text:p>
      <text:p text:style-name="Example_20__20_indented"><text:span text:style-name="T318">set_</text:span><text:span text:style-name="T323">input_delay<text:line-break/></text:span><text:span text:style-name="T318">set_</text:span><text:span text:style-name="T323">output_delay<text:line-break/></text:span><text:span text:style-name="Example"><text:span text:style-name="T322">set_load<text:line-break/></text:span></text:span><text:span text:style-name="Example"><text:span text:style-name="T321">set_timing_derate</text:span></text:span></text:p>
      <text:p text:style-name="P274"><text:span text:style-name="T324">Using </text:span><text:span text:style-name="T318">set_</text:span><text:span text:style-name="T323">input_</text:span><text:span text:style-name="T325">transition</text:span><text:span text:style-name="T324"> with the slew from the block context will be used will improve the match between the timing model and the block netlist. </text:span><text:span text:style-name="T326"><text:s/></text:span><text:span text:style-name="T32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301">s<text:line-break/></text:span>clock to output timing paths</text:p>
      <text:p text:style-name="P27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50289824"/><text:span text:style-name="Command_20_Heading">write_verilog</text:span><text:alphabetical-index-mark-end text:id="IMark105553250289824"/></text:p>
          </table:table-cell>
          <table:table-cell table:style-name="Table109.A1" office:value-type="string">
            <text:p text:style-name="P252">[-sort<text:span text:style-name="T22">]</text:span></text:p>
            <text:p text:style-name="P252"><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53"><text:span text:style-name="Command_20_Argument"><text:span text:style-name="T310">-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76">-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77"><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2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54">filename</text:p>
          </table:table-cell>
          <table:table-cell table:style-name="Table109.A2" office:value-type="string">
            <text:p text:style-name="P40"><text:span text:style-name="Default_20_Paragraph_20_Font">Filename </text:span><text:span text:style-name="Default_20_Paragraph_20_Font"><text:span text:style-name="T327">for the liberty library</text:span></text:span><text:span text:style-name="Default_20_Paragraph_20_Font">.</text:span></text:p>
          </table:table-cell>
        </table:table-row>
      </table:table>
      <text:p text:style-name="P278">The <text:span text:style-name="T7">write_verilog</text:span> command writes a verilog netlist to <text:span text:style-name="T3">filename</text:span>. Use <text:span text:style-name="T310">-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50289824"/>Filter Expressions<text:bookmark-end text:name="__RefHeading___Toc42589_2528141652"/><text:alphabetical-index-mark-end text:id="IMark105553250289824"/></text:h>
      <text:p text:style-name="P27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80"><text:span text:style-name="Default_20_Paragraph_20_Font">Return objects with </text:span><text:span text:style-name="Command_20_Argument">property</text:span><text:span text:style-name="Default_20_Paragraph_20_Font"> value equal to </text:span><text:span text:style-name="Command_20_Argument"><text:span text:style-name="T328">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9">pattern</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30">value</text:span></text:span></text:p>
          </table:table-cell>
          <table:table-cell table:style-name="Table66.A2" office:value-type="string">
            <text:p text:style-name="P28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31">~</text:span></text:span><text:span text:style-name="Command"><text:span text:style-name="T330">value</text:span></text:span></text:p>
          </table:table-cell>
          <table:table-cell table:style-name="Table66.A2" office:value-type="string">
            <text:p text:style-name="P281"><text:span text:style-name="Default_20_Paragraph_20_Font">Return objects with </text:span><text:span text:style-name="Command_20_Argument">property</text:span><text:span text:style-name="Default_20_Paragraph_20_Font"> value </text:span><text:span text:style-name="Default_20_Paragraph_20_Font"><text:span text:style-name="T33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9">expr1</text:span></text:span><text:span text:style-name="Command"><text:span text:style-name="T333">&amp;&amp;e</text:span></text:span><text:span text:style-name="Command"><text:span text:style-name="T334">xpr2</text:span></text:span></text:p>
          </table:table-cell>
          <table:table-cell table:style-name="Table66.A2" office:value-type="string">
            <text:p text:style-name="P28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29">expr1</text:span></text:span><text:span text:style-name="Command"><text:span text:style-name="T335">||</text:span></text:span><text:span text:style-name="Command"><text:span text:style-name="T329">expr2</text:span></text:span></text:p>
          </table:table-cell>
          <table:table-cell table:style-name="Table66.A2" office:value-type="string">
            <text:p text:style-name="P28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36">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50289824"/>Variables<text:bookmark-end text:name="__RefHeading___Toc42591_2528141652"/><text:alphabetical-index-mark-end text:id="IMark105553250289824"/></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50289824"/><text:span text:style-name="Command_20_Heading">hierarchy_separator</text:span><text:alphabetical-index-mark-end text:id="IMark105553250289824"/></text:p>
          </table:table-cell>
          <table:table-cell table:style-name="Table130.A1" office:value-type="string">
            <text:p text:style-name="P29"><text:span text:style-name="Command_20_Argument"><text:span text:style-name="T25">Any character</text:span></text:span><text:span text:style-name="Command_20_Argument"><text:span text:style-name="T33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50289824"/><text:span text:style-name="Command_20_Heading">sta_bidirect_net_paths_enabled</text:span><text:alphabetical-index-mark-end text:id="IMark105553250289824"/></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50289824"/><text:span text:style-name="Command_20_Heading">sta_continue_on_error</text:span><text:alphabetical-index-mark-end text:id="IMark105553250289824"/></text:p>
          </table:table-cell>
          <table:table-cell table:style-name="Table110.A1" office:value-type="string">
            <text:p text:style-name="P29"><text:span text:style-name="Command_20_Argument"><text:span text:style-name="T25">0|1</text:span></text:span></text:p>
          </table:table-cell>
        </table:table-row>
      </table:table>
      <text:p text:style-name="Body_20_first"><text:soft-page-break/>The <text:span text:style-name="Command"><text:span text:style-name="T338">include</text:span></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50289824"/><text:span text:style-name="Command_20_Heading">sta_crpr_mode</text:span><text:alphabetical-index-mark-end text:id="IMark105553250289824"/></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50289824"/><text:span text:style-name="Command_20_Heading">sta_cond_default_arcs_enabled</text:span><text:alphabetical-index-mark-end text:id="IMark105553250289824"/></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50289824"/><text:span text:style-name="Command_20_Heading">sta_crpr_enabled</text:span><text:alphabetical-index-mark-end text:id="IMark105553250289824"/></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50289824"/><text:span text:style-name="Command_20_Heading">sta_dynamic_loop_breaking</text:span><text:alphabetical-index-mark-end text:id="IMark105553250289824"/></text:p>
          </table:table-cell>
          <table:table-cell table:style-name="Table138.A1" office:value-type="string">
            <text:p text:style-name="P29"><text:span text:style-name="Command_20_Argument"><text:span text:style-name="T25">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50289824"/><text:span text:style-name="Command_20_Heading">sta_gated_clock_checks_enabled</text:span><text:alphabetical-index-mark-end text:id="IMark105553250289824"/></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50289824"/><text:span text:style-name="Command_20_Heading">sta_input_port_default_clock</text:span><text:alphabetical-index-mark-end text:id="IMark105553250289824"/></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50289824"/><text:span text:style-name="Command_20_Heading">sta_internal_bidirect_instance_paths_enabled</text:span><text:alphabetical-index-mark-end text:id="IMark105553250289824"/></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05553250289824"/><text:span text:style-name="Command_20_Heading">sta_pocv_enabled</text:span><text:alphabetical-index-mark-end text:id="IMark105553250289824"/></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50289824"/><text:span text:style-name="Command_20_Heading">sta_propagate_all_clocks</text:span><text:alphabetical-index-mark-end text:id="IMark105553250289824"/></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3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50289824"/><text:span text:style-name="Command_20_Heading">sta_propagate_gated_clock_enable</text:span><text:alphabetical-index-mark-end text:id="IMark105553250289824"/></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3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50289824"/><text:span text:style-name="Command_20_Heading">sta_recovery_removal_checks_enabled</text:span><text:alphabetical-index-mark-end text:id="IMark105553250289824"/></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3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50289824"/><text:span text:style-name="Command_20_Heading">sta_report_default_digits</text:span><text:alphabetical-index-mark-end text:id="IMark105553250289824"/></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50289824"/><text:alphabetical-index-mark-start text:id="IMark105553250289904"/><text:span text:style-name="Command_20_Heading">sta_preset_clear_arcs_enabled</text:span><text:alphabetical-index-mark-end text:id="IMark105553250289904"/><text:alphabetical-index-mark-end text:id="IMark105553250289824"/></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82">Alphabetical Index</text:p>
            </text:index-title>
            <text:p text:style-name="P283">all_clocks<text:tab/>6</text:p>
            <text:p text:style-name="P283">all_inputs<text:tab/>6</text:p>
            <text:p text:style-name="P283">all_outputs<text:tab/>6</text:p>
            <text:p text:style-name="P283">all_registers<text:tab/>6</text:p>
            <text:p text:style-name="P283">check_setup<text:tab/>7</text:p>
            <text:p text:style-name="P283">Command Line Arguments<text:tab/>1</text:p>
            <text:p text:style-name="P283">Commands<text:tab/>6</text:p>
            <text:p text:style-name="P283">connect_pin<text:tab/>7</text:p>
            <text:p text:style-name="P283">create_generated_clock<text:tab/>9</text:p>
            <text:p text:style-name="P283">create_voltage_area<text:tab/>10</text:p>
            <text:p text:style-name="P283">current_design<text:tab/>10</text:p>
            <text:p text:style-name="P283">current_instance<text:tab/>10</text:p>
            <text:p text:style-name="P283">define_corners<text:tab/>11</text:p>
            <text:p text:style-name="P283">delete_clock<text:tab/>11</text:p>
            <text:p text:style-name="P283">delete_from_list<text:tab/>11</text:p>
            <text:p text:style-name="P283">delete_generated_clock<text:tab/>11</text:p>
            <text:p text:style-name="P283">delete_instance<text:tab/>11</text:p>
            <text:p text:style-name="P283">delete_net<text:tab/>12</text:p>
            <text:p text:style-name="P283">disconnect_pin<text:tab/>12</text:p>
            <text:p text:style-name="P283">elapsed_run_time<text:tab/>12</text:p>
            <text:p text:style-name="P283">Example Command Scripts<text:tab/>1</text:p>
            <text:p text:style-name="P283">Filter Expressions<text:tab/>80</text:p>
            <text:p text:style-name="P283">find_timing_paths<text:tab/>13</text:p>
            <text:p text:style-name="P283">get_cells<text:tab/>14</text:p>
            <text:p text:style-name="P283">get_clocks<text:tab/>15</text:p>
            <text:p text:style-name="P283">get_fanin<text:tab/>16</text:p>
            <text:p text:style-name="P283">get_fanout<text:tab/>16</text:p>
            <text:p text:style-name="P283">get_full_name<text:tab/>17</text:p>
            <text:p text:style-name="P283">get_lib_pins<text:tab/>18</text:p>
            <text:p text:style-name="P283">get_libs<text:tab/>18</text:p>
            <text:p text:style-name="P283">get_name<text:tab/>20</text:p>
            <text:p text:style-name="P283">get_nets<text:tab/>19</text:p>
            <text:p text:style-name="P283">get_pins<text:tab/>20</text:p>
            <text:p text:style-name="P283">get_ports<text:tab/>21</text:p>
            <text:p text:style-name="P283">get_property<text:tab/>21</text:p>
            <text:p text:style-name="P283">get_timing_edges<text:tab/>24</text:p>
            <text:p text:style-name="P283">group_path<text:tab/>25</text:p>
            <text:p text:style-name="P283">hierarchy_separator<text:tab/>80</text:p>
            <text:p text:style-name="P283">include<text:tab/>26</text:p>
            <text:p text:style-name="P283">link_design<text:tab/>26</text:p>
            <text:p text:style-name="P283">make_instance<text:tab/>26</text:p>
            <text:p text:style-name="P283">make_net<text:tab/>27</text:p>
            <text:p text:style-name="P283">Power Analysis<text:tab/>2</text:p>
            <text:p text:style-name="P283">read_liberty<text:tab/>27</text:p>
            <text:p text:style-name="P283">read_saif<text:tab/>28</text:p>
            <text:p text:style-name="P283">read_sdc<text:tab/>28</text:p>
            <text:p text:style-name="P283">read_sdf<text:tab/>28</text:p>
            <text:p text:style-name="P283">read_spef<text:tab/>29</text:p>
            <text:p text:style-name="P283">read_vcd<text:tab/>31</text:p>
            <text:p text:style-name="P283">read_verilog<text:tab/>31</text:p>
            <text:p text:style-name="P283">redirection<text:tab/>4</text:p>
            <text:p text:style-name="P283">replace_activity_annotation<text:tab/>31</text:p>
            <text:p text:style-name="P283">replace_cell<text:tab/>31</text:p>
            <text:p text:style-name="P283">report_annotated_check<text:tab/>32</text:p>
            <text:p text:style-name="P283">report_annotated_delay<text:tab/>33</text:p>
            <text:p text:style-name="P283">report_check_types<text:tab/>36</text:p>
            <text:p text:style-name="P283">report_checks<text:tab/>34</text:p>
            <text:p text:style-name="P283">report_clock_latency<text:tab/>37</text:p>
            <text:p text:style-name="P283">report_clock_min_period<text:tab/>38</text:p>
            <text:p text:style-name="P283">report_clock_properties<text:tab/>38</text:p>
            <text:p text:style-name="P283">report_clock_skew<text:tab/>38</text:p>
            <text:p text:style-name="P283"><text:soft-page-break/>report_dcalc<text:tab/>39</text:p>
            <text:p text:style-name="P283">report_disabled_edges<text:tab/>39</text:p>
            <text:p text:style-name="P283">report_edges<text:tab/>39</text:p>
            <text:p text:style-name="P283">report_instance<text:tab/>40</text:p>
            <text:p text:style-name="P283">report_lib_cell<text:tab/>40</text:p>
            <text:p text:style-name="P283">report_net<text:tab/>40</text:p>
            <text:p text:style-name="P283">report_parasitic_annotation<text:tab/>40</text:p>
            <text:p text:style-name="P283">report_power<text:tab/>41</text:p>
            <text:p text:style-name="P283">report_pulse_width_checks<text:tab/>41</text:p>
            <text:p text:style-name="P283">report_slews<text:tab/>42</text:p>
            <text:p text:style-name="P283">report_tns<text:tab/>42</text:p>
            <text:p text:style-name="P283">report_units<text:tab/>42</text:p>
            <text:p text:style-name="P283">report_wns<text:tab/>43</text:p>
            <text:p text:style-name="P283">report_worst_slack<text:tab/>43</text:p>
            <text:p text:style-name="P283">set_assigned_check<text:tab/>43</text:p>
            <text:p text:style-name="P283">set_assigned_delay<text:tab/>44</text:p>
            <text:p text:style-name="P283">set_assigned_transition<text:tab/>45</text:p>
            <text:p text:style-name="P283">set_case_analysis<text:tab/>46</text:p>
            <text:p text:style-name="P283">set_clock_gating_check<text:tab/>46</text:p>
            <text:p text:style-name="P283">set_clock_groups<text:tab/>47</text:p>
            <text:p text:style-name="P283">set_clock_latency<text:tab/>47</text:p>
            <text:p text:style-name="P283">set_clock_transition<text:tab/>48</text:p>
            <text:p text:style-name="P283">set_clock_uncertainty<text:tab/>49</text:p>
            <text:p text:style-name="P283">set_cmd_units<text:tab/>50</text:p>
            <text:p text:style-name="P283">set_data_check<text:tab/>51</text:p>
            <text:p text:style-name="P283">set_disable_inferred_clock_gating<text:tab/>51</text:p>
            <text:p text:style-name="P283">set_disable_timing<text:tab/>51</text:p>
            <text:p text:style-name="P283">set_drive<text:tab/>52</text:p>
            <text:p text:style-name="P283">set_driving_cell<text:tab/>53</text:p>
            <text:p text:style-name="P283">set_false_path<text:tab/>54</text:p>
            <text:p text:style-name="P283">set_fanout_load<text:tab/>55</text:p>
            <text:p text:style-name="P283">set_hierarchy_separator<text:tab/>55</text:p>
            <text:p text:style-name="P283">set_ideal_latency<text:tab/>55</text:p>
            <text:p text:style-name="P283">set_ideal_network<text:tab/>55</text:p>
            <text:p text:style-name="P283">set_ideal_transition<text:tab/>55</text:p>
            <text:p text:style-name="P283">set_input_delay<text:tab/>55</text:p>
            <text:p text:style-name="P283">set_input_transition<text:tab/>57</text:p>
            <text:p text:style-name="P283">set_level_shifter_strategy<text:tab/>57</text:p>
            <text:p text:style-name="P283">set_level_shifter_threshold<text:tab/>57</text:p>
            <text:p text:style-name="P283">set_load<text:tab/>57</text:p>
            <text:p text:style-name="P283">set_logic_dc<text:tab/>58</text:p>
            <text:p text:style-name="P283">set_logic_one<text:tab/>58</text:p>
            <text:p text:style-name="P283">set_logic_zero<text:tab/>59</text:p>
            <text:p text:style-name="P283">set_max_area<text:tab/>59</text:p>
            <text:p text:style-name="P283">set_max_capacitance<text:tab/>59</text:p>
            <text:p text:style-name="P283">set_max_delay<text:tab/>59</text:p>
            <text:p text:style-name="P283">set_max_dynamic_power<text:tab/>60</text:p>
            <text:p text:style-name="P283">set_max_fanout<text:tab/>60</text:p>
            <text:p text:style-name="P283">set_max_leakage_power<text:tab/>60</text:p>
            <text:p text:style-name="P283">set_max_time_borrow<text:tab/>60</text:p>
            <text:p text:style-name="P283">set_max_transition<text:tab/>61</text:p>
            <text:p text:style-name="P283">set_min_capacitance<text:tab/>61</text:p>
            <text:p text:style-name="P283">set_min_delay<text:tab/>62</text:p>
            <text:p text:style-name="P283">set_min_pulse_width<text:tab/>62</text:p>
            <text:p text:style-name="P283">set_multicycle_path<text:tab/>63</text:p>
            <text:p text:style-name="P283">set_operating_conditions<text:tab/>64</text:p>
            <text:p text:style-name="P283">set_output_delay<text:tab/>65</text:p>
            <text:p text:style-name="P283">set_port_fanout_number<text:tab/>66</text:p>
            <text:p text:style-name="P283">set_power_activity<text:tab/>66</text:p>
            <text:p text:style-name="P283">set_propagated_clock<text:tab/>67</text:p>
            <text:p text:style-name="P283">set_pvt<text:tab/>67</text:p>
            <text:p text:style-name="P283">set_resistance<text:tab/>69</text:p>
            <text:p text:style-name="P283">set_sense<text:tab/>68</text:p>
            <text:p text:style-name="P283">set_timing_derate<text:tab/>69</text:p>
            <text:p text:style-name="P283"><text:soft-page-break/>set_units<text:tab/>70</text:p>
            <text:p text:style-name="P283">set_wire_load_min_block_size<text:tab/>71</text:p>
            <text:p text:style-name="P283">set_wire_load_mode<text:tab/>71</text:p>
            <text:p text:style-name="P283">set_wire_load_model<text:tab/>71</text:p>
            <text:p text:style-name="P283">set_wire_load_selection_group<text:tab/>71</text:p>
            <text:p text:style-name="P283">SPEF<text:tab/>30</text:p>
            <text:p text:style-name="P283">sta_bidirect_net_paths_enabled<text:tab/>80</text:p>
            <text:p text:style-name="P283">sta_cond_default_arcs_enabled<text:tab/>81</text:p>
            <text:p text:style-name="P283">sta_continue_on_error<text:tab/>80</text:p>
            <text:p text:style-name="P283">sta_crpr_enabled<text:tab/>81</text:p>
            <text:p text:style-name="P283">sta_crpr_mode<text:tab/>81</text:p>
            <text:p text:style-name="P283">sta_dynamic_loop_breaking<text:tab/>81</text:p>
            <text:p text:style-name="P283">sta_gated_clock_checks_enabled<text:tab/>81</text:p>
            <text:p text:style-name="P283">sta_input_port_default_clock<text:tab/>81</text:p>
            <text:p text:style-name="P283">sta_internal_bidirect_instance_paths_enabled<text:tab/>81</text:p>
            <text:p text:style-name="P283">sta_pocv_enabled<text:tab/>82</text:p>
            <text:p text:style-name="P283">sta_preset_clear_arcs_enabled<text:tab/>82</text:p>
            <text:p text:style-name="P283">sta_propagate_all_clocks<text:tab/>82</text:p>
            <text:p text:style-name="P283">sta_propagate_gated_clock_enable<text:tab/>82</text:p>
            <text:p text:style-name="P283">sta_recovery_removal_checks_enabled<text:tab/>82</text:p>
            <text:p text:style-name="P283">sta_report_default_digits<text:tab/>82</text:p>
            <text:p text:style-name="P283">suppress_msg<text:tab/>72</text:p>
            <text:p text:style-name="P283">TCL Interpreter<text:tab/>3</text:p>
            <text:p text:style-name="P283">Timing Analysis using SDF<text:tab/>2</text:p>
            <text:p text:style-name="P283">Timing Analysis with Multiple Process Corners<text:tab/>2</text:p>
            <text:p text:style-name="P283">unset_case_analysis<text:tab/>72</text:p>
            <text:p text:style-name="P283">unset_clock_latency<text:tab/>72</text:p>
            <text:p text:style-name="P283">unset_clock_transition<text:tab/>72</text:p>
            <text:p text:style-name="P283">unset_clock_uncertainty<text:tab/>73</text:p>
            <text:p text:style-name="P283">unset_data_check<text:tab/>73</text:p>
            <text:p text:style-name="P283">unset_disable_inferred_clock_gating<text:tab/>74</text:p>
            <text:p text:style-name="P283">unset_disable_timing<text:tab/>74</text:p>
            <text:p text:style-name="P283">unset_input_delay<text:tab/>74</text:p>
            <text:p text:style-name="P283">unset_output_delay<text:tab/>75</text:p>
            <text:p text:style-name="P283">unset_path_exceptions<text:tab/>75</text:p>
            <text:p text:style-name="P283">unset_propagated_clock<text:tab/>76</text:p>
            <text:p text:style-name="P283">unset_timing_derate<text:tab/>76</text:p>
            <text:p text:style-name="P283">unsuppress_msg<text:tab/>76</text:p>
            <text:p text:style-name="P283">user_run_time<text:tab/>76</text:p>
            <text:p text:style-name="P283">Variables<text:tab/>80</text:p>
            <text:p text:style-name="P283">verilog netlist<text:tab/>31</text:p>
            <text:p text:style-name="P283">with_output_to_variable<text:tab/>76</text:p>
            <text:p text:style-name="P283">write_path_spice<text:tab/>77</text:p>
            <text:p text:style-name="P283">write_sdc<text:tab/>77</text:p>
            <text:p text:style-name="P283">write_sdf<text:tab/>78</text:p>
            <text:p text:style-name="P283">write_timing_model<text:tab/>78</text:p>
            <text:p text:style-name="P283">write_verilog<text:tab/>79</text:p>
          </text:index-body>
        </text:alphabetical-index>
        <text:p text:style-name="P284"/>
        <text:p text:style-name="P285">Version 2.<text:span text:style-name="T339">6</text:span>.<text:span text:style-name="T340">0</text:span>, <text:span text:style-name="T339">Sep</text:span> <text:span text:style-name="T339">23</text:span>, 20<text:span text:style-name="T340">2</text:span><text:span text:style-name="T339">4</text:span><text:line-break/>Copyright (c) 20<text:span text:style-name="T340">2</text:span><text:span text:style-name="T339">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75</meta:editing-cycles>
    <meta:print-date>2025-03-17T12:59:52.463870538</meta:print-date>
    <meta:creation-date>2010-07-31T21:07:00</meta:creation-date>
    <dc:date>2025-03-31T08:31:44.743036583</dc:date>
    <meta:editing-duration>P117DT14H11M22S</meta:editing-duration>
    <meta:generator>LibreOffice/24.8.2.1$MacOSX_AARCH64 LibreOffice_project/0f794b6e29741098670a3b95d60478a65d05ef13</meta:generator>
    <meta:printed-by>PDF files: James Cherry</meta:printed-by>
    <dc:creator>James Cherry</dc:creator>
    <meta:document-statistic meta:table-count="163" meta:image-count="0" meta:object-count="0" meta:page-count="86" meta:paragraph-count="2182" meta:word-count="16166" meta:character-count="111839" meta:non-whitespace-character-count="968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